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2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45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62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95">
            <text:p>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103">
            <text:p>1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139">
            <text:p>13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139">
            <text:p>13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167">
            <text:p>1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67">
            <text:p>16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174">
            <text:p>1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174">
            <text:p>1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94">
            <text:p>1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194">
            <text:p>1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202">
            <text:p>20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218">
            <text:p>2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7</text:p>
          </table:table-cell>
          <table:table-cell office:value-type="float" office:value="226">
            <text:p>2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1</text:p>
          </table:table-cell>
          <table:table-cell office:value-type="float" office:value="234">
            <text:p>2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5</text:p>
          </table:table-cell>
          <table:table-cell office:value-type="float" office:value="245">
            <text:p>2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7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84</text:p>
          </table:table-cell>
          <table:table-cell office:value-type="float" office:value="256">
            <text:p>2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90</text:p>
          </table:table-cell>
          <table:table-cell office:value-type="float" office:value="263">
            <text:p>2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263">
            <text:p>2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87</text:p>
          </table:table-cell>
          <table:table-cell office:value-type="float" office:value="275">
            <text:p>2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83</text:p>
          </table:table-cell>
          <table:table-cell office:value-type="float" office:value="275">
            <text:p>2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86</text:p>
          </table:table-cell>
          <table:table-cell office:value-type="float" office:value="288">
            <text:p>28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0</text:p>
          </table:table-cell>
          <table:table-cell office:value-type="float" office:value="299">
            <text:p>299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5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4</text:p>
          </table:table-cell>
          <table:table-cell office:value-type="float" office:value="299">
            <text:p>299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3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0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1.99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0</text:p>
          </table:table-cell>
          <table:table-cell office:value-type="float" office:value="326">
            <text:p>32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07</text:p>
          </table:table-cell>
          <table:table-cell office:value-type="float" office:value="326">
            <text:p>32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16</text:p>
          </table:table-cell>
          <table:table-cell office:value-type="float" office:value="336">
            <text:p>33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21</text:p>
          </table:table-cell>
          <table:table-cell office:value-type="float" office:value="336">
            <text:p>33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23</text:p>
          </table:table-cell>
          <table:table-cell office:value-type="float" office:value="348">
            <text:p>34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9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2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9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23</text:p>
          </table:table-cell>
          <table:table-cell office:value-type="float" office:value="361">
            <text:p>361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31</text:p>
          </table:table-cell>
          <table:table-cell office:value-type="float" office:value="361">
            <text:p>361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37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7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41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6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38</text:p>
          </table:table-cell>
          <table:table-cell office:value-type="float" office:value="385">
            <text:p>38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40</text:p>
          </table:table-cell>
          <table:table-cell office:value-type="float" office:value="385">
            <text:p>38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43</text:p>
          </table:table-cell>
          <table:table-cell office:value-type="float" office:value="395">
            <text:p>39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48</text:p>
          </table:table-cell>
          <table:table-cell office:value-type="float" office:value="395">
            <text:p>395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52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56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63</text:p>
          </table:table-cell>
          <table:table-cell office:value-type="float" office:value="421">
            <text:p>421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7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7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77</text:p>
          </table:table-cell>
          <table:table-cell office:value-type="float" office:value="433">
            <text:p>433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9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8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8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85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90</text:p>
          </table:table-cell>
          <table:table-cell office:value-type="float" office:value="460">
            <text:p>46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2.97</text:p>
          </table:table-cell>
          <table:table-cell office:value-type="float" office:value="460">
            <text:p>460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01</text:p>
          </table:table-cell>
          <table:table-cell office:value-type="float" office:value="470">
            <text:p>47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0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07</text:p>
          </table:table-cell>
          <table:table-cell office:value-type="float" office:value="484">
            <text:p>484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08</text:p>
          </table:table-cell>
          <table:table-cell office:value-type="float" office:value="484">
            <text:p>484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08</text:p>
          </table:table-cell>
          <table:table-cell office:value-type="float" office:value="495">
            <text:p>495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13</text:p>
          </table:table-cell>
          <table:table-cell office:value-type="float" office:value="495">
            <text:p>495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3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22</text:p>
          </table:table-cell>
          <table:table-cell office:value-type="float" office:value="505">
            <text:p>505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28</text:p>
          </table:table-cell>
          <table:table-cell office:value-type="float" office:value="505">
            <text:p>505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36</text:p>
          </table:table-cell>
          <table:table-cell office:value-type="float" office:value="516">
            <text:p>51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39</text:p>
          </table:table-cell>
          <table:table-cell office:value-type="float" office:value="516">
            <text:p>51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41</text:p>
          </table:table-cell>
          <table:table-cell office:value-type="float" office:value="526">
            <text:p>52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47</text:p>
          </table:table-cell>
          <table:table-cell office:value-type="float" office:value="526">
            <text:p>526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5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57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55</text:p>
          </table:table-cell>
          <table:table-cell office:value-type="float" office:value="553">
            <text:p>553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60</text:p>
          </table:table-cell>
          <table:table-cell office:value-type="float" office:value="553">
            <text:p>553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68</text:p>
          </table:table-cell>
          <table:table-cell office:value-type="float" office:value="564">
            <text:p>564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77</text:p>
          </table:table-cell>
          <table:table-cell office:value-type="float" office:value="564">
            <text:p>564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86</text:p>
          </table:table-cell>
          <table:table-cell office:value-type="float" office:value="573">
            <text:p>573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3.93</text:p>
          </table:table-cell>
          <table:table-cell office:value-type="float" office:value="573">
            <text:p>573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00</text:p>
          </table:table-cell>
          <table:table-cell office:value-type="float" office:value="588">
            <text:p>588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03</text:p>
          </table:table-cell>
          <table:table-cell office:value-type="float" office:value="588">
            <text:p>5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09</text:p>
          </table:table-cell>
          <table:table-cell office:value-type="float" office:value="597">
            <text:p>59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2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15</text:p>
          </table:table-cell>
          <table:table-cell office:value-type="float" office:value="597">
            <text:p>59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70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21</text:p>
          </table:table-cell>
          <table:table-cell office:value-type="float" office:value="609">
            <text:p>609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26</text:p>
          </table:table-cell>
          <table:table-cell office:value-type="float" office:value="609">
            <text:p>609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3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37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40</text:p>
          </table:table-cell>
          <table:table-cell office:value-type="float" office:value="635">
            <text:p>63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45</text:p>
          </table:table-cell>
          <table:table-cell office:value-type="float" office:value="635">
            <text:p>63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50</text:p>
          </table:table-cell>
          <table:table-cell office:value-type="float" office:value="646">
            <text:p>64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58</text:p>
          </table:table-cell>
          <table:table-cell office:value-type="float" office:value="646">
            <text:p>64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63</text:p>
          </table:table-cell>
          <table:table-cell office:value-type="float" office:value="655">
            <text:p>65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68</text:p>
          </table:table-cell>
          <table:table-cell office:value-type="float" office:value="655">
            <text:p>655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74</text:p>
          </table:table-cell>
          <table:table-cell office:value-type="float" office:value="667">
            <text:p>66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76</text:p>
          </table:table-cell>
          <table:table-cell office:value-type="float" office:value="667">
            <text:p>667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75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79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85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87</text:p>
          </table:table-cell>
          <table:table-cell office:value-type="float" office:value="688">
            <text:p>6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4.94</text:p>
          </table:table-cell>
          <table:table-cell office:value-type="float" office:value="688">
            <text:p>68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06</text:p>
          </table:table-cell>
          <table:table-cell office:value-type="float" office:value="699">
            <text:p>69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17</text:p>
          </table:table-cell>
          <table:table-cell office:value-type="float" office:value="699">
            <text:p>69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23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24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28</text:p>
          </table:table-cell>
          <table:table-cell office:value-type="float" office:value="722">
            <text:p>722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36</text:p>
          </table:table-cell>
          <table:table-cell office:value-type="float" office:value="722">
            <text:p>722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7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45</text:p>
          </table:table-cell>
          <table:table-cell office:value-type="float" office:value="733">
            <text:p>733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5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61</text:p>
          </table:table-cell>
          <table:table-cell office:value-type="float" office:value="744">
            <text:p>74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7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83</text:p>
          </table:table-cell>
          <table:table-cell office:value-type="float" office:value="758">
            <text:p>75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90</text:p>
          </table:table-cell>
          <table:table-cell office:value-type="float" office:value="758">
            <text:p>75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5.96</text:p>
          </table:table-cell>
          <table:table-cell office:value-type="float" office:value="766">
            <text:p>766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4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02</text:p>
          </table:table-cell>
          <table:table-cell office:value-type="float" office:value="766">
            <text:p>766</text:p>
          </table:table-cell>
          <table:table-cell office:value-type="float" office:value="-10">
            <text:p>-10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0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0</text:p>
          </table:table-cell>
          <table:table-cell office:value-type="float" office:value="777">
            <text:p>777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2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5</text:p>
          </table:table-cell>
          <table:table-cell office:value-type="float" office:value="789">
            <text:p>78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8</text:p>
          </table:table-cell>
          <table:table-cell office:value-type="float" office:value="789">
            <text:p>78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1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7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6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18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22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24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27</text:p>
          </table:table-cell>
          <table:table-cell office:value-type="float" office:value="822">
            <text:p>82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35</text:p>
          </table:table-cell>
          <table:table-cell office:value-type="float" office:value="822">
            <text:p>82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7</text:p>
          </table:table-cell>
          <table:table-cell office:value-type="float" office:value="50">
            <text:p>5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47</text:p>
          </table:table-cell>
          <table:table-cell office:value-type="float" office:value="835">
            <text:p>83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59</text:p>
          </table:table-cell>
          <table:table-cell office:value-type="float" office:value="835">
            <text:p>83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62</text:p>
          </table:table-cell>
          <table:table-cell office:value-type="float" office:value="846">
            <text:p>84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70</text:p>
          </table:table-cell>
          <table:table-cell office:value-type="float" office:value="846">
            <text:p>846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81</text:p>
          </table:table-cell>
          <table:table-cell office:value-type="float" office:value="858">
            <text:p>85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90</text:p>
          </table:table-cell>
          <table:table-cell office:value-type="float" office:value="858">
            <text:p>85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93</text:p>
          </table:table-cell>
          <table:table-cell office:value-type="float" office:value="869">
            <text:p>86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6.94</text:p>
          </table:table-cell>
          <table:table-cell office:value-type="float" office:value="869">
            <text:p>869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00</text:p>
          </table:table-cell>
          <table:table-cell office:value-type="float" office:value="881">
            <text:p>881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10</text:p>
          </table:table-cell>
          <table:table-cell office:value-type="float" office:value="881">
            <text:p>881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20</text:p>
          </table:table-cell>
          <table:table-cell office:value-type="float" office:value="893">
            <text:p>893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29</text:p>
          </table:table-cell>
          <table:table-cell office:value-type="float" office:value="893">
            <text:p>893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41</text:p>
          </table:table-cell>
          <table:table-cell office:value-type="float" office:value="905">
            <text:p>905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5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6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70</text:p>
          </table:table-cell>
          <table:table-cell office:value-type="float" office:value="919">
            <text:p>919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78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82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86</text:p>
          </table:table-cell>
          <table:table-cell office:value-type="float" office:value="942">
            <text:p>94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90</text:p>
          </table:table-cell>
          <table:table-cell office:value-type="float" office:value="942">
            <text:p>94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88</text:p>
          </table:table-cell>
          <table:table-cell office:value-type="float" office:value="942">
            <text:p>94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88</text:p>
          </table:table-cell>
          <table:table-cell office:value-type="float" office:value="957">
            <text:p>957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7.94</text:p>
          </table:table-cell>
          <table:table-cell office:value-type="float" office:value="957">
            <text:p>957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8.03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8.07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string">
            <text:p>8.17</text:p>
          </table:table-cell>
          <table:table-cell office:value-type="float" office:value="978">
            <text:p>978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9</text:p>
          </table:table-cell>
          <table:table-cell office:value-type="float" office:value="987">
            <text:p>98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37</text:p>
          </table:table-cell>
          <table:table-cell office:value-type="float" office:value="987">
            <text:p>987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48</text:p>
          </table:table-cell>
          <table:table-cell office:value-type="float" office:value="993">
            <text:p>993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93">
            <text:p>993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8</text:p>
          </table:table-cell>
          <table:table-cell office:value-type="float" office:value="989">
            <text:p>98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60</text:p>
          </table:table-cell>
          <table:table-cell office:value-type="float" office:value="989">
            <text:p>98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60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7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3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3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5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5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3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3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4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5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5</text:p>
          </table:table-cell>
          <table:table-cell office:value-type="float" office:value="981">
            <text:p>98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0</text:p>
          </table:table-cell>
          <table:table-cell office:value-type="float" office:value="981">
            <text:p>98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50</text:p>
          </table:table-cell>
          <table:table-cell office:value-type="float" office:value="979">
            <text:p>97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47</text:p>
          </table:table-cell>
          <table:table-cell office:value-type="float" office:value="979">
            <text:p>979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44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40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36</text:p>
          </table:table-cell>
          <table:table-cell office:value-type="float" office:value="971">
            <text:p>97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33</text:p>
          </table:table-cell>
          <table:table-cell office:value-type="float" office:value="971">
            <text:p>97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9</text:p>
          </table:table-cell>
          <table:table-cell office:value-type="float" office:value="971">
            <text:p>97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8</text:p>
          </table:table-cell>
          <table:table-cell office:value-type="float" office:value="965">
            <text:p>96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4</text:p>
          </table:table-cell>
          <table:table-cell office:value-type="float" office:value="965">
            <text:p>965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1</text:p>
          </table:table-cell>
          <table:table-cell office:value-type="float" office:value="958">
            <text:p>958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8</text:p>
          </table:table-cell>
          <table:table-cell office:value-type="float" office:value="958">
            <text:p>958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12</text:p>
          </table:table-cell>
          <table:table-cell office:value-type="float" office:value="952">
            <text:p>952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8</text:p>
          </table:table-cell>
          <table:table-cell office:value-type="float" office:value="952">
            <text:p>952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6</text:p>
          </table:table-cell>
          <table:table-cell office:value-type="float" office:value="946">
            <text:p>946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03</text:p>
          </table:table-cell>
          <table:table-cell office:value-type="float" office:value="946">
            <text:p>946</text:p>
          </table:table-cell>
          <table:table-cell table:number-columns-repeated="2"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0">
            <text:p>-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9</text:p>
          </table:table-cell>
          <table:table-cell office:value-type="float" office:value="938">
            <text:p>938</text:p>
          </table:table-cell>
          <table:table-cell office:value-type="float" office:value="-16">
            <text:p>-16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0">
            <text:p>-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6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3</text:p>
          </table:table-cell>
          <table:table-cell office:value-type="float" office:value="931">
            <text:p>931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92</text:p>
          </table:table-cell>
          <table:table-cell office:value-type="float" office:value="931">
            <text:p>931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89</text:p>
          </table:table-cell>
          <table:table-cell office:value-type="float" office:value="925">
            <text:p>925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86</text:p>
          </table:table-cell>
          <table:table-cell office:value-type="float" office:value="925">
            <text:p>925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80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76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71</text:p>
          </table:table-cell>
          <table:table-cell office:value-type="float" office:value="912">
            <text:p>91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65</text:p>
          </table:table-cell>
          <table:table-cell office:value-type="float" office:value="912">
            <text:p>91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2">
            <text:p>-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62</text:p>
          </table:table-cell>
          <table:table-cell office:value-type="float" office:value="906">
            <text:p>90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2">
            <text:p>-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57</text:p>
          </table:table-cell>
          <table:table-cell office:value-type="float" office:value="906">
            <text:p>90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54</text:p>
          </table:table-cell>
          <table:table-cell office:value-type="float" office:value="898">
            <text:p>89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50</text:p>
          </table:table-cell>
          <table:table-cell office:value-type="float" office:value="898">
            <text:p>89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45</text:p>
          </table:table-cell>
          <table:table-cell office:value-type="float" office:value="892">
            <text:p>89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40</text:p>
          </table:table-cell>
          <table:table-cell office:value-type="float" office:value="892">
            <text:p>892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38</text:p>
          </table:table-cell>
          <table:table-cell office:value-type="float" office:value="886">
            <text:p>88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33</text:p>
          </table:table-cell>
          <table:table-cell office:value-type="float" office:value="886">
            <text:p>886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30</text:p>
          </table:table-cell>
          <table:table-cell office:value-type="float" office:value="878">
            <text:p>87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28</text:p>
          </table:table-cell>
          <table:table-cell office:value-type="float" office:value="878">
            <text:p>87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27</text:p>
          </table:table-cell>
          <table:table-cell office:value-type="float" office:value="878">
            <text:p>878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8">
            <text:p>-1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25</text:p>
          </table:table-cell>
          <table:table-cell office:value-type="float" office:value="870">
            <text:p>87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8">
            <text:p>-1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19</text:p>
          </table:table-cell>
          <table:table-cell office:value-type="float" office:value="870">
            <text:p>87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13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4">
            <text:p>-1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07</text:p>
          </table:table-cell>
          <table:table-cell office:value-type="float" office:value="864">
            <text:p>864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03</text:p>
          </table:table-cell>
          <table:table-cell office:value-type="float" office:value="855">
            <text:p>855</text:p>
          </table:table-cell>
          <table:table-cell table:number-columns-repeated="2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97</text:p>
          </table:table-cell>
          <table:table-cell office:value-type="float" office:value="855">
            <text:p>85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90</text:p>
          </table:table-cell>
          <table:table-cell office:value-type="float" office:value="848">
            <text:p>84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82</text:p>
          </table:table-cell>
          <table:table-cell office:value-type="float" office:value="848">
            <text:p>84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76</text:p>
          </table:table-cell>
          <table:table-cell office:value-type="float" office:value="838">
            <text:p>83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72</text:p>
          </table:table-cell>
          <table:table-cell office:value-type="float" office:value="838">
            <text:p>838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8">
            <text:p>-1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67</text:p>
          </table:table-cell>
          <table:table-cell office:value-type="float" office:value="830">
            <text:p>83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8">
            <text:p>-14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58</text:p>
          </table:table-cell>
          <table:table-cell office:value-type="float" office:value="830">
            <text:p>830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51</text:p>
          </table:table-cell>
          <table:table-cell office:value-type="float" office:value="822">
            <text:p>82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44</text:p>
          </table:table-cell>
          <table:table-cell office:value-type="float" office:value="822">
            <text:p>822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5">
            <text:p>-16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38</text:p>
          </table:table-cell>
          <table:table-cell office:value-type="float" office:value="813">
            <text:p>81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5">
            <text:p>-16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31</text:p>
          </table:table-cell>
          <table:table-cell office:value-type="float" office:value="813">
            <text:p>81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24</text:p>
          </table:table-cell>
          <table:table-cell office:value-type="float" office:value="803">
            <text:p>80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75">
            <text:p>-1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18</text:p>
          </table:table-cell>
          <table:table-cell office:value-type="float" office:value="803">
            <text:p>803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13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6.04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93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-191">
            <text:p>-1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86</text:p>
          </table:table-cell>
          <table:table-cell office:value-type="float" office:value="787">
            <text:p>787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84</text:p>
          </table:table-cell>
          <table:table-cell office:value-type="float" office:value="787">
            <text:p>787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81</text:p>
          </table:table-cell>
          <table:table-cell office:value-type="float" office:value="779">
            <text:p>77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75</text:p>
          </table:table-cell>
          <table:table-cell office:value-type="float" office:value="779">
            <text:p>77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72</text:p>
          </table:table-cell>
          <table:table-cell office:value-type="float" office:value="769">
            <text:p>76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69</text:p>
          </table:table-cell>
          <table:table-cell office:value-type="float" office:value="769">
            <text:p>769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64</text:p>
          </table:table-cell>
          <table:table-cell office:value-type="float" office:value="762">
            <text:p>762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59</text:p>
          </table:table-cell>
          <table:table-cell office:value-type="float" office:value="762">
            <text:p>762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24">
            <text:p>-2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50</text:p>
          </table:table-cell>
          <table:table-cell office:value-type="float" office:value="754">
            <text:p>75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24">
            <text:p>-2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38</text:p>
          </table:table-cell>
          <table:table-cell office:value-type="float" office:value="754">
            <text:p>754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27</text:p>
          </table:table-cell>
          <table:table-cell office:value-type="float" office:value="746">
            <text:p>746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21</text:p>
          </table:table-cell>
          <table:table-cell office:value-type="float" office:value="746">
            <text:p>746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17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13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09</text:p>
          </table:table-cell>
          <table:table-cell office:value-type="float" office:value="728">
            <text:p>72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0">
            <text:p>-25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06</text:p>
          </table:table-cell>
          <table:table-cell office:value-type="float" office:value="728">
            <text:p>72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01</text:p>
          </table:table-cell>
          <table:table-cell office:value-type="float" office:value="720">
            <text:p>720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97</text:p>
          </table:table-cell>
          <table:table-cell office:value-type="float" office:value="720">
            <text:p>72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96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97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91</text:p>
          </table:table-cell>
          <table:table-cell office:value-type="float" office:value="703">
            <text:p>703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85</text:p>
          </table:table-cell>
          <table:table-cell office:value-type="float" office:value="703">
            <text:p>703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77</text:p>
          </table:table-cell>
          <table:table-cell office:value-type="float" office:value="696">
            <text:p>69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68</text:p>
          </table:table-cell>
          <table:table-cell office:value-type="float" office:value="696">
            <text:p>69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64</text:p>
          </table:table-cell>
          <table:table-cell office:value-type="float" office:value="696">
            <text:p>69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61</text:p>
          </table:table-cell>
          <table:table-cell office:value-type="float" office:value="686">
            <text:p>68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55</text:p>
          </table:table-cell>
          <table:table-cell office:value-type="float" office:value="686">
            <text:p>68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45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02">
            <text:p>-3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33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10">
            <text:p>-31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21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10">
            <text:p>-31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19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2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20">
            <text:p>-3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18</text:p>
          </table:table-cell>
          <table:table-cell office:value-type="float" office:value="658">
            <text:p>658</text:p>
          </table:table-cell>
          <table:table-cell table:style-name="ce1" office:value-type="float" office:value="-8">
            <text:p>-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20">
            <text:p>-3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15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09</text:p>
          </table:table-cell>
          <table:table-cell office:value-type="float" office:value="650">
            <text:p>6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98</text:p>
          </table:table-cell>
          <table:table-cell office:value-type="float" office:value="650">
            <text:p>6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94</text:p>
          </table:table-cell>
          <table:table-cell office:value-type="float" office:value="639">
            <text:p>6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86</text:p>
          </table:table-cell>
          <table:table-cell office:value-type="float" office:value="639">
            <text:p>6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">
            <text:p>-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77</text:p>
          </table:table-cell>
          <table:table-cell office:value-type="float" office:value="631">
            <text:p>6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">
            <text:p>-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71</text:p>
          </table:table-cell>
          <table:table-cell office:value-type="float" office:value="631">
            <text:p>6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67</text:p>
          </table:table-cell>
          <table:table-cell office:value-type="float" office:value="621">
            <text:p>6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59</text:p>
          </table:table-cell>
          <table:table-cell office:value-type="float" office:value="621">
            <text:p>6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5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44</text:p>
          </table:table-cell>
          <table:table-cell office:value-type="float" office:value="613">
            <text:p>6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38</text:p>
          </table:table-cell>
          <table:table-cell office:value-type="float" office:value="603">
            <text:p>6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32</text:p>
          </table:table-cell>
          <table:table-cell office:value-type="float" office:value="603">
            <text:p>6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28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23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1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65">
            <text:p>-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07</text:p>
          </table:table-cell>
          <table:table-cell office:value-type="float" office:value="585">
            <text:p>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65">
            <text:p>-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98</text:p>
          </table:table-cell>
          <table:table-cell office:value-type="float" office:value="585">
            <text:p>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91</text:p>
          </table:table-cell>
          <table:table-cell office:value-type="float" office:value="577">
            <text:p>5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85</text:p>
          </table:table-cell>
          <table:table-cell office:value-type="float" office:value="577">
            <text:p>5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float" office:value="-82">
            <text:p>-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78</text:p>
          </table:table-cell>
          <table:table-cell office:value-type="float" office:value="568">
            <text:p>5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71</text:p>
          </table:table-cell>
          <table:table-cell office:value-type="float" office:value="568">
            <text:p>5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91">
            <text:p>-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64</text:p>
          </table:table-cell>
          <table:table-cell office:value-type="float" office:value="559">
            <text:p>5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91">
            <text:p>-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60</text:p>
          </table:table-cell>
          <table:table-cell office:value-type="float" office:value="559">
            <text:p>5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58</text:p>
          </table:table-cell>
          <table:table-cell office:value-type="float" office:value="551">
            <text:p>5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-99">
            <text:p>-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55</text:p>
          </table:table-cell>
          <table:table-cell office:value-type="float" office:value="551">
            <text:p>5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-107">
            <text:p>-1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49</text:p>
          </table:table-cell>
          <table:table-cell office:value-type="float" office:value="543">
            <text:p>5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07">
            <text:p>-1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40</text:p>
          </table:table-cell>
          <table:table-cell office:value-type="float" office:value="543">
            <text:p>5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33</text:p>
          </table:table-cell>
          <table:table-cell office:value-type="float" office:value="533">
            <text:p>5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17">
            <text:p>-11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28</text:p>
          </table:table-cell>
          <table:table-cell office:value-type="float" office:value="533">
            <text:p>5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25">
            <text:p>-1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23</text:p>
          </table:table-cell>
          <table:table-cell office:value-type="float" office:value="525">
            <text:p>5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25">
            <text:p>-1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15</text:p>
          </table:table-cell>
          <table:table-cell office:value-type="float" office:value="525">
            <text:p>5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08</text:p>
          </table:table-cell>
          <table:table-cell office:value-type="float" office:value="516">
            <text:p>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02</text:p>
          </table:table-cell>
          <table:table-cell office:value-type="float" office:value="516">
            <text:p>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97</text:p>
          </table:table-cell>
          <table:table-cell office:value-type="float" office:value="508">
            <text:p>5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90</text:p>
          </table:table-cell>
          <table:table-cell office:value-type="float" office:value="508">
            <text:p>5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81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76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54">
            <text:p>-1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496">
            <text:p>4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489">
            <text:p>4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1">
            <text:p>-1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489">
            <text:p>4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482">
            <text:p>4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25</text:p>
          </table:table-cell>
          <table:table-cell office:value-type="float" office:value="472">
            <text:p>4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472">
            <text:p>4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462">
            <text:p>4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462">
            <text:p>4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452">
            <text:p>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452">
            <text:p>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443">
            <text:p>4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434">
            <text:p>4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62</text:p>
          </table:table-cell>
          <table:table-cell office:value-type="float" office:value="434">
            <text:p>4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26">
            <text:p>-2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424">
            <text:p>4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226">
            <text:p>-2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424">
            <text:p>4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234">
            <text:p>-2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34">
            <text:p>-2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416">
            <text:p>4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42">
            <text:p>-2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42">
            <text:p>-2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398">
            <text:p>3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398">
            <text:p>3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391">
            <text:p>3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391">
            <text:p>3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391">
            <text:p>3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381">
            <text:p>3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381">
            <text:p>3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36</text:p>
          </table:table-cell>
          <table:table-cell office:value-type="float" office:value="371">
            <text:p>3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-279">
            <text:p>-27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371">
            <text:p>3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-291">
            <text:p>-2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359">
            <text:p>3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359">
            <text:p>3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float" office:value="-299">
            <text:p>-2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351">
            <text:p>3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float" office:value="-299">
            <text:p>-2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63</text:p>
          </table:table-cell>
          <table:table-cell office:value-type="float" office:value="351">
            <text:p>3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6">
            <text:p>176</text:p>
          </table:table-cell>
          <table:table-cell office:value-type="float" office:value="-309">
            <text:p>-3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341">
            <text:p>3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float" office:value="-309">
            <text:p>-3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341">
            <text:p>3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-321">
            <text:p>-3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0.95</text:p>
          </table:table-cell>
          <table:table-cell office:value-type="float" office:value="329">
            <text:p>3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-321">
            <text:p>-3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329">
            <text:p>3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6">
            <text:p>176</text:p>
          </table:table-cell>
          <table:table-cell office:value-type="float" office:value="-331">
            <text:p>-3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08</text:p>
          </table:table-cell>
          <table:table-cell office:value-type="float" office:value="319">
            <text:p>3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-331">
            <text:p>-3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20</text:p>
          </table:table-cell>
          <table:table-cell office:value-type="float" office:value="319">
            <text:p>3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-339">
            <text:p>-3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3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-339">
            <text:p>-3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311">
            <text:p>3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-351">
            <text:p>-3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4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-351">
            <text:p>-3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43</text:p>
          </table:table-cell>
          <table:table-cell office:value-type="float" office:value="299">
            <text:p>2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5">
            <text:p>155</text:p>
          </table:table-cell>
          <table:table-cell office:value-type="float" office:value="-358">
            <text:p>-3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292">
            <text:p>2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-358">
            <text:p>-3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53</text:p>
          </table:table-cell>
          <table:table-cell office:value-type="float" office:value="292">
            <text:p>2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5">
            <text:p>155</text:p>
          </table:table-cell>
          <table:table-cell office:value-type="float" office:value="-369">
            <text:p>-3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5">
            <text:p>155</text:p>
          </table:table-cell>
          <table:table-cell office:value-type="float" office:value="-369">
            <text:p>-3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-377">
            <text:p>-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5</text:p>
          </table:table-cell>
          <table:table-cell office:value-type="float" office:value="273">
            <text:p>2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-377">
            <text:p>-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1</text:p>
          </table:table-cell>
          <table:table-cell office:value-type="float" office:value="273">
            <text:p>2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-377">
            <text:p>-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273">
            <text:p>2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-388">
            <text:p>-3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262">
            <text:p>2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7">
            <text:p>167</text:p>
          </table:table-cell>
          <table:table-cell office:value-type="float" office:value="-388">
            <text:p>-3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262">
            <text:p>2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7">
            <text:p>167</text:p>
          </table:table-cell>
          <table:table-cell office:value-type="float" office:value="-396">
            <text:p>-39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7">
            <text:p>167</text:p>
          </table:table-cell>
          <table:table-cell office:value-type="float" office:value="-396">
            <text:p>-39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407">
            <text:p>-4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243">
            <text:p>2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407">
            <text:p>-4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32</text:p>
          </table:table-cell>
          <table:table-cell office:value-type="float" office:value="243">
            <text:p>2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414">
            <text:p>-4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4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5">
            <text:p>165</text:p>
          </table:table-cell>
          <table:table-cell office:value-type="float" office:value="-414">
            <text:p>-4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5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23">
            <text:p>-4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59</text:p>
          </table:table-cell>
          <table:table-cell office:value-type="float" office:value="227">
            <text:p>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23">
            <text:p>-4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62</text:p>
          </table:table-cell>
          <table:table-cell office:value-type="float" office:value="227">
            <text:p>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35">
            <text:p>-4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6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35">
            <text:p>-4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76</text:p>
          </table:table-cell>
          <table:table-cell office:value-type="float" office:value="215">
            <text:p>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43">
            <text:p>-4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85</text:p>
          </table:table-cell>
          <table:table-cell office:value-type="float" office:value="207">
            <text:p>2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float" office:value="-443">
            <text:p>-4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93</text:p>
          </table:table-cell>
          <table:table-cell office:value-type="float" office:value="207">
            <text:p>2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-453">
            <text:p>-4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-453">
            <text:p>-4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08</text:p>
          </table:table-cell>
          <table:table-cell office:value-type="float" office:value="197">
            <text:p>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-464">
            <text:p>-4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1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-464">
            <text:p>-4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23</text:p>
          </table:table-cell>
          <table:table-cell office:value-type="float" office:value="186">
            <text:p>1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64">
            <text:p>-4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31</text:p>
          </table:table-cell>
          <table:table-cell office:value-type="float" office:value="186">
            <text:p>1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71">
            <text:p>-4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39</text:p>
          </table:table-cell>
          <table:table-cell office:value-type="float" office:value="179">
            <text:p>1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71">
            <text:p>-4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44</text:p>
          </table:table-cell>
          <table:table-cell office:value-type="float" office:value="179">
            <text:p>1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83">
            <text:p>-4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49</text:p>
          </table:table-cell>
          <table:table-cell office:value-type="float" office:value="167">
            <text:p>1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83">
            <text:p>-4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5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93">
            <text:p>-4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6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493">
            <text:p>-4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7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501">
            <text:p>-5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8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-501">
            <text:p>-5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96</text:p>
          </table:table-cell>
          <table:table-cell office:value-type="float" office:value="149">
            <text:p>1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6">
            <text:p>156</text:p>
          </table:table-cell>
          <table:table-cell office:value-type="float" office:value="-511">
            <text:p>-5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02</text:p>
          </table:table-cell>
          <table:table-cell office:value-type="float" office:value="139">
            <text:p>1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float" office:value="-511">
            <text:p>-5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0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float" office:value="-521">
            <text:p>-5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1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21">
            <text:p>-5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1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31">
            <text:p>-5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23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31">
            <text:p>-5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33</text:p>
          </table:table-cell>
          <table:table-cell office:value-type="float" office:value="119">
            <text:p>1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41">
            <text:p>-5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47</text:p>
          </table:table-cell>
          <table:table-cell office:value-type="float" office:value="109">
            <text:p>1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41">
            <text:p>-5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55</text:p>
          </table:table-cell>
          <table:table-cell office:value-type="float" office:value="109">
            <text:p>1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51">
            <text:p>-5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61</text:p>
          </table:table-cell>
          <table:table-cell office:value-type="float" office:value="99">
            <text:p>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3">
            <text:p>153</text:p>
          </table:table-cell>
          <table:table-cell office:value-type="float" office:value="-551">
            <text:p>-5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64</text:p>
          </table:table-cell>
          <table:table-cell office:value-type="float" office:value="99">
            <text:p>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561">
            <text:p>-5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67</text:p>
          </table:table-cell>
          <table:table-cell office:value-type="float" office:value="89">
            <text:p>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561">
            <text:p>-5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75</text:p>
          </table:table-cell>
          <table:table-cell office:value-type="float" office:value="89">
            <text:p>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570">
            <text:p>-5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81</text:p>
          </table:table-cell>
          <table:table-cell office:value-type="float" office:value="80">
            <text:p>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-570">
            <text:p>-5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86</text:p>
          </table:table-cell>
          <table:table-cell office:value-type="float" office:value="80">
            <text:p>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580">
            <text:p>-5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94</text:p>
          </table:table-cell>
          <table:table-cell office:value-type="float" office:value="70">
            <text:p>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580">
            <text:p>-5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05</text:p>
          </table:table-cell>
          <table:table-cell office:value-type="float" office:value="70">
            <text:p>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590">
            <text:p>-5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16</text:p>
          </table:table-cell>
          <table:table-cell office:value-type="float" office:value="60">
            <text:p>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590">
            <text:p>-5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27</text:p>
          </table:table-cell>
          <table:table-cell office:value-type="float" office:value="60">
            <text:p>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7">
            <text:p>147</text:p>
          </table:table-cell>
          <table:table-cell office:value-type="float" office:value="-595">
            <text:p>-5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37</text:p>
          </table:table-cell>
          <table:table-cell office:value-type="float" office:value="55">
            <text:p>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595">
            <text:p>-5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44</text:p>
          </table:table-cell>
          <table:table-cell office:value-type="float" office:value="55">
            <text:p>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05">
            <text:p>-6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46</text:p>
          </table:table-cell>
          <table:table-cell office:value-type="float" office:value="45">
            <text:p>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05">
            <text:p>-6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49</text:p>
          </table:table-cell>
          <table:table-cell office:value-type="float" office:value="45">
            <text:p>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05">
            <text:p>-6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5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15">
            <text:p>-6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57</text:p>
          </table:table-cell>
          <table:table-cell office:value-type="float" office:value="35">
            <text:p>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15">
            <text:p>-6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66</text:p>
          </table:table-cell>
          <table:table-cell office:value-type="float" office:value="35">
            <text:p>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22">
            <text:p>-6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77</text:p>
          </table:table-cell>
          <table:table-cell office:value-type="float" office:value="28">
            <text:p>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22">
            <text:p>-6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81</text:p>
          </table:table-cell>
          <table:table-cell office:value-type="float" office:value="28">
            <text:p>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office:value-type="float" office:value="-632">
            <text:p>-6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84</text:p>
          </table:table-cell>
          <table:table-cell office:value-type="float" office:value="18">
            <text:p>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-632">
            <text:p>-6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87</text:p>
          </table:table-cell>
          <table:table-cell office:value-type="float" office:value="18">
            <text:p>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-643">
            <text:p>-6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92</text:p>
          </table:table-cell>
          <table:table-cell office:value-type="float" office:value="7">
            <text:p>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-643">
            <text:p>-6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97</text:p>
          </table:table-cell>
          <table:table-cell office:value-type="float" office:value="7">
            <text:p>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1">
            <text:p>141</text:p>
          </table:table-cell>
          <table:table-cell office:value-type="float" office:value="-651">
            <text:p>-6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05</text:p>
          </table:table-cell>
          <table:table-cell office:value-type="float" office:value="-1">
            <text:p>-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-651">
            <text:p>-6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14</text:p>
          </table:table-cell>
          <table:table-cell office:value-type="float" office:value="-1">
            <text:p>-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-663">
            <text:p>-6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24</text:p>
          </table:table-cell>
          <table:table-cell office:value-type="float" office:value="-13">
            <text:p>-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8">
            <text:p>138</text:p>
          </table:table-cell>
          <table:table-cell office:value-type="float" office:value="-663">
            <text:p>-6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38</text:p>
          </table:table-cell>
          <table:table-cell office:value-type="float" office:value="-13">
            <text:p>-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73">
            <text:p>-6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49</text:p>
          </table:table-cell>
          <table:table-cell office:value-type="float" office:value="-23">
            <text:p>-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73">
            <text:p>-6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55</text:p>
          </table:table-cell>
          <table:table-cell office:value-type="float" office:value="-23">
            <text:p>-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81">
            <text:p>-68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57</text:p>
          </table:table-cell>
          <table:table-cell office:value-type="float" office:value="-31">
            <text:p>-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81">
            <text:p>-68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62</text:p>
          </table:table-cell>
          <table:table-cell office:value-type="float" office:value="-31">
            <text:p>-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93">
            <text:p>-6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68</text:p>
          </table:table-cell>
          <table:table-cell office:value-type="float" office:value="-43">
            <text:p>-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-693">
            <text:p>-6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74</text:p>
          </table:table-cell>
          <table:table-cell office:value-type="float" office:value="-43">
            <text:p>-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703">
            <text:p>-7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79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-703">
            <text:p>-7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87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711">
            <text:p>-7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97</text:p>
          </table:table-cell>
          <table:table-cell office:value-type="float" office:value="-61">
            <text:p>-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711">
            <text:p>-7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98</text:p>
          </table:table-cell>
          <table:table-cell office:value-type="float" office:value="-61">
            <text:p>-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2">
            <text:p>132</text:p>
          </table:table-cell>
          <table:table-cell office:value-type="float" office:value="-711">
            <text:p>-7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01</text:p>
          </table:table-cell>
          <table:table-cell office:value-type="float" office:value="-61">
            <text:p>-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723">
            <text:p>-7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09</text:p>
          </table:table-cell>
          <table:table-cell office:value-type="float" office:value="-73">
            <text:p>-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723">
            <text:p>-7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15</text:p>
          </table:table-cell>
          <table:table-cell office:value-type="float" office:value="-73">
            <text:p>-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3">
            <text:p>133</text:p>
          </table:table-cell>
          <table:table-cell office:value-type="float" office:value="-732">
            <text:p>-7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2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office:value-type="float" office:value="-732">
            <text:p>-7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27</text:p>
          </table:table-cell>
          <table:table-cell office:value-type="float" office:value="-82">
            <text:p>-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-742">
            <text:p>-7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34</text:p>
          </table:table-cell>
          <table:table-cell office:value-type="float" office:value="-92">
            <text:p>-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-742">
            <text:p>-7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39</text:p>
          </table:table-cell>
          <table:table-cell office:value-type="float" office:value="-92">
            <text:p>-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-752">
            <text:p>-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49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-752">
            <text:p>-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61</text:p>
          </table:table-cell>
          <table:table-cell office:value-type="float" office:value="-102">
            <text:p>-1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office:value-type="float" office:value="-760">
            <text:p>-7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71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office:value-type="float" office:value="-760">
            <text:p>-7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79</text:p>
          </table:table-cell>
          <table:table-cell office:value-type="float" office:value="-110">
            <text:p>-1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office:value-type="float" office:value="-770">
            <text:p>-7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86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office:value-type="float" office:value="-770">
            <text:p>-7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91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-781">
            <text:p>-78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97</text:p>
          </table:table-cell>
          <table:table-cell office:value-type="float" office:value="-131">
            <text:p>-1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-781">
            <text:p>-78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06</text:p>
          </table:table-cell>
          <table:table-cell office:value-type="float" office:value="-131">
            <text:p>-1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-788">
            <text:p>-7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14</text:p>
          </table:table-cell>
          <table:table-cell office:value-type="float" office:value="-138">
            <text:p>-1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float" office:value="-788">
            <text:p>-7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23</text:p>
          </table:table-cell>
          <table:table-cell office:value-type="float" office:value="-138">
            <text:p>-1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797">
            <text:p>-7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33</text:p>
          </table:table-cell>
          <table:table-cell office:value-type="float" office:value="-147">
            <text:p>-1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797">
            <text:p>-7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41</text:p>
          </table:table-cell>
          <table:table-cell office:value-type="float" office:value="-147">
            <text:p>-1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807">
            <text:p>-8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46</text:p>
          </table:table-cell>
          <table:table-cell office:value-type="float" office:value="-157">
            <text:p>-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807">
            <text:p>-8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53</text:p>
          </table:table-cell>
          <table:table-cell office:value-type="float" office:value="-157">
            <text:p>-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807">
            <text:p>-8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59</text:p>
          </table:table-cell>
          <table:table-cell office:value-type="float" office:value="-157">
            <text:p>-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818">
            <text:p>-8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66</text:p>
          </table:table-cell>
          <table:table-cell office:value-type="float" office:value="-168">
            <text:p>-1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3">
            <text:p>123</text:p>
          </table:table-cell>
          <table:table-cell office:value-type="float" office:value="-818">
            <text:p>-8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74</text:p>
          </table:table-cell>
          <table:table-cell office:value-type="float" office:value="-168">
            <text:p>-1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-828">
            <text:p>-82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84</text:p>
          </table:table-cell>
          <table:table-cell office:value-type="float" office:value="-178">
            <text:p>-1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-828">
            <text:p>-82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96</text:p>
          </table:table-cell>
          <table:table-cell office:value-type="float" office:value="-178">
            <text:p>-1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float" office:value="-839">
            <text:p>-8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07</text:p>
          </table:table-cell>
          <table:table-cell office:value-type="float" office:value="-189">
            <text:p>-1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office:value-type="float" office:value="-839">
            <text:p>-8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15</text:p>
          </table:table-cell>
          <table:table-cell office:value-type="float" office:value="-189">
            <text:p>-1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office:value-type="float" office:value="-847">
            <text:p>-8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24</text:p>
          </table:table-cell>
          <table:table-cell office:value-type="float" office:value="-197">
            <text:p>-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-847">
            <text:p>-8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30</text:p>
          </table:table-cell>
          <table:table-cell office:value-type="float" office:value="-197">
            <text:p>-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-858">
            <text:p>-8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36</text:p>
          </table:table-cell>
          <table:table-cell office:value-type="float" office:value="-208">
            <text:p>-2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-858">
            <text:p>-8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41</text:p>
          </table:table-cell>
          <table:table-cell office:value-type="float" office:value="-208">
            <text:p>-2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-867">
            <text:p>-86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47</text:p>
          </table:table-cell>
          <table:table-cell office:value-type="float" office:value="-217">
            <text:p>-2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-867">
            <text:p>-86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53</text:p>
          </table:table-cell>
          <table:table-cell office:value-type="float" office:value="-217">
            <text:p>-2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-877">
            <text:p>-8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62</text:p>
          </table:table-cell>
          <table:table-cell office:value-type="float" office:value="-227">
            <text:p>-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877">
            <text:p>-8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72</text:p>
          </table:table-cell>
          <table:table-cell office:value-type="float" office:value="-227">
            <text:p>-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885">
            <text:p>-8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79</text:p>
          </table:table-cell>
          <table:table-cell office:value-type="float" office:value="-235">
            <text:p>-2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885">
            <text:p>-8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84</text:p>
          </table:table-cell>
          <table:table-cell office:value-type="float" office:value="-235">
            <text:p>-2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894">
            <text:p>-8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90</text:p>
          </table:table-cell>
          <table:table-cell office:value-type="float" office:value="-244">
            <text:p>-2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3">
            <text:p>113</text:p>
          </table:table-cell>
          <table:table-cell office:value-type="float" office:value="-894">
            <text:p>-8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03</text:p>
          </table:table-cell>
          <table:table-cell office:value-type="float" office:value="-244">
            <text:p>-2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901">
            <text:p>-9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16</text:p>
          </table:table-cell>
          <table:table-cell office:value-type="float" office:value="-251">
            <text:p>-2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4">
            <text:p>114</text:p>
          </table:table-cell>
          <table:table-cell office:value-type="float" office:value="-901">
            <text:p>-9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23</text:p>
          </table:table-cell>
          <table:table-cell office:value-type="float" office:value="-251">
            <text:p>-2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-901">
            <text:p>-9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29</text:p>
          </table:table-cell>
          <table:table-cell office:value-type="float" office:value="-251">
            <text:p>-2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-912">
            <text:p>-9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37</text:p>
          </table:table-cell>
          <table:table-cell office:value-type="float" office:value="-262">
            <text:p>-2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2">
            <text:p>112</text:p>
          </table:table-cell>
          <table:table-cell office:value-type="float" office:value="-919">
            <text:p>-9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46</text:p>
          </table:table-cell>
          <table:table-cell office:value-type="float" office:value="-269">
            <text:p>-2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  <table:table-cell office:value-type="float" office:value="-919">
            <text:p>-9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56</text:p>
          </table:table-cell>
          <table:table-cell office:value-type="float" office:value="-269">
            <text:p>-2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  <table:table-cell office:value-type="float" office:value="-926">
            <text:p>-9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68</text:p>
          </table:table-cell>
          <table:table-cell office:value-type="float" office:value="-276">
            <text:p>-2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  <table:table-cell office:value-type="float" office:value="-926">
            <text:p>-9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78</text:p>
          </table:table-cell>
          <table:table-cell office:value-type="float" office:value="-276">
            <text:p>-2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-942">
            <text:p>-9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84</text:p>
          </table:table-cell>
          <table:table-cell office:value-type="float" office:value="-292">
            <text:p>-2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-942">
            <text:p>-9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90</text:p>
          </table:table-cell>
          <table:table-cell office:value-type="float" office:value="-292">
            <text:p>-2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-950">
            <text:p>-95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00</text:p>
          </table:table-cell>
          <table:table-cell office:value-type="float" office:value="-300">
            <text:p>-3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-950">
            <text:p>-95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06</text:p>
          </table:table-cell>
          <table:table-cell office:value-type="float" office:value="-300">
            <text:p>-3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-962">
            <text:p>-9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14</text:p>
          </table:table-cell>
          <table:table-cell office:value-type="float" office:value="-312">
            <text:p>-3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-962">
            <text:p>-9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24</text:p>
          </table:table-cell>
          <table:table-cell office:value-type="float" office:value="-312">
            <text:p>-3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-973">
            <text:p>-9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41</text:p>
          </table:table-cell>
          <table:table-cell office:value-type="float" office:value="-323">
            <text:p>-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5">
            <text:p>105</text:p>
          </table:table-cell>
          <table:table-cell office:value-type="float" office:value="-973">
            <text:p>-9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49</text:p>
          </table:table-cell>
          <table:table-cell office:value-type="float" office:value="-323">
            <text:p>-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-984">
            <text:p>-9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55</text:p>
          </table:table-cell>
          <table:table-cell office:value-type="float" office:value="-334">
            <text:p>-3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-984">
            <text:p>-9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65</text:p>
          </table:table-cell>
          <table:table-cell office:value-type="float" office:value="-334">
            <text:p>-3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-993">
            <text:p>-9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78</text:p>
          </table:table-cell>
          <table:table-cell office:value-type="float" office:value="-343">
            <text:p>-3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-993">
            <text:p>-9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92</text:p>
          </table:table-cell>
          <table:table-cell office:value-type="float" office:value="-343">
            <text:p>-3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-1003">
            <text:p>-10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00</text:p>
          </table:table-cell>
          <table:table-cell office:value-type="float" office:value="-353">
            <text:p>-3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-1003">
            <text:p>-10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08</text:p>
          </table:table-cell>
          <table:table-cell office:value-type="float" office:value="-353">
            <text:p>-3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-1012">
            <text:p>-10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13</text:p>
          </table:table-cell>
          <table:table-cell office:value-type="float" office:value="-362">
            <text:p>-3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-1012">
            <text:p>-10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20</text:p>
          </table:table-cell>
          <table:table-cell office:value-type="float" office:value="-362">
            <text:p>-3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-1022">
            <text:p>-10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27</text:p>
          </table:table-cell>
          <table:table-cell office:value-type="float" office:value="-372">
            <text:p>-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-1022">
            <text:p>-10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32</text:p>
          </table:table-cell>
          <table:table-cell office:value-type="float" office:value="-372">
            <text:p>-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-1032">
            <text:p>-10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37</text:p>
          </table:table-cell>
          <table:table-cell office:value-type="float" office:value="-382">
            <text:p>-3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-1032">
            <text:p>-10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43</text:p>
          </table:table-cell>
          <table:table-cell office:value-type="float" office:value="-382">
            <text:p>-3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  <table:table-cell office:value-type="float" office:value="-1042">
            <text:p>-10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50</text:p>
          </table:table-cell>
          <table:table-cell office:value-type="float" office:value="-392">
            <text:p>-3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-1042">
            <text:p>-10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57</text:p>
          </table:table-cell>
          <table:table-cell office:value-type="float" office:value="-392">
            <text:p>-3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-1051">
            <text:p>-10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62</text:p>
          </table:table-cell>
          <table:table-cell office:value-type="float" office:value="-401">
            <text:p>-4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-1051">
            <text:p>-105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66</text:p>
          </table:table-cell>
          <table:table-cell office:value-type="float" office:value="-401">
            <text:p>-4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5">
            <text:p>95</text:p>
          </table:table-cell>
          <table:table-cell office:value-type="float" office:value="-1059">
            <text:p>-105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72</text:p>
          </table:table-cell>
          <table:table-cell office:value-type="float" office:value="-409">
            <text:p>-4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59">
            <text:p>-105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82</text:p>
          </table:table-cell>
          <table:table-cell office:value-type="float" office:value="-409">
            <text:p>-4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68">
            <text:p>-10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89</text:p>
          </table:table-cell>
          <table:table-cell office:value-type="float" office:value="-418">
            <text:p>-4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68">
            <text:p>-10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94</text:p>
          </table:table-cell>
          <table:table-cell office:value-type="float" office:value="-418">
            <text:p>-4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76">
            <text:p>-107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01</text:p>
          </table:table-cell>
          <table:table-cell office:value-type="float" office:value="-426">
            <text:p>-4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76">
            <text:p>-107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09</text:p>
          </table:table-cell>
          <table:table-cell office:value-type="float" office:value="-426">
            <text:p>-4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-1086">
            <text:p>-10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16</text:p>
          </table:table-cell>
          <table:table-cell office:value-type="float" office:value="-436">
            <text:p>-4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-1086">
            <text:p>-10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23</text:p>
          </table:table-cell>
          <table:table-cell office:value-type="float" office:value="-436">
            <text:p>-4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-1086">
            <text:p>-10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33</text:p>
          </table:table-cell>
          <table:table-cell office:value-type="float" office:value="-436">
            <text:p>-4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-1097">
            <text:p>-10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42</text:p>
          </table:table-cell>
          <table:table-cell office:value-type="float" office:value="-447">
            <text:p>-4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-1105">
            <text:p>-11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52</text:p>
          </table:table-cell>
          <table:table-cell office:value-type="float" office:value="-455">
            <text:p>-4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-1105">
            <text:p>-11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59</text:p>
          </table:table-cell>
          <table:table-cell office:value-type="float" office:value="-455">
            <text:p>-4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-1115">
            <text:p>-11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69</text:p>
          </table:table-cell>
          <table:table-cell office:value-type="float" office:value="-465">
            <text:p>-4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1115">
            <text:p>-11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75</text:p>
          </table:table-cell>
          <table:table-cell office:value-type="float" office:value="-465">
            <text:p>-4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1123">
            <text:p>-11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82</text:p>
          </table:table-cell>
          <table:table-cell office:value-type="float" office:value="-473">
            <text:p>-4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1123">
            <text:p>-11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89</text:p>
          </table:table-cell>
          <table:table-cell office:value-type="float" office:value="-473">
            <text:p>-4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1135">
            <text:p>-11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96</text:p>
          </table:table-cell>
          <table:table-cell office:value-type="float" office:value="-485">
            <text:p>-4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-1135">
            <text:p>-11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03</text:p>
          </table:table-cell>
          <table:table-cell office:value-type="float" office:value="-485">
            <text:p>-4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float" office:value="-1144">
            <text:p>-11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11</text:p>
          </table:table-cell>
          <table:table-cell office:value-type="float" office:value="-494">
            <text:p>-4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-1144">
            <text:p>-11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22</text:p>
          </table:table-cell>
          <table:table-cell office:value-type="float" office:value="-494">
            <text:p>-4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-1153">
            <text:p>-11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36</text:p>
          </table:table-cell>
          <table:table-cell office:value-type="float" office:value="-503">
            <text:p>-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-1153">
            <text:p>-11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46</text:p>
          </table:table-cell>
          <table:table-cell office:value-type="float" office:value="-503">
            <text:p>-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-1165">
            <text:p>-11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61</text:p>
          </table:table-cell>
          <table:table-cell office:value-type="float" office:value="-515">
            <text:p>-5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-1165">
            <text:p>-11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70</text:p>
          </table:table-cell>
          <table:table-cell office:value-type="float" office:value="-515">
            <text:p>-5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-1176">
            <text:p>-117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74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-1176">
            <text:p>-117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81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-1184">
            <text:p>-11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91</text:p>
          </table:table-cell>
          <table:table-cell office:value-type="float" office:value="-534">
            <text:p>-5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-1184">
            <text:p>-11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01</text:p>
          </table:table-cell>
          <table:table-cell office:value-type="float" office:value="-534">
            <text:p>-5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-1194">
            <text:p>-11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09</text:p>
          </table:table-cell>
          <table:table-cell office:value-type="float" office:value="-544">
            <text:p>-5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-1194">
            <text:p>-11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15</text:p>
          </table:table-cell>
          <table:table-cell office:value-type="float" office:value="-544">
            <text:p>-5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-1204">
            <text:p>-120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22</text:p>
          </table:table-cell>
          <table:table-cell office:value-type="float" office:value="-554">
            <text:p>-5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-1204">
            <text:p>-120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30</text:p>
          </table:table-cell>
          <table:table-cell office:value-type="float" office:value="-554">
            <text:p>-5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-1214">
            <text:p>-12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42</text:p>
          </table:table-cell>
          <table:table-cell office:value-type="float" office:value="-564">
            <text:p>-5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-1214">
            <text:p>-12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51</text:p>
          </table:table-cell>
          <table:table-cell office:value-type="float" office:value="-564">
            <text:p>-5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-1223">
            <text:p>-12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60</text:p>
          </table:table-cell>
          <table:table-cell office:value-type="float" office:value="-573">
            <text:p>-5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-1223">
            <text:p>-12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68</text:p>
          </table:table-cell>
          <table:table-cell office:value-type="float" office:value="-573">
            <text:p>-5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-1235">
            <text:p>-12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76</text:p>
          </table:table-cell>
          <table:table-cell office:value-type="float" office:value="-585">
            <text:p>-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-1235">
            <text:p>-12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86</text:p>
          </table:table-cell>
          <table:table-cell office:value-type="float" office:value="-585">
            <text:p>-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-1243">
            <text:p>-12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95</text:p>
          </table:table-cell>
          <table:table-cell office:value-type="float" office:value="-593">
            <text:p>-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-1243">
            <text:p>-12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03</text:p>
          </table:table-cell>
          <table:table-cell office:value-type="float" office:value="-593">
            <text:p>-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-1253">
            <text:p>-12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11</text:p>
          </table:table-cell>
          <table:table-cell office:value-type="float" office:value="-603">
            <text:p>-6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-1253">
            <text:p>-12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19</text:p>
          </table:table-cell>
          <table:table-cell office:value-type="float" office:value="-603">
            <text:p>-6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-1263">
            <text:p>-12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27</text:p>
          </table:table-cell>
          <table:table-cell office:value-type="float" office:value="-613">
            <text:p>-6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-1263">
            <text:p>-12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34</text:p>
          </table:table-cell>
          <table:table-cell office:value-type="float" office:value="-613">
            <text:p>-6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-1263">
            <text:p>-12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42</text:p>
          </table:table-cell>
          <table:table-cell office:value-type="float" office:value="-613">
            <text:p>-6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-1275">
            <text:p>-12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48</text:p>
          </table:table-cell>
          <table:table-cell office:value-type="float" office:value="-625">
            <text:p>-6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-1275">
            <text:p>-12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51</text:p>
          </table:table-cell>
          <table:table-cell office:value-type="float" office:value="-625">
            <text:p>-6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-1282">
            <text:p>-12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57</text:p>
          </table:table-cell>
          <table:table-cell office:value-type="float" office:value="-632">
            <text:p>-6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-1282">
            <text:p>-12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65</text:p>
          </table:table-cell>
          <table:table-cell office:value-type="float" office:value="-632">
            <text:p>-6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-1290">
            <text:p>-12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69</text:p>
          </table:table-cell>
          <table:table-cell office:value-type="float" office:value="-640">
            <text:p>-6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1290">
            <text:p>-12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76</text:p>
          </table:table-cell>
          <table:table-cell office:value-type="float" office:value="-640">
            <text:p>-6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1301">
            <text:p>-13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84</text:p>
          </table:table-cell>
          <table:table-cell office:value-type="float" office:value="-651">
            <text:p>-6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1301">
            <text:p>-13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92</text:p>
          </table:table-cell>
          <table:table-cell office:value-type="float" office:value="-651">
            <text:p>-6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-1308">
            <text:p>-13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01</text:p>
          </table:table-cell>
          <table:table-cell office:value-type="float" office:value="-658">
            <text:p>-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-1308">
            <text:p>-13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07</text:p>
          </table:table-cell>
          <table:table-cell office:value-type="float" office:value="-658">
            <text:p>-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-1318">
            <text:p>-13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15</text:p>
          </table:table-cell>
          <table:table-cell office:value-type="float" office:value="-668">
            <text:p>-6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-1318">
            <text:p>-13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23</text:p>
          </table:table-cell>
          <table:table-cell office:value-type="float" office:value="-668">
            <text:p>-6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26">
            <text:p>-13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32</text:p>
          </table:table-cell>
          <table:table-cell office:value-type="float" office:value="-676">
            <text:p>-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26">
            <text:p>-13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38</text:p>
          </table:table-cell>
          <table:table-cell office:value-type="float" office:value="-676">
            <text:p>-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36">
            <text:p>-133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47</text:p>
          </table:table-cell>
          <table:table-cell office:value-type="float" office:value="-686">
            <text:p>-6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36">
            <text:p>-133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57</text:p>
          </table:table-cell>
          <table:table-cell office:value-type="float" office:value="-686">
            <text:p>-6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46">
            <text:p>-134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65</text:p>
          </table:table-cell>
          <table:table-cell office:value-type="float" office:value="-696">
            <text:p>-6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46">
            <text:p>-134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74</text:p>
          </table:table-cell>
          <table:table-cell office:value-type="float" office:value="-696">
            <text:p>-6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-1356">
            <text:p>-13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80</text:p>
          </table:table-cell>
          <table:table-cell office:value-type="float" office:value="-706">
            <text:p>-7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-1356">
            <text:p>-13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85</text:p>
          </table:table-cell>
          <table:table-cell office:value-type="float" office:value="-706">
            <text:p>-7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-1368">
            <text:p>-13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96</text:p>
          </table:table-cell>
          <table:table-cell office:value-type="float" office:value="-718">
            <text:p>-7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-1368">
            <text:p>-13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03</text:p>
          </table:table-cell>
          <table:table-cell office:value-type="float" office:value="-718">
            <text:p>-7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-1377">
            <text:p>-1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13</text:p>
          </table:table-cell>
          <table:table-cell office:value-type="float" office:value="-727">
            <text:p>-7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-1377">
            <text:p>-1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27</text:p>
          </table:table-cell>
          <table:table-cell office:value-type="float" office:value="-727">
            <text:p>-7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-1377">
            <text:p>-137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41</text:p>
          </table:table-cell>
          <table:table-cell office:value-type="float" office:value="-727">
            <text:p>-7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-1389">
            <text:p>-13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49</text:p>
          </table:table-cell>
          <table:table-cell office:value-type="float" office:value="-739">
            <text:p>-7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-1389">
            <text:p>-13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56</text:p>
          </table:table-cell>
          <table:table-cell office:value-type="float" office:value="-739">
            <text:p>-7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-1399">
            <text:p>-13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64</text:p>
          </table:table-cell>
          <table:table-cell office:value-type="float" office:value="-749">
            <text:p>-7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-1399">
            <text:p>-13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72</text:p>
          </table:table-cell>
          <table:table-cell office:value-type="float" office:value="-749">
            <text:p>-7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-1408">
            <text:p>-14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81</text:p>
          </table:table-cell>
          <table:table-cell office:value-type="float" office:value="-758">
            <text:p>-7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-1408">
            <text:p>-14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89</text:p>
          </table:table-cell>
          <table:table-cell office:value-type="float" office:value="-758">
            <text:p>-7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-1415">
            <text:p>-14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96</text:p>
          </table:table-cell>
          <table:table-cell office:value-type="float" office:value="-765">
            <text:p>-7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-1415">
            <text:p>-14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01</text:p>
          </table:table-cell>
          <table:table-cell office:value-type="float" office:value="-765">
            <text:p>-7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-1427">
            <text:p>-14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09</text:p>
          </table:table-cell>
          <table:table-cell office:value-type="float" office:value="-777">
            <text:p>-7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-1427">
            <text:p>-14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19</text:p>
          </table:table-cell>
          <table:table-cell office:value-type="float" office:value="-777">
            <text:p>-7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-1435">
            <text:p>-14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30</text:p>
          </table:table-cell>
          <table:table-cell office:value-type="float" office:value="-785">
            <text:p>-7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-1435">
            <text:p>-14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36</text:p>
          </table:table-cell>
          <table:table-cell office:value-type="float" office:value="-785">
            <text:p>-7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-1445">
            <text:p>-144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42</text:p>
          </table:table-cell>
          <table:table-cell office:value-type="float" office:value="-795">
            <text:p>-7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-1445">
            <text:p>-144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48</text:p>
          </table:table-cell>
          <table:table-cell office:value-type="float" office:value="-795">
            <text:p>-7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-1452">
            <text:p>-14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54</text:p>
          </table:table-cell>
          <table:table-cell office:value-type="float" office:value="-802">
            <text:p>-8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-1452">
            <text:p>-14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60</text:p>
          </table:table-cell>
          <table:table-cell office:value-type="float" office:value="-802">
            <text:p>-8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-1462">
            <text:p>-14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67</text:p>
          </table:table-cell>
          <table:table-cell office:value-type="float" office:value="-812">
            <text:p>-8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-1462">
            <text:p>-14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76</text:p>
          </table:table-cell>
          <table:table-cell office:value-type="float" office:value="-812">
            <text:p>-8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-1471">
            <text:p>-14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86</text:p>
          </table:table-cell>
          <table:table-cell office:value-type="float" office:value="-821">
            <text:p>-8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-1471">
            <text:p>-14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93</text:p>
          </table:table-cell>
          <table:table-cell office:value-type="float" office:value="-821">
            <text:p>-8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-1471">
            <text:p>-14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00</text:p>
          </table:table-cell>
          <table:table-cell office:value-type="float" office:value="-821">
            <text:p>-8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-1483">
            <text:p>-14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06</text:p>
          </table:table-cell>
          <table:table-cell office:value-type="float" office:value="-833">
            <text:p>-8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-1483">
            <text:p>-14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13</text:p>
          </table:table-cell>
          <table:table-cell office:value-type="float" office:value="-833">
            <text:p>-8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-1495">
            <text:p>-14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22</text:p>
          </table:table-cell>
          <table:table-cell office:value-type="float" office:value="-845">
            <text:p>-8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-1495">
            <text:p>-14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32</text:p>
          </table:table-cell>
          <table:table-cell office:value-type="float" office:value="-845">
            <text:p>-8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-1504">
            <text:p>-150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45</text:p>
          </table:table-cell>
          <table:table-cell office:value-type="float" office:value="-854">
            <text:p>-8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-1504">
            <text:p>-150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59</text:p>
          </table:table-cell>
          <table:table-cell office:value-type="float" office:value="-854">
            <text:p>-8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-1513">
            <text:p>-15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71</text:p>
          </table:table-cell>
          <table:table-cell office:value-type="float" office:value="-863">
            <text:p>-8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-1513">
            <text:p>-15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79</text:p>
          </table:table-cell>
          <table:table-cell office:value-type="float" office:value="-863">
            <text:p>-8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524">
            <text:p>-15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85</text:p>
          </table:table-cell>
          <table:table-cell office:value-type="float" office:value="-874">
            <text:p>-8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524">
            <text:p>-15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90</text:p>
          </table:table-cell>
          <table:table-cell office:value-type="float" office:value="-874">
            <text:p>-8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535">
            <text:p>-153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95</text:p>
          </table:table-cell>
          <table:table-cell office:value-type="float" office:value="-885">
            <text:p>-8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-1544">
            <text:p>-15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11</text:p>
          </table:table-cell>
          <table:table-cell office:value-type="float" office:value="-894">
            <text:p>-8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-1544">
            <text:p>-15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35</text:p>
          </table:table-cell>
          <table:table-cell office:value-type="float" office:value="-894">
            <text:p>-8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-1555">
            <text:p>-15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47</text:p>
          </table:table-cell>
          <table:table-cell office:value-type="float" office:value="-905">
            <text:p>-9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-1555">
            <text:p>-15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51</text:p>
          </table:table-cell>
          <table:table-cell office:value-type="float" office:value="-905">
            <text:p>-9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-1564">
            <text:p>-15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56</text:p>
          </table:table-cell>
          <table:table-cell office:value-type="float" office:value="-914">
            <text:p>-9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-1564">
            <text:p>-15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65</text:p>
          </table:table-cell>
          <table:table-cell office:value-type="float" office:value="-914">
            <text:p>-9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-1572">
            <text:p>-15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73</text:p>
          </table:table-cell>
          <table:table-cell office:value-type="float" office:value="-922">
            <text:p>-9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-1572">
            <text:p>-15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79</text:p>
          </table:table-cell>
          <table:table-cell office:value-type="float" office:value="-922">
            <text:p>-9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-1586">
            <text:p>-15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87</text:p>
          </table:table-cell>
          <table:table-cell office:value-type="float" office:value="-936">
            <text:p>-9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-1586">
            <text:p>-15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97</text:p>
          </table:table-cell>
          <table:table-cell office:value-type="float" office:value="-936">
            <text:p>-9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-1595">
            <text:p>-15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07</text:p>
          </table:table-cell>
          <table:table-cell office:value-type="float" office:value="-945">
            <text:p>-9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-1595">
            <text:p>-15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17</text:p>
          </table:table-cell>
          <table:table-cell office:value-type="float" office:value="-945">
            <text:p>-9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-1595">
            <text:p>-15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27</text:p>
          </table:table-cell>
          <table:table-cell office:value-type="float" office:value="-945">
            <text:p>-9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-1601">
            <text:p>-16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34</text:p>
          </table:table-cell>
          <table:table-cell office:value-type="float" office:value="-951">
            <text:p>-9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-1601">
            <text:p>-160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41</text:p>
          </table:table-cell>
          <table:table-cell office:value-type="float" office:value="-951">
            <text:p>-9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-1612">
            <text:p>-16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49</text:p>
          </table:table-cell>
          <table:table-cell office:value-type="float" office:value="-962">
            <text:p>-9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-1612">
            <text:p>-16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55</text:p>
          </table:table-cell>
          <table:table-cell office:value-type="float" office:value="-962">
            <text:p>-9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-1621">
            <text:p>-16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59</text:p>
          </table:table-cell>
          <table:table-cell office:value-type="float" office:value="-971">
            <text:p>-9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-1621">
            <text:p>-16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64</text:p>
          </table:table-cell>
          <table:table-cell office:value-type="float" office:value="-971">
            <text:p>-9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-1631">
            <text:p>-16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75</text:p>
          </table:table-cell>
          <table:table-cell office:value-type="float" office:value="-981">
            <text:p>-9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-1631">
            <text:p>-16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88</text:p>
          </table:table-cell>
          <table:table-cell office:value-type="float" office:value="-981">
            <text:p>-9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-1640">
            <text:p>-164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00</text:p>
          </table:table-cell>
          <table:table-cell office:value-type="float" office:value="-990">
            <text:p>-9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-1640">
            <text:p>-164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10</text:p>
          </table:table-cell>
          <table:table-cell office:value-type="float" office:value="-990">
            <text:p>-9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-1649">
            <text:p>-164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16</text:p>
          </table:table-cell>
          <table:table-cell office:value-type="float" office:value="-999">
            <text:p>-9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-1649">
            <text:p>-164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22</text:p>
          </table:table-cell>
          <table:table-cell office:value-type="float" office:value="-999">
            <text:p>-9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-1658">
            <text:p>-16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29</text:p>
          </table:table-cell>
          <table:table-cell office:value-type="float" office:value="-1008">
            <text:p>-10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-1658">
            <text:p>-16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36</text:p>
          </table:table-cell>
          <table:table-cell office:value-type="float" office:value="-1008">
            <text:p>-10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-1668">
            <text:p>-16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44</text:p>
          </table:table-cell>
          <table:table-cell office:value-type="float" office:value="-1018">
            <text:p>-10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-1668">
            <text:p>-16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56</text:p>
          </table:table-cell>
          <table:table-cell office:value-type="float" office:value="-1018">
            <text:p>-10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-1680">
            <text:p>-16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74</text:p>
          </table:table-cell>
          <table:table-cell office:value-type="float" office:value="-1030">
            <text:p>-10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-1680">
            <text:p>-16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87</text:p>
          </table:table-cell>
          <table:table-cell office:value-type="float" office:value="-1030">
            <text:p>-10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690">
            <text:p>-16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00</text:p>
          </table:table-cell>
          <table:table-cell office:value-type="float" office:value="-1040">
            <text:p>-10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690">
            <text:p>-16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08</text:p>
          </table:table-cell>
          <table:table-cell office:value-type="float" office:value="-1040">
            <text:p>-10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-1697">
            <text:p>-16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14</text:p>
          </table:table-cell>
          <table:table-cell office:value-type="float" office:value="-1047">
            <text:p>-10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table:number-columns-repeated="2" office:value-type="float" office:value="29">
            <text:p>29</text:p>
          </table:table-cell>
          <table:table-cell office:value-type="float" office:value="-1697">
            <text:p>-16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20</text:p>
          </table:table-cell>
          <table:table-cell office:value-type="float" office:value="-1047">
            <text:p>-10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-1697">
            <text:p>-16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27</text:p>
          </table:table-cell>
          <table:table-cell office:value-type="float" office:value="-1047">
            <text:p>-10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-1707">
            <text:p>-17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36</text:p>
          </table:table-cell>
          <table:table-cell office:value-type="float" office:value="-1057">
            <text:p>-10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-1707">
            <text:p>-17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46</text:p>
          </table:table-cell>
          <table:table-cell office:value-type="float" office:value="-1057">
            <text:p>-10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-1718">
            <text:p>-17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55</text:p>
          </table:table-cell>
          <table:table-cell office:value-type="float" office:value="-1068">
            <text:p>-10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-1718">
            <text:p>-17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60</text:p>
          </table:table-cell>
          <table:table-cell office:value-type="float" office:value="-1068">
            <text:p>-10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1727">
            <text:p>-17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66</text:p>
          </table:table-cell>
          <table:table-cell office:value-type="float" office:value="-1077">
            <text:p>-10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1727">
            <text:p>-17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74</text:p>
          </table:table-cell>
          <table:table-cell office:value-type="float" office:value="-1077">
            <text:p>-10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-1733">
            <text:p>-17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83</text:p>
          </table:table-cell>
          <table:table-cell office:value-type="float" office:value="-1083">
            <text:p>-10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-1733">
            <text:p>-17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88</text:p>
          </table:table-cell>
          <table:table-cell office:value-type="float" office:value="-1083">
            <text:p>-10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41">
            <text:p>-17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94</text:p>
          </table:table-cell>
          <table:table-cell office:value-type="float" office:value="-1091">
            <text:p>-10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41">
            <text:p>-17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04</text:p>
          </table:table-cell>
          <table:table-cell office:value-type="float" office:value="-1091">
            <text:p>-10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52">
            <text:p>-1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14</text:p>
          </table:table-cell>
          <table:table-cell office:value-type="float" office:value="-1102">
            <text:p>-11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52">
            <text:p>-1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22</text:p>
          </table:table-cell>
          <table:table-cell office:value-type="float" office:value="-1102">
            <text:p>-11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62">
            <text:p>-17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31</text:p>
          </table:table-cell>
          <table:table-cell office:value-type="float" office:value="-1112">
            <text:p>-11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-1762">
            <text:p>-17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41</text:p>
          </table:table-cell>
          <table:table-cell office:value-type="float" office:value="-1112">
            <text:p>-111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-1770">
            <text:p>-17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50</text:p>
          </table:table-cell>
          <table:table-cell office:value-type="float" office:value="-1120">
            <text:p>-11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-1770">
            <text:p>-17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56</text:p>
          </table:table-cell>
          <table:table-cell office:value-type="float" office:value="-1120">
            <text:p>-11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-1780">
            <text:p>-17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63</text:p>
          </table:table-cell>
          <table:table-cell office:value-type="float" office:value="-1130">
            <text:p>-1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1780">
            <text:p>-17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68</text:p>
          </table:table-cell>
          <table:table-cell office:value-type="float" office:value="-1130">
            <text:p>-1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1789">
            <text:p>-17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75</text:p>
          </table:table-cell>
          <table:table-cell office:value-type="float" office:value="-1139">
            <text:p>-11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1789">
            <text:p>-17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85</text:p>
          </table:table-cell>
          <table:table-cell office:value-type="float" office:value="-1139">
            <text:p>-11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1799">
            <text:p>-17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93</text:p>
          </table:table-cell>
          <table:table-cell office:value-type="float" office:value="-1149">
            <text:p>-11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-1799">
            <text:p>-17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00</text:p>
          </table:table-cell>
          <table:table-cell office:value-type="float" office:value="-1149">
            <text:p>-11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-1809">
            <text:p>-18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05</text:p>
          </table:table-cell>
          <table:table-cell office:value-type="float" office:value="-1159">
            <text:p>-11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-1809">
            <text:p>-18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11</text:p>
          </table:table-cell>
          <table:table-cell office:value-type="float" office:value="-1159">
            <text:p>-11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-1809">
            <text:p>-18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20</text:p>
          </table:table-cell>
          <table:table-cell office:value-type="float" office:value="-1159">
            <text:p>-11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-1821">
            <text:p>-18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30</text:p>
          </table:table-cell>
          <table:table-cell office:value-type="float" office:value="-1171">
            <text:p>-1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-1821">
            <text:p>-182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37</text:p>
          </table:table-cell>
          <table:table-cell office:value-type="float" office:value="-1171">
            <text:p>-1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-1833">
            <text:p>-18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46</text:p>
          </table:table-cell>
          <table:table-cell office:value-type="float" office:value="-1183">
            <text:p>-1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-1833">
            <text:p>-1833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string">
            <text:p>-26.78</text:p>
          </table:table-cell>
          <table:table-cell office:value-type="float" office:value="-1183">
            <text:p>-1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89</text:p>
          </table:table-cell>
          <table:table-cell office:value-type="float" office:value="-1187">
            <text:p>-11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96</text:p>
          </table:table-cell>
          <table:table-cell office:value-type="float" office:value="-1187">
            <text:p>-11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99</text:p>
          </table:table-cell>
          <table:table-cell office:value-type="float" office:value="-1184">
            <text:p>-11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99</text:p>
          </table:table-cell>
          <table:table-cell office:value-type="float" office:value="-1184">
            <text:p>-11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99</text:p>
          </table:table-cell>
          <table:table-cell office:value-type="float" office:value="-1180">
            <text:p>-11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6.99</text:p>
          </table:table-cell>
          <table:table-cell office:value-type="float" office:value="-1180">
            <text:p>-11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02</text:p>
          </table:table-cell>
          <table:table-cell office:value-type="float" office:value="-1176">
            <text:p>-1176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06</text:p>
          </table:table-cell>
          <table:table-cell office:value-type="float" office:value="-1176">
            <text:p>-1176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1</text:p>
          </table:table-cell>
          <table:table-cell office:value-type="float" office:value="-1187">
            <text:p>-1187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7</text:p>
          </table:table-cell>
          <table:table-cell office:value-type="float" office:value="-1187">
            <text:p>-1187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8</text:p>
          </table:table-cell>
          <table:table-cell office:value-type="float" office:value="-1195">
            <text:p>-119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7</text:p>
          </table:table-cell>
          <table:table-cell office:value-type="float" office:value="-1195">
            <text:p>-119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38</text:p>
          </table:table-cell>
          <table:table-cell office:value-type="float" office:value="-1202">
            <text:p>-120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7</text:p>
          </table:table-cell>
          <table:table-cell office:value-type="float" office:value="-1202">
            <text:p>-120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60</text:p>
          </table:table-cell>
          <table:table-cell office:value-type="float" office:value="-1212">
            <text:p>-121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68</text:p>
          </table:table-cell>
          <table:table-cell office:value-type="float" office:value="-1212">
            <text:p>-121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-35">
            <text:p>-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80</text:p>
          </table:table-cell>
          <table:table-cell office:value-type="float" office:value="-1222">
            <text:p>-12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-35">
            <text:p>-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86</text:p>
          </table:table-cell>
          <table:table-cell office:value-type="float" office:value="-1222">
            <text:p>-12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-35">
            <text:p>-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90</text:p>
          </table:table-cell>
          <table:table-cell office:value-type="float" office:value="-1222">
            <text:p>-12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-46">
            <text:p>-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97</text:p>
          </table:table-cell>
          <table:table-cell office:value-type="float" office:value="-1233">
            <text:p>-123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-46">
            <text:p>-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08</text:p>
          </table:table-cell>
          <table:table-cell office:value-type="float" office:value="-1233">
            <text:p>-1233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16</text:p>
          </table:table-cell>
          <table:table-cell office:value-type="float" office:value="-1244">
            <text:p>-1244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26</text:p>
          </table:table-cell>
          <table:table-cell office:value-type="float" office:value="-1244">
            <text:p>-1244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40</text:p>
          </table:table-cell>
          <table:table-cell office:value-type="float" office:value="-1255">
            <text:p>-1255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68">
            <text:p>-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51</text:p>
          </table:table-cell>
          <table:table-cell office:value-type="float" office:value="-1255">
            <text:p>-1255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60</text:p>
          </table:table-cell>
          <table:table-cell office:value-type="float" office:value="-1267">
            <text:p>-1267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67</text:p>
          </table:table-cell>
          <table:table-cell office:value-type="float" office:value="-1267">
            <text:p>-1267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77</text:p>
          </table:table-cell>
          <table:table-cell office:value-type="float" office:value="-1278">
            <text:p>-1278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91">
            <text:p>-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90</text:p>
          </table:table-cell>
          <table:table-cell office:value-type="float" office:value="-1278">
            <text:p>-1278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101">
            <text:p>-10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02</text:p>
          </table:table-cell>
          <table:table-cell office:value-type="float" office:value="-1288">
            <text:p>-1288</text:p>
          </table:table-cell>
          <table:table-cell office:value-type="float" office:value="-124">
            <text:p>-124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101">
            <text:p>-10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11</text:p>
          </table:table-cell>
          <table:table-cell office:value-type="float" office:value="-1288">
            <text:p>-1288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113">
            <text:p>-1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22</text:p>
          </table:table-cell>
          <table:table-cell office:value-type="float" office:value="-1300">
            <text:p>-1300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-113">
            <text:p>-11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01</text:p>
          </table:table-cell>
          <table:table-cell office:value-type="float" office:value="-1300">
            <text:p>-1300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-118">
            <text:p>-11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84</text:p>
          </table:table-cell>
          <table:table-cell office:value-type="float" office:value="-1305">
            <text:p>-1305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-118">
            <text:p>-11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13</text:p>
          </table:table-cell>
          <table:table-cell office:value-type="float" office:value="-1305">
            <text:p>-1305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-124">
            <text:p>-1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38</text:p>
          </table:table-cell>
          <table:table-cell office:value-type="float" office:value="-1311">
            <text:p>-131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-124">
            <text:p>-1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46</text:p>
          </table:table-cell>
          <table:table-cell office:value-type="float" office:value="-1311">
            <text:p>-131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50</text:p>
          </table:table-cell>
          <table:table-cell office:value-type="float" office:value="-1313">
            <text:p>-1313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54</text:p>
          </table:table-cell>
          <table:table-cell office:value-type="float" office:value="-1313">
            <text:p>-1313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57</text:p>
          </table:table-cell>
          <table:table-cell office:value-type="float" office:value="-1313">
            <text:p>-1313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62</text:p>
          </table:table-cell>
          <table:table-cell office:value-type="float" office:value="-1321">
            <text:p>-132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70</text:p>
          </table:table-cell>
          <table:table-cell office:value-type="float" office:value="-1321">
            <text:p>-1321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-141">
            <text:p>-1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75</text:p>
          </table:table-cell>
          <table:table-cell office:value-type="float" office:value="-1328">
            <text:p>-1328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-141">
            <text:p>-1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78</text:p>
          </table:table-cell>
          <table:table-cell office:value-type="float" office:value="-1328">
            <text:p>-1328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-147">
            <text:p>-1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66</text:p>
          </table:table-cell>
          <table:table-cell office:value-type="float" office:value="-1334">
            <text:p>-1334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-147">
            <text:p>-1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54</text:p>
          </table:table-cell>
          <table:table-cell office:value-type="float" office:value="-1334">
            <text:p>-1334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36">
            <text:p>136</text:p>
          </table:table-cell>
          <table:table-cell office:value-type="float" office:value="-157">
            <text:p>-1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9.35</text:p>
          </table:table-cell>
          <table:table-cell office:value-type="float" office:value="-1344">
            <text:p>-1344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36">
            <text:p>136</text:p>
          </table:table-cell>
          <table:table-cell office:value-type="float" office:value="-157">
            <text:p>-1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99</text:p>
          </table:table-cell>
          <table:table-cell office:value-type="float" office:value="-1344">
            <text:p>-1344</text:p>
          </table:table-cell>
          <table:table-cell office:value-type="float" office:value="-122">
            <text:p>-122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70">
            <text:p>-17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64</text:p>
          </table:table-cell>
          <table:table-cell office:value-type="float" office:value="-1357">
            <text:p>-1357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70">
            <text:p>-17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8.35</text:p>
          </table:table-cell>
          <table:table-cell office:value-type="float" office:value="-1357">
            <text:p>-1357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98</text:p>
          </table:table-cell>
          <table:table-cell office:value-type="float" office:value="-1370">
            <text:p>-1370</text:p>
          </table:table-cell>
          <table:table-cell office:value-type="float" office:value="-124">
            <text:p>-124</text:p>
          </table:table-cell>
          <table:table-cell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83">
            <text:p>-1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68</text:p>
          </table:table-cell>
          <table:table-cell office:value-type="float" office:value="-1370">
            <text:p>-137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3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33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2">
            <text:p>122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6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0">
            <text:p>120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7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2">
            <text:p>122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8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2">
            <text:p>122</text:p>
          </table:table-cell>
          <table:table-cell office:value-type="float" office:value="-216">
            <text:p>-2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5</text:p>
          </table:table-cell>
          <table:table-cell office:value-type="float" office:value="-1403">
            <text:p>-1403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2">
            <text:p>-2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9</text:p>
          </table:table-cell>
          <table:table-cell office:value-type="float" office:value="-1409">
            <text:p>-1409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2">
            <text:p>-2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9</text:p>
          </table:table-cell>
          <table:table-cell office:value-type="float" office:value="-1409">
            <text:p>-1409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4">
            <text:p>-2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4</text:p>
          </table:table-cell>
          <table:table-cell office:value-type="float" office:value="-1411">
            <text:p>-1411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4">
            <text:p>-2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3</text:p>
          </table:table-cell>
          <table:table-cell office:value-type="float" office:value="-1411">
            <text:p>-1411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4">
            <text:p>-22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1</text:p>
          </table:table-cell>
          <table:table-cell office:value-type="float" office:value="-1411">
            <text:p>-1411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9">
            <text:p>-2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39</text:p>
          </table:table-cell>
          <table:table-cell office:value-type="float" office:value="-1416">
            <text:p>-1416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9">
            <text:p>-2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69</text:p>
          </table:table-cell>
          <table:table-cell office:value-type="float" office:value="-1416">
            <text:p>-1416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71</text:p>
          </table:table-cell>
          <table:table-cell office:value-type="float" office:value="-1422">
            <text:p>-14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1</text:p>
          </table:table-cell>
          <table:table-cell office:value-type="float" office:value="-1422">
            <text:p>-14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44">
            <text:p>-2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9</text:p>
          </table:table-cell>
          <table:table-cell office:value-type="float" office:value="-1431">
            <text:p>-1431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44">
            <text:p>-24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2</text:p>
          </table:table-cell>
          <table:table-cell office:value-type="float" office:value="-1431">
            <text:p>-1431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1">
            <text:p>121</text:p>
          </table:table-cell>
          <table:table-cell office:value-type="float" office:value="-255">
            <text:p>-25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51</text:p>
          </table:table-cell>
          <table:table-cell office:value-type="float" office:value="-1442">
            <text:p>-144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21">
            <text:p>121</text:p>
          </table:table-cell>
          <table:table-cell office:value-type="float" office:value="-255">
            <text:p>-25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4</text:p>
          </table:table-cell>
          <table:table-cell office:value-type="float" office:value="-1442">
            <text:p>-144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71">
            <text:p>-2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3</text:p>
          </table:table-cell>
          <table:table-cell office:value-type="float" office:value="-1458">
            <text:p>-1458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71">
            <text:p>-2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6</text:p>
          </table:table-cell>
          <table:table-cell office:value-type="float" office:value="-1458">
            <text:p>-1458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85">
            <text:p>-28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2</text:p>
          </table:table-cell>
          <table:table-cell office:value-type="float" office:value="-1472">
            <text:p>-147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85">
            <text:p>-28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7</text:p>
          </table:table-cell>
          <table:table-cell office:value-type="float" office:value="-1472">
            <text:p>-147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88">
            <text:p>-2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6</text:p>
          </table:table-cell>
          <table:table-cell office:value-type="float" office:value="-1475">
            <text:p>-147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88">
            <text:p>-2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1</text:p>
          </table:table-cell>
          <table:table-cell office:value-type="float" office:value="-1475">
            <text:p>-147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290">
            <text:p>-2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3</text:p>
          </table:table-cell>
          <table:table-cell office:value-type="float" office:value="-1477">
            <text:p>-1477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90">
            <text:p>-29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8</text:p>
          </table:table-cell>
          <table:table-cell office:value-type="float" office:value="-1477">
            <text:p>-1477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93">
            <text:p>-29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4</text:p>
          </table:table-cell>
          <table:table-cell office:value-type="float" office:value="-1480">
            <text:p>-148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93">
            <text:p>-29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6</text:p>
          </table:table-cell>
          <table:table-cell office:value-type="float" office:value="-1480">
            <text:p>-148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8">
            <text:p>118</text:p>
          </table:table-cell>
          <table:table-cell office:value-type="float" office:value="-297">
            <text:p>-2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16</text:p>
          </table:table-cell>
          <table:table-cell office:value-type="float" office:value="-1484">
            <text:p>-1484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97">
            <text:p>-2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25</text:p>
          </table:table-cell>
          <table:table-cell office:value-type="float" office:value="-1484">
            <text:p>-1484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6">
            <text:p>116</text:p>
          </table:table-cell>
          <table:table-cell office:value-type="float" office:value="-308">
            <text:p>-3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45</text:p>
          </table:table-cell>
          <table:table-cell office:value-type="float" office:value="-1495">
            <text:p>-149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6">
            <text:p>116</text:p>
          </table:table-cell>
          <table:table-cell office:value-type="float" office:value="-308">
            <text:p>-3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7.55</text:p>
          </table:table-cell>
          <table:table-cell office:value-type="float" office:value="-1495">
            <text:p>-1495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6">
            <text:p>116</text:p>
          </table:table-cell>
          <table:table-cell office:value-type="float" office:value="-326">
            <text:p>-3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49</text:p>
          </table:table-cell>
          <table:table-cell office:value-type="float" office:value="-1513">
            <text:p>-1513</text:p>
          </table:table-cell>
          <table:table-cell office:value-type="float" office:value="-126">
            <text:p>-126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6">
            <text:p>116</text:p>
          </table:table-cell>
          <table:table-cell office:value-type="float" office:value="-326">
            <text:p>-3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38</text:p>
          </table:table-cell>
          <table:table-cell office:value-type="float" office:value="-1513">
            <text:p>-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6">
            <text:p>116</text:p>
          </table:table-cell>
          <table:table-cell office:value-type="float" office:value="-326">
            <text:p>-3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31</text:p>
          </table:table-cell>
          <table:table-cell office:value-type="float" office:value="-1513">
            <text:p>-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-345">
            <text:p>-3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28</text:p>
          </table:table-cell>
          <table:table-cell office:value-type="float" office:value="-1532">
            <text:p>-15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45">
            <text:p>-3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30</text:p>
          </table:table-cell>
          <table:table-cell office:value-type="float" office:value="-1532">
            <text:p>-15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39">
            <text:p>-3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26</text:p>
          </table:table-cell>
          <table:table-cell office:value-type="float" office:value="-1526">
            <text:p>-1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39">
            <text:p>-3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06</text:p>
          </table:table-cell>
          <table:table-cell office:value-type="float" office:value="-1526">
            <text:p>-1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32">
            <text:p>-3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73</text:p>
          </table:table-cell>
          <table:table-cell office:value-type="float" office:value="-1519">
            <text:p>-15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32">
            <text:p>-3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63</text:p>
          </table:table-cell>
          <table:table-cell office:value-type="float" office:value="-1519">
            <text:p>-15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6">
            <text:p>-3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2</text:p>
          </table:table-cell>
          <table:table-cell office:value-type="float" office:value="-1513">
            <text:p>-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6">
            <text:p>-3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00</text:p>
          </table:table-cell>
          <table:table-cell office:value-type="float" office:value="-1513">
            <text:p>-15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4">
            <text:p>-3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01</text:p>
          </table:table-cell>
          <table:table-cell office:value-type="float" office:value="-1511">
            <text:p>-15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4">
            <text:p>-3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97</text:p>
          </table:table-cell>
          <table:table-cell office:value-type="float" office:value="-1511">
            <text:p>-15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0">
            <text:p>-3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93</text:p>
          </table:table-cell>
          <table:table-cell office:value-type="float" office:value="-1507">
            <text:p>-1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20">
            <text:p>-3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5</text:p>
          </table:table-cell>
          <table:table-cell office:value-type="float" office:value="-1507">
            <text:p>-1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7</text:p>
          </table:table-cell>
          <table:table-cell office:value-type="float" office:value="-1503">
            <text:p>-1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8</text:p>
          </table:table-cell>
          <table:table-cell office:value-type="float" office:value="-1503">
            <text:p>-15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10">
            <text:p>-3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4</text:p>
          </table:table-cell>
          <table:table-cell office:value-type="float" office:value="-1497">
            <text:p>-14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10">
            <text:p>-3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2</text:p>
          </table:table-cell>
          <table:table-cell office:value-type="float" office:value="-1497">
            <text:p>-14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08">
            <text:p>-3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5</text:p>
          </table:table-cell>
          <table:table-cell office:value-type="float" office:value="-1495">
            <text:p>-14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08">
            <text:p>-3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83</text:p>
          </table:table-cell>
          <table:table-cell office:value-type="float" office:value="-1495">
            <text:p>-14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04">
            <text:p>-3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77</text:p>
          </table:table-cell>
          <table:table-cell office:value-type="float" office:value="-1491">
            <text:p>-14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04">
            <text:p>-3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75</text:p>
          </table:table-cell>
          <table:table-cell office:value-type="float" office:value="-1491">
            <text:p>-14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98">
            <text:p>-2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70</text:p>
          </table:table-cell>
          <table:table-cell office:value-type="float" office:value="-1485">
            <text:p>-14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98">
            <text:p>-2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67</text:p>
          </table:table-cell>
          <table:table-cell office:value-type="float" office:value="-1485">
            <text:p>-14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92">
            <text:p>-2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61</text:p>
          </table:table-cell>
          <table:table-cell office:value-type="float" office:value="-1479">
            <text:p>-14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92">
            <text:p>-2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57</text:p>
          </table:table-cell>
          <table:table-cell office:value-type="float" office:value="-1479">
            <text:p>-14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84">
            <text:p>-2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51</text:p>
          </table:table-cell>
          <table:table-cell office:value-type="float" office:value="-1471">
            <text:p>-14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84">
            <text:p>-2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46</text:p>
          </table:table-cell>
          <table:table-cell office:value-type="float" office:value="-1471">
            <text:p>-14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39</text:p>
          </table:table-cell>
          <table:table-cell office:value-type="float" office:value="-1463">
            <text:p>-14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76">
            <text:p>-2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32</text:p>
          </table:table-cell>
          <table:table-cell office:value-type="float" office:value="-1463">
            <text:p>-14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69">
            <text:p>-2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27</text:p>
          </table:table-cell>
          <table:table-cell office:value-type="float" office:value="-1456">
            <text:p>-14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69">
            <text:p>-2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20</text:p>
          </table:table-cell>
          <table:table-cell office:value-type="float" office:value="-1456">
            <text:p>-14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5">
            <text:p>8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57">
            <text:p>-2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12</text:p>
          </table:table-cell>
          <table:table-cell office:value-type="float" office:value="-1444">
            <text:p>-14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4">
            <text:p>8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57">
            <text:p>-2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08</text:p>
          </table:table-cell>
          <table:table-cell office:value-type="float" office:value="-1444">
            <text:p>-14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47">
            <text:p>-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01</text:p>
          </table:table-cell>
          <table:table-cell office:value-type="float" office:value="-1434">
            <text:p>-14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47">
            <text:p>-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96</text:p>
          </table:table-cell>
          <table:table-cell office:value-type="float" office:value="-1434">
            <text:p>-14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35">
            <text:p>-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90</text:p>
          </table:table-cell>
          <table:table-cell office:value-type="float" office:value="-1422">
            <text:p>-14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35">
            <text:p>-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85</text:p>
          </table:table-cell>
          <table:table-cell office:value-type="float" office:value="-1422">
            <text:p>-14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0">
            <text:p>-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77</text:p>
          </table:table-cell>
          <table:table-cell office:value-type="float" office:value="-1407">
            <text:p>-14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0">
            <text:p>-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73</text:p>
          </table:table-cell>
          <table:table-cell office:value-type="float" office:value="-1407">
            <text:p>-14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20">
            <text:p>-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68</text:p>
          </table:table-cell>
          <table:table-cell office:value-type="float" office:value="-1407">
            <text:p>-14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06">
            <text:p>-20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61</text:p>
          </table:table-cell>
          <table:table-cell office:value-type="float" office:value="-1393">
            <text:p>-13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06">
            <text:p>-20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54</text:p>
          </table:table-cell>
          <table:table-cell office:value-type="float" office:value="-1393">
            <text:p>-13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93">
            <text:p>-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50</text:p>
          </table:table-cell>
          <table:table-cell office:value-type="float" office:value="-1380">
            <text:p>-13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93">
            <text:p>-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38</text:p>
          </table:table-cell>
          <table:table-cell office:value-type="float" office:value="-1380">
            <text:p>-13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81">
            <text:p>-1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24</text:p>
          </table:table-cell>
          <table:table-cell office:value-type="float" office:value="-1368">
            <text:p>-13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9">
            <text:p>7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81">
            <text:p>-1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19</text:p>
          </table:table-cell>
          <table:table-cell office:value-type="float" office:value="-1368">
            <text:p>-13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67">
            <text:p>-1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15</text:p>
          </table:table-cell>
          <table:table-cell office:value-type="float" office:value="-1354">
            <text:p>-13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67">
            <text:p>-1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08</text:p>
          </table:table-cell>
          <table:table-cell office:value-type="float" office:value="-1354">
            <text:p>-13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53">
            <text:p>-1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99</text:p>
          </table:table-cell>
          <table:table-cell office:value-type="float" office:value="-1340">
            <text:p>-13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53">
            <text:p>-15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93</text:p>
          </table:table-cell>
          <table:table-cell office:value-type="float" office:value="-1340">
            <text:p>-13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39">
            <text:p>-1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87</text:p>
          </table:table-cell>
          <table:table-cell office:value-type="float" office:value="-1326">
            <text:p>-13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39">
            <text:p>-1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78</text:p>
          </table:table-cell>
          <table:table-cell office:value-type="float" office:value="-1326">
            <text:p>-13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28">
            <text:p>-1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70</text:p>
          </table:table-cell>
          <table:table-cell office:value-type="float" office:value="-1315">
            <text:p>-13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28">
            <text:p>-1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57</text:p>
          </table:table-cell>
          <table:table-cell office:value-type="float" office:value="-1315">
            <text:p>-13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15">
            <text:p>-1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46</text:p>
          </table:table-cell>
          <table:table-cell office:value-type="float" office:value="-1302">
            <text:p>-13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15">
            <text:p>-1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37</text:p>
          </table:table-cell>
          <table:table-cell office:value-type="float" office:value="-1302">
            <text:p>-13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02">
            <text:p>-10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24</text:p>
          </table:table-cell>
          <table:table-cell office:value-type="float" office:value="-1289">
            <text:p>-12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02">
            <text:p>-10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13</text:p>
          </table:table-cell>
          <table:table-cell office:value-type="float" office:value="-1289">
            <text:p>-12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102">
            <text:p>-10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01</text:p>
          </table:table-cell>
          <table:table-cell office:value-type="float" office:value="-1289">
            <text:p>-12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91</text:p>
          </table:table-cell>
          <table:table-cell office:value-type="float" office:value="-1273">
            <text:p>-12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86">
            <text:p>-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83</text:p>
          </table:table-cell>
          <table:table-cell office:value-type="float" office:value="-1273">
            <text:p>-12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74">
            <text:p>-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72</text:p>
          </table:table-cell>
          <table:table-cell office:value-type="float" office:value="-1261">
            <text:p>-12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74">
            <text:p>-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59</text:p>
          </table:table-cell>
          <table:table-cell office:value-type="float" office:value="-1261">
            <text:p>-12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60">
            <text:p>-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46</text:p>
          </table:table-cell>
          <table:table-cell office:value-type="float" office:value="-1247">
            <text:p>-12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60">
            <text:p>-6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40</text:p>
          </table:table-cell>
          <table:table-cell office:value-type="float" office:value="-1247">
            <text:p>-12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4">
            <text:p>7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49">
            <text:p>-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34</text:p>
          </table:table-cell>
          <table:table-cell office:value-type="float" office:value="-1236">
            <text:p>-1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49">
            <text:p>-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25</text:p>
          </table:table-cell>
          <table:table-cell office:value-type="float" office:value="-1236">
            <text:p>-1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5">
            <text:p>-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12</text:p>
          </table:table-cell>
          <table:table-cell office:value-type="float" office:value="-1222">
            <text:p>-12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35">
            <text:p>-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08</text:p>
          </table:table-cell>
          <table:table-cell office:value-type="float" office:value="-1222">
            <text:p>-12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3">
            <text:p>-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05</text:p>
          </table:table-cell>
          <table:table-cell office:value-type="float" office:value="-1210">
            <text:p>-12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23">
            <text:p>-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00</text:p>
          </table:table-cell>
          <table:table-cell office:value-type="float" office:value="-1210">
            <text:p>-12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8">
            <text:p>-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95</text:p>
          </table:table-cell>
          <table:table-cell office:value-type="float" office:value="-1195">
            <text:p>-11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-8">
            <text:p>-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89</text:p>
          </table:table-cell>
          <table:table-cell office:value-type="float" office:value="-1195">
            <text:p>-11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4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85</text:p>
          </table:table-cell>
          <table:table-cell office:value-type="float" office:value="-1181">
            <text:p>-11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2</text:p>
          </table:table-cell>
          <table:table-cell office:value-type="float" office:value="71">
            <text:p>71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80</text:p>
          </table:table-cell>
          <table:table-cell office:value-type="float" office:value="-1181">
            <text:p>-11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2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74</text:p>
          </table:table-cell>
          <table:table-cell office:value-type="float" office:value="-1170">
            <text:p>-11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2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71</text:p>
          </table:table-cell>
          <table:table-cell office:value-type="float" office:value="-1170">
            <text:p>-11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70">
            <text:p>7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70</text:p>
          </table:table-cell>
          <table:table-cell office:value-type="float" office:value="-1157">
            <text:p>-1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65</text:p>
          </table:table-cell>
          <table:table-cell office:value-type="float" office:value="-1157">
            <text:p>-1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55</text:p>
          </table:table-cell>
          <table:table-cell office:value-type="float" office:value="-1140">
            <text:p>-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43</text:p>
          </table:table-cell>
          <table:table-cell office:value-type="float" office:value="-1140">
            <text:p>-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26</text:p>
          </table:table-cell>
          <table:table-cell office:value-type="float" office:value="-1140">
            <text:p>-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12</text:p>
          </table:table-cell>
          <table:table-cell office:value-type="float" office:value="-1125">
            <text:p>-11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01</text:p>
          </table:table-cell>
          <table:table-cell office:value-type="float" office:value="-1125">
            <text:p>-11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94</text:p>
          </table:table-cell>
          <table:table-cell office:value-type="float" office:value="-1109">
            <text:p>-11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84</text:p>
          </table:table-cell>
          <table:table-cell office:value-type="float" office:value="-1109">
            <text:p>-11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78</text:p>
          </table:table-cell>
          <table:table-cell office:value-type="float" office:value="-1090">
            <text:p>-10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71</text:p>
          </table:table-cell>
          <table:table-cell office:value-type="float" office:value="-1090">
            <text:p>-10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61</text:p>
          </table:table-cell>
          <table:table-cell office:value-type="float" office:value="-1073">
            <text:p>-10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47</text:p>
          </table:table-cell>
          <table:table-cell office:value-type="float" office:value="-1073">
            <text:p>-10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37</text:p>
          </table:table-cell>
          <table:table-cell office:value-type="float" office:value="-1056">
            <text:p>-10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28</text:p>
          </table:table-cell>
          <table:table-cell office:value-type="float" office:value="-1056">
            <text:p>-10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21</text:p>
          </table:table-cell>
          <table:table-cell office:value-type="float" office:value="-1038">
            <text:p>-10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15</text:p>
          </table:table-cell>
          <table:table-cell office:value-type="float" office:value="-1038">
            <text:p>-10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09</text:p>
          </table:table-cell>
          <table:table-cell office:value-type="float" office:value="-1021">
            <text:p>-10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03</text:p>
          </table:table-cell>
          <table:table-cell office:value-type="float" office:value="-1021">
            <text:p>-10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98</text:p>
          </table:table-cell>
          <table:table-cell office:value-type="float" office:value="-1002">
            <text:p>-10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89</text:p>
          </table:table-cell>
          <table:table-cell office:value-type="float" office:value="-1002">
            <text:p>-10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76</text:p>
          </table:table-cell>
          <table:table-cell office:value-type="float" office:value="-988">
            <text:p>-9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62</text:p>
          </table:table-cell>
          <table:table-cell office:value-type="float" office:value="-988">
            <text:p>-9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17">
            <text:p>2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49</text:p>
          </table:table-cell>
          <table:table-cell office:value-type="float" office:value="-970">
            <text:p>-9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17">
            <text:p>2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37</text:p>
          </table:table-cell>
          <table:table-cell office:value-type="float" office:value="-970">
            <text:p>-9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25</text:p>
          </table:table-cell>
          <table:table-cell office:value-type="float" office:value="-952">
            <text:p>-9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12</text:p>
          </table:table-cell>
          <table:table-cell office:value-type="float" office:value="-952">
            <text:p>-9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01</text:p>
          </table:table-cell>
          <table:table-cell office:value-type="float" office:value="-933">
            <text:p>-9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54">
            <text:p>2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89</text:p>
          </table:table-cell>
          <table:table-cell office:value-type="float" office:value="-933">
            <text:p>-9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71">
            <text:p>2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77</text:p>
          </table:table-cell>
          <table:table-cell office:value-type="float" office:value="-916">
            <text:p>-9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71">
            <text:p>2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71</text:p>
          </table:table-cell>
          <table:table-cell office:value-type="float" office:value="-916">
            <text:p>-9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71">
            <text:p>2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63</text:p>
          </table:table-cell>
          <table:table-cell office:value-type="float" office:value="-916">
            <text:p>-9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90">
            <text:p>2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53</text:p>
          </table:table-cell>
          <table:table-cell office:value-type="float" office:value="-897">
            <text:p>-8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290">
            <text:p>2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44</text:p>
          </table:table-cell>
          <table:table-cell office:value-type="float" office:value="-897">
            <text:p>-8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39</text:p>
          </table:table-cell>
          <table:table-cell office:value-type="float" office:value="-878">
            <text:p>-8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09">
            <text:p>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36</text:p>
          </table:table-cell>
          <table:table-cell office:value-type="float" office:value="-878">
            <text:p>-8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27</text:p>
          </table:table-cell>
          <table:table-cell office:value-type="float" office:value="-860">
            <text:p>-8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27">
            <text:p>32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18</text:p>
          </table:table-cell>
          <table:table-cell office:value-type="float" office:value="-860">
            <text:p>-8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45">
            <text:p>3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13</text:p>
          </table:table-cell>
          <table:table-cell office:value-type="float" office:value="-842">
            <text:p>-8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45">
            <text:p>3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08</text:p>
          </table:table-cell>
          <table:table-cell office:value-type="float" office:value="-842">
            <text:p>-8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64">
            <text:p>3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98</text:p>
          </table:table-cell>
          <table:table-cell office:value-type="float" office:value="-823">
            <text:p>-8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64">
            <text:p>3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86</text:p>
          </table:table-cell>
          <table:table-cell office:value-type="float" office:value="-823">
            <text:p>-8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75</text:p>
          </table:table-cell>
          <table:table-cell office:value-type="float" office:value="-806">
            <text:p>-8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62</text:p>
          </table:table-cell>
          <table:table-cell office:value-type="float" office:value="-806">
            <text:p>-8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51</text:p>
          </table:table-cell>
          <table:table-cell office:value-type="float" office:value="-790">
            <text:p>-7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42</text:p>
          </table:table-cell>
          <table:table-cell office:value-type="float" office:value="-790">
            <text:p>-7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17">
            <text:p>4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34</text:p>
          </table:table-cell>
          <table:table-cell office:value-type="float" office:value="-770">
            <text:p>-7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17">
            <text:p>4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22</text:p>
          </table:table-cell>
          <table:table-cell office:value-type="float" office:value="-770">
            <text:p>-7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12</text:p>
          </table:table-cell>
          <table:table-cell office:value-type="float" office:value="-753">
            <text:p>-7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05</text:p>
          </table:table-cell>
          <table:table-cell office:value-type="float" office:value="-753">
            <text:p>-7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95</text:p>
          </table:table-cell>
          <table:table-cell office:value-type="float" office:value="-753">
            <text:p>-7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55">
            <text:p>4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88</text:p>
          </table:table-cell>
          <table:table-cell office:value-type="float" office:value="-732">
            <text:p>-7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55">
            <text:p>4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84</text:p>
          </table:table-cell>
          <table:table-cell office:value-type="float" office:value="-732">
            <text:p>-7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73">
            <text:p>4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76</text:p>
          </table:table-cell>
          <table:table-cell office:value-type="float" office:value="-714">
            <text:p>-7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73">
            <text:p>4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65</text:p>
          </table:table-cell>
          <table:table-cell office:value-type="float" office:value="-714">
            <text:p>-7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89">
            <text:p>48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59</text:p>
          </table:table-cell>
          <table:table-cell office:value-type="float" office:value="-698">
            <text:p>-6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489">
            <text:p>48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56</text:p>
          </table:table-cell>
          <table:table-cell office:value-type="float" office:value="-698">
            <text:p>-6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507">
            <text:p>5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48</text:p>
          </table:table-cell>
          <table:table-cell office:value-type="float" office:value="-680">
            <text:p>-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507">
            <text:p>5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37</text:p>
          </table:table-cell>
          <table:table-cell office:value-type="float" office:value="-680">
            <text:p>-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23</text:p>
          </table:table-cell>
          <table:table-cell office:value-type="float" office:value="-662">
            <text:p>-6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525">
            <text:p>52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06</text:p>
          </table:table-cell>
          <table:table-cell office:value-type="float" office:value="-662">
            <text:p>-6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92</text:p>
          </table:table-cell>
          <table:table-cell office:value-type="float" office:value="-642">
            <text:p>-6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77</text:p>
          </table:table-cell>
          <table:table-cell office:value-type="float" office:value="-642">
            <text:p>-6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19">
            <text:p>119</text:p>
          </table:table-cell>
          <table:table-cell office:value-type="float" office:value="565">
            <text:p>5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67</text:p>
          </table:table-cell>
          <table:table-cell office:value-type="float" office:value="-622">
            <text:p>-6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565">
            <text:p>56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57</text:p>
          </table:table-cell>
          <table:table-cell office:value-type="float" office:value="-622">
            <text:p>-6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583">
            <text:p>5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49</text:p>
          </table:table-cell>
          <table:table-cell office:value-type="float" office:value="-604">
            <text:p>-6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08">
            <text:p>108</text:p>
          </table:table-cell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583">
            <text:p>5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39</text:p>
          </table:table-cell>
          <table:table-cell office:value-type="float" office:value="-604">
            <text:p>-6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08">
            <text:p>108</text:p>
          </table:table-cell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603">
            <text:p>6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28</text:p>
          </table:table-cell>
          <table:table-cell office:value-type="float" office:value="-584">
            <text:p>-5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603">
            <text:p>6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21</text:p>
          </table:table-cell>
          <table:table-cell office:value-type="float" office:value="-584">
            <text:p>-5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603">
            <text:p>6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18</text:p>
          </table:table-cell>
          <table:table-cell office:value-type="float" office:value="-584">
            <text:p>-5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7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622">
            <text:p>6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09</text:p>
          </table:table-cell>
          <table:table-cell office:value-type="float" office:value="-565">
            <text:p>-5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6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float" office:value="622">
            <text:p>6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00</text:p>
          </table:table-cell>
          <table:table-cell office:value-type="float" office:value="-565">
            <text:p>-5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3</text:p>
          </table:table-cell>
          <table:table-cell table:number-columns-repeated="2"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float" office:value="642">
            <text:p>6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95</text:p>
          </table:table-cell>
          <table:table-cell office:value-type="float" office:value="-545">
            <text:p>-5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3</text:p>
          </table:table-cell>
          <table:table-cell table:number-columns-repeated="2"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float" office:value="642">
            <text:p>6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91</text:p>
          </table:table-cell>
          <table:table-cell office:value-type="float" office:value="-545">
            <text:p>-5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3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61">
            <text:p>6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87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61">
            <text:p>6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81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76">
            <text:p>6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73</text:p>
          </table:table-cell>
          <table:table-cell office:value-type="float" office:value="-511">
            <text:p>-5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76">
            <text:p>6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65</text:p>
          </table:table-cell>
          <table:table-cell office:value-type="float" office:value="-511">
            <text:p>-5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95">
            <text:p>6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57</text:p>
          </table:table-cell>
          <table:table-cell office:value-type="float" office:value="-492">
            <text:p>-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695">
            <text:p>6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47</text:p>
          </table:table-cell>
          <table:table-cell office:value-type="float" office:value="-492">
            <text:p>-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711">
            <text:p>7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40</text:p>
          </table:table-cell>
          <table:table-cell office:value-type="float" office:value="-476">
            <text:p>-4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711">
            <text:p>7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30</text:p>
          </table:table-cell>
          <table:table-cell office:value-type="float" office:value="-476">
            <text:p>-4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19">
            <text:p>119</text:p>
          </table:table-cell>
          <table:table-cell office:value-type="float" office:value="728">
            <text:p>7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21</text:p>
          </table:table-cell>
          <table:table-cell office:value-type="float" office:value="-459">
            <text:p>-4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 office:value-type="float" office:value="728">
            <text:p>7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08</text:p>
          </table:table-cell>
          <table:table-cell office:value-type="float" office:value="-459">
            <text:p>-4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 office:value-type="float" office:value="747">
            <text:p>7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01</text:p>
          </table:table-cell>
          <table:table-cell office:value-type="float" office:value="-440">
            <text:p>-4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9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 office:value-type="float" office:value="747">
            <text:p>7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95</text:p>
          </table:table-cell>
          <table:table-cell office:value-type="float" office:value="-440">
            <text:p>-4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769">
            <text:p>7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90</text:p>
          </table:table-cell>
          <table:table-cell office:value-type="float" office:value="-418">
            <text:p>-4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769">
            <text:p>7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84</text:p>
          </table:table-cell>
          <table:table-cell office:value-type="float" office:value="-418">
            <text:p>-4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7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785">
            <text:p>7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77</text:p>
          </table:table-cell>
          <table:table-cell office:value-type="float" office:value="-402">
            <text:p>-4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785">
            <text:p>7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72</text:p>
          </table:table-cell>
          <table:table-cell office:value-type="float" office:value="-402">
            <text:p>-4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float" office:value="803">
            <text:p>8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67</text:p>
          </table:table-cell>
          <table:table-cell office:value-type="float" office:value="-384">
            <text:p>-3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3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float" office:value="803">
            <text:p>80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55</text:p>
          </table:table-cell>
          <table:table-cell office:value-type="float" office:value="-384">
            <text:p>-3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float" office:value="822">
            <text:p>8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41</text:p>
          </table:table-cell>
          <table:table-cell office:value-type="float" office:value="-365">
            <text:p>-3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float" office:value="822">
            <text:p>8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32</text:p>
          </table:table-cell>
          <table:table-cell office:value-type="float" office:value="-365">
            <text:p>-3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float" office:value="822">
            <text:p>8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24</text:p>
          </table:table-cell>
          <table:table-cell office:value-type="float" office:value="-365">
            <text:p>-3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45">
            <text:p>8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13</text:p>
          </table:table-cell>
          <table:table-cell office:value-type="float" office:value="-342">
            <text:p>-3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45">
            <text:p>8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4.00</text:p>
          </table:table-cell>
          <table:table-cell office:value-type="float" office:value="-342">
            <text:p>-3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61">
            <text:p>8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87</text:p>
          </table:table-cell>
          <table:table-cell office:value-type="float" office:value="-326">
            <text:p>-3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61">
            <text:p>8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77</text:p>
          </table:table-cell>
          <table:table-cell office:value-type="float" office:value="-326">
            <text:p>-3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6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81">
            <text:p>8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66</text:p>
          </table:table-cell>
          <table:table-cell office:value-type="float" office:value="-306">
            <text:p>-3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81">
            <text:p>8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54</text:p>
          </table:table-cell>
          <table:table-cell office:value-type="float" office:value="-306">
            <text:p>-3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5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99">
            <text:p>8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43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899">
            <text:p>8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36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915">
            <text:p>9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30</text:p>
          </table:table-cell>
          <table:table-cell office:value-type="float" office:value="-272">
            <text:p>-2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915">
            <text:p>9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24</text:p>
          </table:table-cell>
          <table:table-cell office:value-type="float" office:value="-272">
            <text:p>-2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1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932">
            <text:p>9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17</text:p>
          </table:table-cell>
          <table:table-cell office:value-type="float" office:value="-255">
            <text:p>-2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9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932">
            <text:p>9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11</text:p>
          </table:table-cell>
          <table:table-cell office:value-type="float" office:value="-255">
            <text:p>-2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51">
            <text:p>9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06</text:p>
          </table:table-cell>
          <table:table-cell office:value-type="float" office:value="-236">
            <text:p>-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8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51">
            <text:p>9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95</text:p>
          </table:table-cell>
          <table:table-cell office:value-type="float" office:value="-236">
            <text:p>-2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72">
            <text:p>9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83</text:p>
          </table:table-cell>
          <table:table-cell office:value-type="float" office:value="-215">
            <text:p>-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72">
            <text:p>9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69</text:p>
          </table:table-cell>
          <table:table-cell office:value-type="float" office:value="-215">
            <text:p>-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6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50</text:p>
          </table:table-cell>
          <table:table-cell office:value-type="float" office:value="-197">
            <text:p>-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3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36</text:p>
          </table:table-cell>
          <table:table-cell office:value-type="float" office:value="-197">
            <text:p>-1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1011">
            <text:p>10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25</text:p>
          </table:table-cell>
          <table:table-cell office:value-type="float" office:value="-176">
            <text:p>-1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1011">
            <text:p>10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15</text:p>
          </table:table-cell>
          <table:table-cell office:value-type="float" office:value="-176">
            <text:p>-1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9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029">
            <text:p>10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06</text:p>
          </table:table-cell>
          <table:table-cell office:value-type="float" office:value="-158">
            <text:p>-1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029">
            <text:p>10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98</text:p>
          </table:table-cell>
          <table:table-cell office:value-type="float" office:value="-158">
            <text:p>-1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046">
            <text:p>104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87</text:p>
          </table:table-cell>
          <table:table-cell office:value-type="float" office:value="-141">
            <text:p>-1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046">
            <text:p>104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76</text:p>
          </table:table-cell>
          <table:table-cell office:value-type="float" office:value="-141">
            <text:p>-1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7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066">
            <text:p>10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68</text:p>
          </table:table-cell>
          <table:table-cell office:value-type="float" office:value="-121">
            <text:p>-1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066">
            <text:p>10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62</text:p>
          </table:table-cell>
          <table:table-cell office:value-type="float" office:value="-121">
            <text:p>-1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3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083">
            <text:p>10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5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083">
            <text:p>10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53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099">
            <text:p>10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47</text:p>
          </table:table-cell>
          <table:table-cell office:value-type="float" office:value="-88">
            <text:p>-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099">
            <text:p>10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41</text:p>
          </table:table-cell>
          <table:table-cell office:value-type="float" office:value="-88">
            <text:p>-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117">
            <text:p>1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40</text:p>
          </table:table-cell>
          <table:table-cell office:value-type="float" office:value="-70">
            <text:p>-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117">
            <text:p>1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39</text:p>
          </table:table-cell>
          <table:table-cell office:value-type="float" office:value="-70">
            <text:p>-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134">
            <text:p>11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31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134">
            <text:p>11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25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134">
            <text:p>11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20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155">
            <text:p>1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17</text:p>
          </table:table-cell>
          <table:table-cell office:value-type="float" office:value="-32">
            <text:p>-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155">
            <text:p>1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09</text:p>
          </table:table-cell>
          <table:table-cell office:value-type="float" office:value="-32">
            <text:p>-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4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172">
            <text:p>11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94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19">
            <text:p>119</text:p>
          </table:table-cell>
          <table:table-cell office:value-type="float" office:value="1172">
            <text:p>11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82</text:p>
          </table:table-cell>
          <table:table-cell office:value-type="float" office:value="-15">
            <text:p>-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9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19">
            <text:p>119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73</text:p>
          </table:table-cell>
          <table:table-cell office:value-type="float" office:value="6">
            <text:p>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64</text:p>
          </table:table-cell>
          <table:table-cell office:value-type="float" office:value="6">
            <text:p>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210">
            <text:p>12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58</text:p>
          </table:table-cell>
          <table:table-cell office:value-type="float" office:value="23">
            <text:p>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7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210">
            <text:p>12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52</text:p>
          </table:table-cell>
          <table:table-cell office:value-type="float" office:value="23">
            <text:p>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1230">
            <text:p>12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47</text:p>
          </table:table-cell>
          <table:table-cell office:value-type="float" office:value="43">
            <text:p>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1230">
            <text:p>12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43</text:p>
          </table:table-cell>
          <table:table-cell office:value-type="float" office:value="43">
            <text:p>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34</text:p>
          </table:table-cell>
          <table:table-cell office:value-type="float" office:value="58">
            <text:p>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float" office:value="1245">
            <text:p>1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22</text:p>
          </table:table-cell>
          <table:table-cell office:value-type="float" office:value="58">
            <text:p>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9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119">
            <text:p>119</text:p>
          </table:table-cell>
          <table:table-cell office:value-type="float" office:value="1261">
            <text:p>12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08</text:p>
          </table:table-cell>
          <table:table-cell office:value-type="float" office:value="74">
            <text:p>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61">
            <text:p>12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93</text:p>
          </table:table-cell>
          <table:table-cell office:value-type="float" office:value="74">
            <text:p>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78">
            <text:p>12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82</text:p>
          </table:table-cell>
          <table:table-cell office:value-type="float" office:value="91">
            <text:p>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8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78">
            <text:p>12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73</text:p>
          </table:table-cell>
          <table:table-cell office:value-type="float" office:value="91">
            <text:p>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98">
            <text:p>12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57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5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1298">
            <text:p>12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36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2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17">
            <text:p>1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2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9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317">
            <text:p>13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0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37">
            <text:p>13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8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37">
            <text:p>13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7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337">
            <text:p>13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7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59">
            <text:p>13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65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6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359">
            <text:p>13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58</text:p>
          </table:table-cell>
          <table:table-cell office:value-type="float" office:value="172">
            <text:p>1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375">
            <text:p>13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50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2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119">
            <text:p>119</text:p>
          </table:table-cell>
          <table:table-cell office:value-type="float" office:value="1375">
            <text:p>137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40</text:p>
          </table:table-cell>
          <table:table-cell office:value-type="float" office:value="188">
            <text:p>1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19">
            <text:p>119</text:p>
          </table:table-cell>
          <table:table-cell office:value-type="float" office:value="1395">
            <text:p>13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32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80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19">
            <text:p>119</text:p>
          </table:table-cell>
          <table:table-cell office:value-type="float" office:value="1395">
            <text:p>13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26</text:p>
          </table:table-cell>
          <table:table-cell office:value-type="float" office:value="208">
            <text:p>2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9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12">
            <text:p>14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2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12">
            <text:p>14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34">
            <text:p>14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04</text:p>
          </table:table-cell>
          <table:table-cell office:value-type="float" office:value="247">
            <text:p>2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34">
            <text:p>14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92</text:p>
          </table:table-cell>
          <table:table-cell office:value-type="float" office:value="247">
            <text:p>2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52">
            <text:p>14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82</text:p>
          </table:table-cell>
          <table:table-cell office:value-type="float" office:value="265">
            <text:p>2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52">
            <text:p>14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71</text:p>
          </table:table-cell>
          <table:table-cell office:value-type="float" office:value="265">
            <text:p>2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1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68">
            <text:p>14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64</text:p>
          </table:table-cell>
          <table:table-cell office:value-type="float" office:value="281">
            <text:p>2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468">
            <text:p>14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57</text:p>
          </table:table-cell>
          <table:table-cell office:value-type="float" office:value="281">
            <text:p>2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8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119">
            <text:p>119</text:p>
          </table:table-cell>
          <table:table-cell office:value-type="float" office:value="1488">
            <text:p>14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5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488">
            <text:p>14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42</text:p>
          </table:table-cell>
          <table:table-cell office:value-type="float" office:value="301">
            <text:p>3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07">
            <text:p>15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36</text:p>
          </table:table-cell>
          <table:table-cell office:value-type="float" office:value="320">
            <text:p>3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507">
            <text:p>15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28</text:p>
          </table:table-cell>
          <table:table-cell office:value-type="float" office:value="320">
            <text:p>3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26">
            <text:p>15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21</text:p>
          </table:table-cell>
          <table:table-cell office:value-type="float" office:value="339">
            <text:p>3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27">
            <text:p>27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26">
            <text:p>15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15</text:p>
          </table:table-cell>
          <table:table-cell office:value-type="float" office:value="339">
            <text:p>3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119">
            <text:p>119</text:p>
          </table:table-cell>
          <table:table-cell office:value-type="float" office:value="1544">
            <text:p>15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07</text:p>
          </table:table-cell>
          <table:table-cell office:value-type="float" office:value="357">
            <text:p>3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544">
            <text:p>15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01</text:p>
          </table:table-cell>
          <table:table-cell office:value-type="float" office:value="357">
            <text:p>3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559">
            <text:p>15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92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559">
            <text:p>15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76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576">
            <text:p>15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54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576">
            <text:p>15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36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576">
            <text:p>157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19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595">
            <text:p>15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99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119">
            <text:p>119</text:p>
          </table:table-cell>
          <table:table-cell office:value-type="float" office:value="1595">
            <text:p>15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86</text:p>
          </table:table-cell>
          <table:table-cell office:value-type="float" office:value="408">
            <text:p>4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1614">
            <text:p>16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76</text:p>
          </table:table-cell>
          <table:table-cell office:value-type="float" office:value="427">
            <text:p>4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14">
            <text:p>16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67</text:p>
          </table:table-cell>
          <table:table-cell office:value-type="float" office:value="427">
            <text:p>4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9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36">
            <text:p>163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56</text:p>
          </table:table-cell>
          <table:table-cell office:value-type="float" office:value="449">
            <text:p>4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636">
            <text:p>163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4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54">
            <text:p>16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30</text:p>
          </table:table-cell>
          <table:table-cell office:value-type="float" office:value="467">
            <text:p>4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54">
            <text:p>16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09</text:p>
          </table:table-cell>
          <table:table-cell office:value-type="float" office:value="467">
            <text:p>4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70">
            <text:p>16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89</text:p>
          </table:table-cell>
          <table:table-cell office:value-type="float" office:value="483">
            <text:p>4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70">
            <text:p>167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76</text:p>
          </table:table-cell>
          <table:table-cell office:value-type="float" office:value="483">
            <text:p>4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19">
            <text:p>119</text:p>
          </table:table-cell>
          <table:table-cell office:value-type="float" office:value="1691">
            <text:p>16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63</text:p>
          </table:table-cell>
          <table:table-cell office:value-type="float" office:value="504">
            <text:p>5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691">
            <text:p>16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47</text:p>
          </table:table-cell>
          <table:table-cell office:value-type="float" office:value="504">
            <text:p>5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8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11">
            <text:p>17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34</text:p>
          </table:table-cell>
          <table:table-cell office:value-type="float" office:value="524">
            <text:p>5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11">
            <text:p>17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17</text:p>
          </table:table-cell>
          <table:table-cell office:value-type="float" office:value="524">
            <text:p>5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28">
            <text:p>17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03</text:p>
          </table:table-cell>
          <table:table-cell office:value-type="float" office:value="541">
            <text:p>5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28">
            <text:p>17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91</text:p>
          </table:table-cell>
          <table:table-cell office:value-type="float" office:value="541">
            <text:p>5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47">
            <text:p>17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82</text:p>
          </table:table-cell>
          <table:table-cell office:value-type="float" office:value="560">
            <text:p>5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747">
            <text:p>17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72</text:p>
          </table:table-cell>
          <table:table-cell office:value-type="float" office:value="560">
            <text:p>5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1764">
            <text:p>17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59</text:p>
          </table:table-cell>
          <table:table-cell office:value-type="float" office:value="577">
            <text:p>5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764">
            <text:p>17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4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764">
            <text:p>17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28</text:p>
          </table:table-cell>
          <table:table-cell office:value-type="float" office:value="577">
            <text:p>5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784">
            <text:p>17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12</text:p>
          </table:table-cell>
          <table:table-cell office:value-type="float" office:value="597">
            <text:p>5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784">
            <text:p>178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1</text:p>
          </table:table-cell>
          <table:table-cell office:value-type="float" office:value="597">
            <text:p>5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06">
            <text:p>180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87</text:p>
          </table:table-cell>
          <table:table-cell office:value-type="float" office:value="619">
            <text:p>6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06">
            <text:p>180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73</text:p>
          </table:table-cell>
          <table:table-cell office:value-type="float" office:value="619">
            <text:p>6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  <table:table-cell office:value-type="float" office:value="1823">
            <text:p>18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53</text:p>
          </table:table-cell>
          <table:table-cell office:value-type="float" office:value="636">
            <text:p>6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23">
            <text:p>18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636">
            <text:p>6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1841">
            <text:p>184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18</text:p>
          </table:table-cell>
          <table:table-cell office:value-type="float" office:value="654">
            <text:p>6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9</text:p>
          </table:table-cell>
          <table:table-cell office:value-type="float" office:value="654">
            <text:p>6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6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668">
            <text:p>6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2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86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6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4</text:p>
          </table:table-cell>
          <table:table-cell office:value-type="float" office:value="673">
            <text:p>6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7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6</text:p>
          </table:table-cell>
          <table:table-cell office:value-type="float" office:value="673">
            <text:p>6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4</text:p>
          </table:table-cell>
          <table:table-cell office:value-type="float" office:value="673">
            <text:p>6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4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677">
            <text:p>6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677">
            <text:p>6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0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2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58</text:p>
          </table:table-cell>
          <table:table-cell office:value-type="float" office:value="680">
            <text:p>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59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5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6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5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2</text:p>
          </table:table-cell>
          <table:table-cell office:value-type="float" office:value="678">
            <text:p>6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3</text:p>
          </table:table-cell>
          <table:table-cell office:value-type="float" office:value="674">
            <text:p>6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8</text:p>
          </table:table-cell>
          <table:table-cell office:value-type="float" office:value="674">
            <text:p>6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672">
            <text:p>6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672">
            <text:p>6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3</text:p>
          </table:table-cell>
          <table:table-cell office:value-type="float" office:value="670">
            <text:p>6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670">
            <text:p>6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84</text:p>
          </table:table-cell>
          <table:table-cell office:value-type="float" office:value="670">
            <text:p>6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84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1</text:p>
          </table:table-cell>
          <table:table-cell office:value-type="float" office:value="664">
            <text:p>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.96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0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03</text:p>
          </table:table-cell>
          <table:table-cell office:value-type="float" office:value="652">
            <text:p>6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">
            <text:p>-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12</text:p>
          </table:table-cell>
          <table:table-cell office:value-type="float" office:value="652">
            <text:p>6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646">
            <text:p>6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8">
            <text:p>-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29</text:p>
          </table:table-cell>
          <table:table-cell office:value-type="float" office:value="646">
            <text:p>6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">
            <text:p>-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638">
            <text:p>6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">
            <text:p>-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39</text:p>
          </table:table-cell>
          <table:table-cell office:value-type="float" office:value="638">
            <text:p>6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46</text:p>
          </table:table-cell>
          <table:table-cell office:value-type="float" office:value="630">
            <text:p>6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52</text:p>
          </table:table-cell>
          <table:table-cell office:value-type="float" office:value="630">
            <text:p>6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1">
            <text:p>-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57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1">
            <text:p>-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6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66</text:p>
          </table:table-cell>
          <table:table-cell office:value-type="float" office:value="617">
            <text:p>6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7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78</text:p>
          </table:table-cell>
          <table:table-cell office:value-type="float" office:value="607">
            <text:p>6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7">
            <text:p>-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83</text:p>
          </table:table-cell>
          <table:table-cell office:value-type="float" office:value="607">
            <text:p>6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89</text:p>
          </table:table-cell>
          <table:table-cell office:value-type="float" office:value="599">
            <text:p>5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94</text:p>
          </table:table-cell>
          <table:table-cell office:value-type="float" office:value="599">
            <text:p>5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1">
            <text:p>-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07</text:p>
          </table:table-cell>
          <table:table-cell office:value-type="float" office:value="593">
            <text:p>5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15</text:p>
          </table:table-cell>
          <table:table-cell office:value-type="float" office:value="585">
            <text:p>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21</text:p>
          </table:table-cell>
          <table:table-cell office:value-type="float" office:value="585">
            <text:p>5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2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26</text:p>
          </table:table-cell>
          <table:table-cell office:value-type="float" office:value="579">
            <text:p>5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3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37</text:p>
          </table:table-cell>
          <table:table-cell office:value-type="float" office:value="572">
            <text:p>5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39</text:p>
          </table:table-cell>
          <table:table-cell office:value-type="float" office:value="564">
            <text:p>5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90">
            <text:p>-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40</text:p>
          </table:table-cell>
          <table:table-cell office:value-type="float" office:value="564">
            <text:p>5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44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48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52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59</text:p>
          </table:table-cell>
          <table:table-cell office:value-type="float" office:value="549">
            <text:p>5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69</text:p>
          </table:table-cell>
          <table:table-cell office:value-type="float" office:value="549">
            <text:p>5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78</text:p>
          </table:table-cell>
          <table:table-cell office:value-type="float" office:value="542">
            <text:p>5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85</text:p>
          </table:table-cell>
          <table:table-cell office:value-type="float" office:value="542">
            <text:p>54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90</text:p>
          </table:table-cell>
          <table:table-cell office:value-type="float" office:value="532">
            <text:p>5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.94</text:p>
          </table:table-cell>
          <table:table-cell office:value-type="float" office:value="532">
            <text:p>5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31">
            <text:p>-1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00</text:p>
          </table:table-cell>
          <table:table-cell office:value-type="float" office:value="523">
            <text:p>5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31">
            <text:p>-1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07</text:p>
          </table:table-cell>
          <table:table-cell office:value-type="float" office:value="523">
            <text:p>5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17</text:p>
          </table:table-cell>
          <table:table-cell office:value-type="float" office:value="515">
            <text:p>5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39">
            <text:p>-1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29</text:p>
          </table:table-cell>
          <table:table-cell office:value-type="float" office:value="515">
            <text:p>5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7">
            <text:p>-1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38</text:p>
          </table:table-cell>
          <table:table-cell office:value-type="float" office:value="507">
            <text:p>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7">
            <text:p>-14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44</text:p>
          </table:table-cell>
          <table:table-cell office:value-type="float" office:value="507">
            <text:p>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50</text:p>
          </table:table-cell>
          <table:table-cell office:value-type="float" office:value="501">
            <text:p>5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56</text:p>
          </table:table-cell>
          <table:table-cell office:value-type="float" office:value="501">
            <text:p>5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62</text:p>
          </table:table-cell>
          <table:table-cell office:value-type="float" office:value="492">
            <text:p>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71</text:p>
          </table:table-cell>
          <table:table-cell office:value-type="float" office:value="492">
            <text:p>4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78</text:p>
          </table:table-cell>
          <table:table-cell office:value-type="float" office:value="486">
            <text:p>4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86</text:p>
          </table:table-cell>
          <table:table-cell office:value-type="float" office:value="486">
            <text:p>4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68">
            <text:p>-1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92</text:p>
          </table:table-cell>
          <table:table-cell office:value-type="float" office:value="486">
            <text:p>4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4.96</text:p>
          </table:table-cell>
          <table:table-cell office:value-type="float" office:value="476">
            <text:p>4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78">
            <text:p>-17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00</text:p>
          </table:table-cell>
          <table:table-cell office:value-type="float" office:value="476">
            <text:p>4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86">
            <text:p>-1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07</text:p>
          </table:table-cell>
          <table:table-cell office:value-type="float" office:value="468">
            <text:p>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86">
            <text:p>-1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1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94">
            <text:p>-1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19</text:p>
          </table:table-cell>
          <table:table-cell office:value-type="float" office:value="460">
            <text:p>4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94">
            <text:p>-1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25</text:p>
          </table:table-cell>
          <table:table-cell office:value-type="float" office:value="460">
            <text:p>4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31</text:p>
          </table:table-cell>
          <table:table-cell office:value-type="float" office:value="452">
            <text:p>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36</text:p>
          </table:table-cell>
          <table:table-cell office:value-type="float" office:value="452">
            <text:p>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08">
            <text:p>-2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5.41</text:p>
          </table:table-cell>
          <table:table-cell office:value-type="float" office:value="446">
            <text:p>4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-248">
            <text:p>-2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20</text:p>
          </table:table-cell>
          <table:table-cell office:value-type="float" office:value="406">
            <text:p>4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-256">
            <text:p>-2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23</text:p>
          </table:table-cell>
          <table:table-cell office:value-type="float" office:value="398">
            <text:p>3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56">
            <text:p>-2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25</text:p>
          </table:table-cell>
          <table:table-cell office:value-type="float" office:value="398">
            <text:p>3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30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41</text:p>
          </table:table-cell>
          <table:table-cell office:value-type="float" office:value="389">
            <text:p>3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48</text:p>
          </table:table-cell>
          <table:table-cell office:value-type="float" office:value="381">
            <text:p>3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53</text:p>
          </table:table-cell>
          <table:table-cell office:value-type="float" office:value="381">
            <text:p>3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61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82">
            <text:p>-2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69</text:p>
          </table:table-cell>
          <table:table-cell office:value-type="float" office:value="372">
            <text:p>3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73</text:p>
          </table:table-cell>
          <table:table-cell office:value-type="float" office:value="364">
            <text:p>3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79</text:p>
          </table:table-cell>
          <table:table-cell office:value-type="float" office:value="364">
            <text:p>3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85</text:p>
          </table:table-cell>
          <table:table-cell office:value-type="float" office:value="354">
            <text:p>3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6.93</text:p>
          </table:table-cell>
          <table:table-cell office:value-type="float" office:value="354">
            <text:p>3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03</text:p>
          </table:table-cell>
          <table:table-cell office:value-type="float" office:value="345">
            <text:p>3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13</text:p>
          </table:table-cell>
          <table:table-cell office:value-type="float" office:value="345">
            <text:p>3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20">
            <text:p>-3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23</text:p>
          </table:table-cell>
          <table:table-cell office:value-type="float" office:value="334">
            <text:p>3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20">
            <text:p>-3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35</text:p>
          </table:table-cell>
          <table:table-cell office:value-type="float" office:value="334">
            <text:p>33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31">
            <text:p>-3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47</text:p>
          </table:table-cell>
          <table:table-cell office:value-type="float" office:value="323">
            <text:p>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31">
            <text:p>-3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57</text:p>
          </table:table-cell>
          <table:table-cell office:value-type="float" office:value="323">
            <text:p>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41">
            <text:p>-3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65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41">
            <text:p>-3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73</text:p>
          </table:table-cell>
          <table:table-cell office:value-type="float" office:value="313">
            <text:p>3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49">
            <text:p>-34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79</text:p>
          </table:table-cell>
          <table:table-cell office:value-type="float" office:value="305">
            <text:p>3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49">
            <text:p>-34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88</text:p>
          </table:table-cell>
          <table:table-cell office:value-type="float" office:value="305">
            <text:p>3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49">
            <text:p>-34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7.98</text:p>
          </table:table-cell>
          <table:table-cell office:value-type="float" office:value="305">
            <text:p>3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61">
            <text:p>-3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04</text:p>
          </table:table-cell>
          <table:table-cell office:value-type="float" office:value="293">
            <text:p>2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61">
            <text:p>-3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07</text:p>
          </table:table-cell>
          <table:table-cell office:value-type="float" office:value="293">
            <text:p>29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72">
            <text:p>-3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72">
            <text:p>-3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17</text:p>
          </table:table-cell>
          <table:table-cell office:value-type="float" office:value="282">
            <text:p>2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-380">
            <text:p>-3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24</text:p>
          </table:table-cell>
          <table:table-cell office:value-type="float" office:value="274">
            <text:p>2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80">
            <text:p>-3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29</text:p>
          </table:table-cell>
          <table:table-cell office:value-type="float" office:value="274">
            <text:p>2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90">
            <text:p>-3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3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390">
            <text:p>-3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45</text:p>
          </table:table-cell>
          <table:table-cell office:value-type="float" office:value="264">
            <text:p>2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00">
            <text:p>-4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52</text:p>
          </table:table-cell>
          <table:table-cell office:value-type="float" office:value="254">
            <text:p>2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00">
            <text:p>-4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6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08">
            <text:p>-4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6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08">
            <text:p>-4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70</text:p>
          </table:table-cell>
          <table:table-cell office:value-type="float" office:value="246">
            <text:p>2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16">
            <text:p>-4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7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16">
            <text:p>-4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82</text:p>
          </table:table-cell>
          <table:table-cell office:value-type="float" office:value="238">
            <text:p>2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24">
            <text:p>-4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86</text:p>
          </table:table-cell>
          <table:table-cell office:value-type="float" office:value="230">
            <text:p>2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24">
            <text:p>-4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87</text:p>
          </table:table-cell>
          <table:table-cell office:value-type="float" office:value="230">
            <text:p>2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30">
            <text:p>-43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85</text:p>
          </table:table-cell>
          <table:table-cell office:value-type="float" office:value="224">
            <text:p>2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30">
            <text:p>-43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8.9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39">
            <text:p>-4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01</text:p>
          </table:table-cell>
          <table:table-cell office:value-type="float" office:value="215">
            <text:p>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39">
            <text:p>-4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06</text:p>
          </table:table-cell>
          <table:table-cell office:value-type="float" office:value="215">
            <text:p>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39">
            <text:p>-43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13</text:p>
          </table:table-cell>
          <table:table-cell office:value-type="float" office:value="215">
            <text:p>2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48">
            <text:p>-4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23</text:p>
          </table:table-cell>
          <table:table-cell office:value-type="float" office:value="206">
            <text:p>2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48">
            <text:p>-4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32</text:p>
          </table:table-cell>
          <table:table-cell office:value-type="float" office:value="206">
            <text:p>2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58">
            <text:p>-4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4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58">
            <text:p>-4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54</text:p>
          </table:table-cell>
          <table:table-cell office:value-type="float" office:value="196">
            <text:p>1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68">
            <text:p>-4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64</text:p>
          </table:table-cell>
          <table:table-cell office:value-type="float" office:value="186">
            <text:p>1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68">
            <text:p>-46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73</text:p>
          </table:table-cell>
          <table:table-cell office:value-type="float" office:value="186">
            <text:p>1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80">
            <text:p>-4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84</text:p>
          </table:table-cell>
          <table:table-cell office:value-type="float" office:value="174">
            <text:p>1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80">
            <text:p>-4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9.95</text:p>
          </table:table-cell>
          <table:table-cell office:value-type="float" office:value="174">
            <text:p>1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488">
            <text:p>-4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0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488">
            <text:p>-48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14</text:p>
          </table:table-cell>
          <table:table-cell office:value-type="float" office:value="166">
            <text:p>1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497">
            <text:p>-4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23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497">
            <text:p>-4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32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507">
            <text:p>-5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42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07">
            <text:p>-5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4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17">
            <text:p>-51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47</text:p>
          </table:table-cell>
          <table:table-cell office:value-type="float" office:value="137">
            <text:p>1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17">
            <text:p>-51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53</text:p>
          </table:table-cell>
          <table:table-cell office:value-type="float" office:value="137">
            <text:p>1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26">
            <text:p>-5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6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26">
            <text:p>-5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77</text:p>
          </table:table-cell>
          <table:table-cell office:value-type="float" office:value="128">
            <text:p>1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38">
            <text:p>-53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87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38">
            <text:p>-53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0.98</text:p>
          </table:table-cell>
          <table:table-cell office:value-type="float" office:value="116">
            <text:p>1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48">
            <text:p>-5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0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48">
            <text:p>-5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16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48">
            <text:p>-54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2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60">
            <text:p>-5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39</text:p>
          </table:table-cell>
          <table:table-cell office:value-type="float" office:value="94">
            <text:p>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60">
            <text:p>-5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55</text:p>
          </table:table-cell>
          <table:table-cell office:value-type="float" office:value="94">
            <text:p>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70">
            <text:p>-5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64</text:p>
          </table:table-cell>
          <table:table-cell office:value-type="float" office:value="84">
            <text:p>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70">
            <text:p>-5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71</text:p>
          </table:table-cell>
          <table:table-cell office:value-type="float" office:value="84">
            <text:p>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80">
            <text:p>-5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75</text:p>
          </table:table-cell>
          <table:table-cell office:value-type="float" office:value="74">
            <text:p>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80">
            <text:p>-5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79</text:p>
          </table:table-cell>
          <table:table-cell office:value-type="float" office:value="74">
            <text:p>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89">
            <text:p>-5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82</text:p>
          </table:table-cell>
          <table:table-cell office:value-type="float" office:value="65">
            <text:p>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89">
            <text:p>-58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84</text:p>
          </table:table-cell>
          <table:table-cell office:value-type="float" office:value="65">
            <text:p>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97">
            <text:p>-5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87</text:p>
          </table:table-cell>
          <table:table-cell office:value-type="float" office:value="57">
            <text:p>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597">
            <text:p>-59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1.92</text:p>
          </table:table-cell>
          <table:table-cell office:value-type="float" office:value="57">
            <text:p>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08">
            <text:p>-6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01</text:p>
          </table:table-cell>
          <table:table-cell office:value-type="float" office:value="46">
            <text:p>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08">
            <text:p>-60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06</text:p>
          </table:table-cell>
          <table:table-cell office:value-type="float" office:value="46">
            <text:p>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16">
            <text:p>-6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11</text:p>
          </table:table-cell>
          <table:table-cell office:value-type="float" office:value="38">
            <text:p>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16">
            <text:p>-6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22</text:p>
          </table:table-cell>
          <table:table-cell office:value-type="float" office:value="38">
            <text:p>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26">
            <text:p>-6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37</text:p>
          </table:table-cell>
          <table:table-cell office:value-type="float" office:value="28">
            <text:p>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26">
            <text:p>-6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48</text:p>
          </table:table-cell>
          <table:table-cell office:value-type="float" office:value="28">
            <text:p>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34">
            <text:p>-6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55</text:p>
          </table:table-cell>
          <table:table-cell office:value-type="float" office:value="20">
            <text:p>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34">
            <text:p>-6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62</text:p>
          </table:table-cell>
          <table:table-cell office:value-type="float" office:value="20">
            <text:p>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44">
            <text:p>-6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70</text:p>
          </table:table-cell>
          <table:table-cell office:value-type="float" office:value="10">
            <text:p>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44">
            <text:p>-6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77</text:p>
          </table:table-cell>
          <table:table-cell office:value-type="float" office:value="10">
            <text:p>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52">
            <text:p>-6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82</text:p>
          </table:table-cell>
          <table:table-cell office:value-type="float" office:value="2">
            <text:p>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52">
            <text:p>-6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88</text:p>
          </table:table-cell>
          <table:table-cell office:value-type="float" office:value="2">
            <text:p>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63">
            <text:p>-6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2.95</text:p>
          </table:table-cell>
          <table:table-cell office:value-type="float" office:value="-9">
            <text:p>-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63">
            <text:p>-6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02</text:p>
          </table:table-cell>
          <table:table-cell office:value-type="float" office:value="-9">
            <text:p>-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63">
            <text:p>-6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08</text:p>
          </table:table-cell>
          <table:table-cell office:value-type="float" office:value="-9">
            <text:p>-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75">
            <text:p>-6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12</text:p>
          </table:table-cell>
          <table:table-cell office:value-type="float" office:value="-21">
            <text:p>-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75">
            <text:p>-67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14</text:p>
          </table:table-cell>
          <table:table-cell office:value-type="float" office:value="-21">
            <text:p>-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84">
            <text:p>-6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18</text:p>
          </table:table-cell>
          <table:table-cell office:value-type="float" office:value="-30">
            <text:p>-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84">
            <text:p>-68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29</text:p>
          </table:table-cell>
          <table:table-cell office:value-type="float" office:value="-30">
            <text:p>-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95">
            <text:p>-6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40</text:p>
          </table:table-cell>
          <table:table-cell office:value-type="float" office:value="-41">
            <text:p>-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695">
            <text:p>-6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51</text:p>
          </table:table-cell>
          <table:table-cell office:value-type="float" office:value="-41">
            <text:p>-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07">
            <text:p>-7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61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07">
            <text:p>-7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71</text:p>
          </table:table-cell>
          <table:table-cell office:value-type="float" office:value="-53">
            <text:p>-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18">
            <text:p>-7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78</text:p>
          </table:table-cell>
          <table:table-cell office:value-type="float" office:value="-64">
            <text:p>-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18">
            <text:p>-7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85</text:p>
          </table:table-cell>
          <table:table-cell office:value-type="float" office:value="-64">
            <text:p>-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28">
            <text:p>-72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3.96</text:p>
          </table:table-cell>
          <table:table-cell office:value-type="float" office:value="-74">
            <text:p>-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28">
            <text:p>-72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06</text:p>
          </table:table-cell>
          <table:table-cell office:value-type="float" office:value="-74">
            <text:p>-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40">
            <text:p>-74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16</text:p>
          </table:table-cell>
          <table:table-cell office:value-type="float" office:value="-86">
            <text:p>-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40">
            <text:p>-74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25</text:p>
          </table:table-cell>
          <table:table-cell office:value-type="float" office:value="-86">
            <text:p>-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52">
            <text:p>-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35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52">
            <text:p>-75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45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60">
            <text:p>-7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53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60">
            <text:p>-76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59</text:p>
          </table:table-cell>
          <table:table-cell office:value-type="float" office:value="-106">
            <text:p>-1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72">
            <text:p>-7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67</text:p>
          </table:table-cell>
          <table:table-cell office:value-type="float" office:value="-118">
            <text:p>-1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72">
            <text:p>-77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77</text:p>
          </table:table-cell>
          <table:table-cell office:value-type="float" office:value="-118">
            <text:p>-1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79">
            <text:p>-77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88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79">
            <text:p>-77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4.96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79">
            <text:p>-77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03</text:p>
          </table:table-cell>
          <table:table-cell office:value-type="float" office:value="-125">
            <text:p>-1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86">
            <text:p>-7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07</text:p>
          </table:table-cell>
          <table:table-cell office:value-type="float" office:value="-132">
            <text:p>-1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86">
            <text:p>-78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15</text:p>
          </table:table-cell>
          <table:table-cell office:value-type="float" office:value="-132">
            <text:p>-1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94">
            <text:p>-7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23</text:p>
          </table:table-cell>
          <table:table-cell office:value-type="float" office:value="-140">
            <text:p>-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794">
            <text:p>-7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33</text:p>
          </table:table-cell>
          <table:table-cell office:value-type="float" office:value="-140">
            <text:p>-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06">
            <text:p>-80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43</text:p>
          </table:table-cell>
          <table:table-cell office:value-type="float" office:value="-152">
            <text:p>-1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06">
            <text:p>-80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52</text:p>
          </table:table-cell>
          <table:table-cell office:value-type="float" office:value="-152">
            <text:p>-1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16">
            <text:p>-8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58</text:p>
          </table:table-cell>
          <table:table-cell office:value-type="float" office:value="-162">
            <text:p>-1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16">
            <text:p>-8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66</text:p>
          </table:table-cell>
          <table:table-cell office:value-type="float" office:value="-162">
            <text:p>-1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25">
            <text:p>-8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76</text:p>
          </table:table-cell>
          <table:table-cell office:value-type="float" office:value="-171">
            <text:p>-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25">
            <text:p>-8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5.88</text:p>
          </table:table-cell>
          <table:table-cell office:value-type="float" office:value="-171">
            <text:p>-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33">
            <text:p>-8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02</text:p>
          </table:table-cell>
          <table:table-cell office:value-type="float" office:value="-179">
            <text:p>-1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33">
            <text:p>-8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15</text:p>
          </table:table-cell>
          <table:table-cell office:value-type="float" office:value="-179">
            <text:p>-1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44">
            <text:p>-8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27</text:p>
          </table:table-cell>
          <table:table-cell office:value-type="float" office:value="-190">
            <text:p>-1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44">
            <text:p>-8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35</text:p>
          </table:table-cell>
          <table:table-cell office:value-type="float" office:value="-190">
            <text:p>-1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855">
            <text:p>-8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42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-855">
            <text:p>-8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52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-864">
            <text:p>-8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62</text:p>
          </table:table-cell>
          <table:table-cell office:value-type="float" office:value="-210">
            <text:p>-2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-864">
            <text:p>-8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72</text:p>
          </table:table-cell>
          <table:table-cell office:value-type="float" office:value="-210">
            <text:p>-2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873">
            <text:p>-8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81</text:p>
          </table:table-cell>
          <table:table-cell office:value-type="float" office:value="-219">
            <text:p>-2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-873">
            <text:p>-8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6.89</text:p>
          </table:table-cell>
          <table:table-cell office:value-type="float" office:value="-219">
            <text:p>-2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885">
            <text:p>-8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01</text:p>
          </table:table-cell>
          <table:table-cell office:value-type="float" office:value="-231">
            <text:p>-2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885">
            <text:p>-8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10</text:p>
          </table:table-cell>
          <table:table-cell office:value-type="float" office:value="-231">
            <text:p>-2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-895">
            <text:p>-8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20</text:p>
          </table:table-cell>
          <table:table-cell office:value-type="float" office:value="-241">
            <text:p>-2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895">
            <text:p>-89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31</text:p>
          </table:table-cell>
          <table:table-cell office:value-type="float" office:value="-241">
            <text:p>-2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-902">
            <text:p>-9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42</text:p>
          </table:table-cell>
          <table:table-cell office:value-type="float" office:value="-248">
            <text:p>-2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-902">
            <text:p>-9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49</text:p>
          </table:table-cell>
          <table:table-cell office:value-type="float" office:value="-248">
            <text:p>-2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-911">
            <text:p>-9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55</text:p>
          </table:table-cell>
          <table:table-cell office:value-type="float" office:value="-257">
            <text:p>-2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-911">
            <text:p>-91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61</text:p>
          </table:table-cell>
          <table:table-cell office:value-type="float" office:value="-257">
            <text:p>-2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-923">
            <text:p>-9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67</text:p>
          </table:table-cell>
          <table:table-cell office:value-type="float" office:value="-269">
            <text:p>-2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923">
            <text:p>-9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73</text:p>
          </table:table-cell>
          <table:table-cell office:value-type="float" office:value="-269">
            <text:p>-2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923">
            <text:p>-92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81</text:p>
          </table:table-cell>
          <table:table-cell office:value-type="float" office:value="-269">
            <text:p>-2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931">
            <text:p>-9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7.91</text:p>
          </table:table-cell>
          <table:table-cell office:value-type="float" office:value="-277">
            <text:p>-2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931">
            <text:p>-93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02</text:p>
          </table:table-cell>
          <table:table-cell office:value-type="float" office:value="-277">
            <text:p>-27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-943">
            <text:p>-9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06</text:p>
          </table:table-cell>
          <table:table-cell office:value-type="float" office:value="-289">
            <text:p>-2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-943">
            <text:p>-94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09</text:p>
          </table:table-cell>
          <table:table-cell office:value-type="float" office:value="-289">
            <text:p>-2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-953">
            <text:p>-9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14</text:p>
          </table:table-cell>
          <table:table-cell office:value-type="float" office:value="-299">
            <text:p>-2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-953">
            <text:p>-9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24</text:p>
          </table:table-cell>
          <table:table-cell office:value-type="float" office:value="-299">
            <text:p>-2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-962">
            <text:p>-9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34</text:p>
          </table:table-cell>
          <table:table-cell office:value-type="float" office:value="-308">
            <text:p>-3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-962">
            <text:p>-96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43</text:p>
          </table:table-cell>
          <table:table-cell office:value-type="float" office:value="-308">
            <text:p>-3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-970">
            <text:p>-9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49</text:p>
          </table:table-cell>
          <table:table-cell office:value-type="float" office:value="-316">
            <text:p>-3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-970">
            <text:p>-9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55</text:p>
          </table:table-cell>
          <table:table-cell office:value-type="float" office:value="-316">
            <text:p>-3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-982">
            <text:p>-9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64</text:p>
          </table:table-cell>
          <table:table-cell office:value-type="float" office:value="-328">
            <text:p>-3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-982">
            <text:p>-98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73</text:p>
          </table:table-cell>
          <table:table-cell office:value-type="float" office:value="-328">
            <text:p>-3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-994">
            <text:p>-9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84</text:p>
          </table:table-cell>
          <table:table-cell office:value-type="float" office:value="-340">
            <text:p>-3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-994">
            <text:p>-99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8.94</text:p>
          </table:table-cell>
          <table:table-cell office:value-type="float" office:value="-340">
            <text:p>-3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02">
            <text:p>-10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02</text:p>
          </table:table-cell>
          <table:table-cell office:value-type="float" office:value="-348">
            <text:p>-3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02">
            <text:p>-10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09</text:p>
          </table:table-cell>
          <table:table-cell office:value-type="float" office:value="-348">
            <text:p>-3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14">
            <text:p>-10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18</text:p>
          </table:table-cell>
          <table:table-cell office:value-type="float" office:value="-360">
            <text:p>-3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14">
            <text:p>-101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26</text:p>
          </table:table-cell>
          <table:table-cell office:value-type="float" office:value="-360">
            <text:p>-3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24">
            <text:p>-10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35</text:p>
          </table:table-cell>
          <table:table-cell office:value-type="float" office:value="-370">
            <text:p>-3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24">
            <text:p>-102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47</text:p>
          </table:table-cell>
          <table:table-cell office:value-type="float" office:value="-370">
            <text:p>-3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33">
            <text:p>-10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58</text:p>
          </table:table-cell>
          <table:table-cell office:value-type="float" office:value="-379">
            <text:p>-3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-1033">
            <text:p>-10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66</text:p>
          </table:table-cell>
          <table:table-cell office:value-type="float" office:value="-379">
            <text:p>-3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-1033">
            <text:p>-103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72</text:p>
          </table:table-cell>
          <table:table-cell office:value-type="float" office:value="-379">
            <text:p>-3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-1044">
            <text:p>-10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79</text:p>
          </table:table-cell>
          <table:table-cell office:value-type="float" office:value="-390">
            <text:p>-3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044">
            <text:p>-104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87</text:p>
          </table:table-cell>
          <table:table-cell office:value-type="float" office:value="-390">
            <text:p>-3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1055">
            <text:p>-10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19.99</text:p>
          </table:table-cell>
          <table:table-cell office:value-type="float" office:value="-401">
            <text:p>-4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1055">
            <text:p>-105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12</text:p>
          </table:table-cell>
          <table:table-cell office:value-type="float" office:value="-401">
            <text:p>-4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-1063">
            <text:p>-10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24</text:p>
          </table:table-cell>
          <table:table-cell office:value-type="float" office:value="-409">
            <text:p>-4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-1063">
            <text:p>-10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32</text:p>
          </table:table-cell>
          <table:table-cell office:value-type="float" office:value="-409">
            <text:p>-4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-1071">
            <text:p>-10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36</text:p>
          </table:table-cell>
          <table:table-cell office:value-type="float" office:value="-417">
            <text:p>-4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-1071">
            <text:p>-107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43</text:p>
          </table:table-cell>
          <table:table-cell office:value-type="float" office:value="-417">
            <text:p>-4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-1083">
            <text:p>-10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51</text:p>
          </table:table-cell>
          <table:table-cell office:value-type="float" office:value="-429">
            <text:p>-4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-1083">
            <text:p>-108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58</text:p>
          </table:table-cell>
          <table:table-cell office:value-type="float" office:value="-429">
            <text:p>-4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-1091">
            <text:p>-10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64</text:p>
          </table:table-cell>
          <table:table-cell office:value-type="float" office:value="-437">
            <text:p>-4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-1091">
            <text:p>-109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68</text:p>
          </table:table-cell>
          <table:table-cell office:value-type="float" office:value="-437">
            <text:p>-4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102">
            <text:p>-11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72</text:p>
          </table:table-cell>
          <table:table-cell office:value-type="float" office:value="-448">
            <text:p>-4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102">
            <text:p>-110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84</text:p>
          </table:table-cell>
          <table:table-cell office:value-type="float" office:value="-448">
            <text:p>-4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110">
            <text:p>-11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0.99</text:p>
          </table:table-cell>
          <table:table-cell office:value-type="float" office:value="-456">
            <text:p>-4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-1110">
            <text:p>-111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10</text:p>
          </table:table-cell>
          <table:table-cell office:value-type="float" office:value="-456">
            <text:p>-4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-1122">
            <text:p>-11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19</text:p>
          </table:table-cell>
          <table:table-cell office:value-type="float" office:value="-468">
            <text:p>-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-1122">
            <text:p>-112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27</text:p>
          </table:table-cell>
          <table:table-cell office:value-type="float" office:value="-468">
            <text:p>-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-1132">
            <text:p>-11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41</text:p>
          </table:table-cell>
          <table:table-cell office:value-type="float" office:value="-478">
            <text:p>-4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-1132">
            <text:p>-113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54</text:p>
          </table:table-cell>
          <table:table-cell office:value-type="float" office:value="-478">
            <text:p>-4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-1142">
            <text:p>-11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64</text:p>
          </table:table-cell>
          <table:table-cell office:value-type="float" office:value="-488">
            <text:p>-4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-1142">
            <text:p>-11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70</text:p>
          </table:table-cell>
          <table:table-cell office:value-type="float" office:value="-488">
            <text:p>-4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42">
            <text:p>-11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79</text:p>
          </table:table-cell>
          <table:table-cell office:value-type="float" office:value="-488">
            <text:p>-4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54">
            <text:p>-11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89</text:p>
          </table:table-cell>
          <table:table-cell office:value-type="float" office:value="-500">
            <text:p>-5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54">
            <text:p>-11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1.97</text:p>
          </table:table-cell>
          <table:table-cell office:value-type="float" office:value="-500">
            <text:p>-5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63">
            <text:p>-11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06</text:p>
          </table:table-cell>
          <table:table-cell office:value-type="float" office:value="-509">
            <text:p>-5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63">
            <text:p>-116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19</text:p>
          </table:table-cell>
          <table:table-cell office:value-type="float" office:value="-509">
            <text:p>-5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-1170">
            <text:p>-11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29</text:p>
          </table:table-cell>
          <table:table-cell office:value-type="float" office:value="-516">
            <text:p>-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-1170">
            <text:p>-117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34</text:p>
          </table:table-cell>
          <table:table-cell office:value-type="float" office:value="-516">
            <text:p>-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-1180">
            <text:p>-11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40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-1180">
            <text:p>-118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48</text:p>
          </table:table-cell>
          <table:table-cell office:value-type="float" office:value="-526">
            <text:p>-5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190">
            <text:p>-11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54</text:p>
          </table:table-cell>
          <table:table-cell office:value-type="float" office:value="-536">
            <text:p>-5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190">
            <text:p>-119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55</text:p>
          </table:table-cell>
          <table:table-cell office:value-type="float" office:value="-536">
            <text:p>-5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00">
            <text:p>-12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57</text:p>
          </table:table-cell>
          <table:table-cell office:value-type="float" office:value="-546">
            <text:p>-5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00">
            <text:p>-120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63</text:p>
          </table:table-cell>
          <table:table-cell office:value-type="float" office:value="-546">
            <text:p>-5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06">
            <text:p>-120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73</text:p>
          </table:table-cell>
          <table:table-cell office:value-type="float" office:value="-552">
            <text:p>-5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06">
            <text:p>-120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82</text:p>
          </table:table-cell>
          <table:table-cell office:value-type="float" office:value="-552">
            <text:p>-5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16">
            <text:p>-12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92</text:p>
          </table:table-cell>
          <table:table-cell office:value-type="float" office:value="-562">
            <text:p>-5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16">
            <text:p>-12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2.99</text:p>
          </table:table-cell>
          <table:table-cell office:value-type="float" office:value="-562">
            <text:p>-5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-1227">
            <text:p>-12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06</text:p>
          </table:table-cell>
          <table:table-cell office:value-type="float" office:value="-573">
            <text:p>-5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27">
            <text:p>-122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18</text:p>
          </table:table-cell>
          <table:table-cell office:value-type="float" office:value="-573">
            <text:p>-5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34">
            <text:p>-12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30</text:p>
          </table:table-cell>
          <table:table-cell office:value-type="float" office:value="-580">
            <text:p>-5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34">
            <text:p>-12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40</text:p>
          </table:table-cell>
          <table:table-cell office:value-type="float" office:value="-580">
            <text:p>-5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42">
            <text:p>-12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50</text:p>
          </table:table-cell>
          <table:table-cell office:value-type="float" office:value="-588">
            <text:p>-5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42">
            <text:p>-12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59</text:p>
          </table:table-cell>
          <table:table-cell office:value-type="float" office:value="-588">
            <text:p>-5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42">
            <text:p>-12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70</text:p>
          </table:table-cell>
          <table:table-cell office:value-type="float" office:value="-588">
            <text:p>-5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-1256">
            <text:p>-12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80</text:p>
          </table:table-cell>
          <table:table-cell office:value-type="float" office:value="-602">
            <text:p>-6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-1256">
            <text:p>-125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85</text:p>
          </table:table-cell>
          <table:table-cell office:value-type="float" office:value="-602">
            <text:p>-6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-1264">
            <text:p>-12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3.90</text:p>
          </table:table-cell>
          <table:table-cell office:value-type="float" office:value="-610">
            <text:p>-6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-1264">
            <text:p>-12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00</text:p>
          </table:table-cell>
          <table:table-cell office:value-type="float" office:value="-610">
            <text:p>-6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-1274">
            <text:p>-127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10</text:p>
          </table:table-cell>
          <table:table-cell office:value-type="float" office:value="-620">
            <text:p>-6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-1274">
            <text:p>-127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15</text:p>
          </table:table-cell>
          <table:table-cell office:value-type="float" office:value="-620">
            <text:p>-6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1285">
            <text:p>-12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21</text:p>
          </table:table-cell>
          <table:table-cell office:value-type="float" office:value="-631">
            <text:p>-6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285">
            <text:p>-128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31</text:p>
          </table:table-cell>
          <table:table-cell office:value-type="float" office:value="-631">
            <text:p>-6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293">
            <text:p>-12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40</text:p>
          </table:table-cell>
          <table:table-cell office:value-type="float" office:value="-639">
            <text:p>-6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-1293">
            <text:p>-129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53</text:p>
          </table:table-cell>
          <table:table-cell office:value-type="float" office:value="-639">
            <text:p>-6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1303">
            <text:p>-13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65</text:p>
          </table:table-cell>
          <table:table-cell office:value-type="float" office:value="-649">
            <text:p>-6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-1303">
            <text:p>-130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73</text:p>
          </table:table-cell>
          <table:table-cell office:value-type="float" office:value="-649">
            <text:p>-6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-1316">
            <text:p>-13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78</text:p>
          </table:table-cell>
          <table:table-cell office:value-type="float" office:value="-662">
            <text:p>-6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-1316">
            <text:p>-131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82</text:p>
          </table:table-cell>
          <table:table-cell office:value-type="float" office:value="-662">
            <text:p>-6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-1325">
            <text:p>-13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84</text:p>
          </table:table-cell>
          <table:table-cell office:value-type="float" office:value="-671">
            <text:p>-6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-1325">
            <text:p>-132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96</text:p>
          </table:table-cell>
          <table:table-cell office:value-type="float" office:value="-671">
            <text:p>-6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334">
            <text:p>-13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08</text:p>
          </table:table-cell>
          <table:table-cell office:value-type="float" office:value="-680">
            <text:p>-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-1334">
            <text:p>-13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21</text:p>
          </table:table-cell>
          <table:table-cell office:value-type="float" office:value="-680">
            <text:p>-6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-1346">
            <text:p>-134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22</text:p>
          </table:table-cell>
          <table:table-cell office:value-type="float" office:value="-692">
            <text:p>-6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346">
            <text:p>-134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09</text:p>
          </table:table-cell>
          <table:table-cell office:value-type="float" office:value="-692">
            <text:p>-6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346">
            <text:p>-134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95</text:p>
          </table:table-cell>
          <table:table-cell office:value-type="float" office:value="-692">
            <text:p>-6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354">
            <text:p>-13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96</text:p>
          </table:table-cell>
          <table:table-cell office:value-type="float" office:value="-700">
            <text:p>-7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1354">
            <text:p>-135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93</text:p>
          </table:table-cell>
          <table:table-cell office:value-type="float" office:value="-700">
            <text:p>-7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358">
            <text:p>-13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76</text:p>
          </table:table-cell>
          <table:table-cell office:value-type="float" office:value="-704">
            <text:p>-7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358">
            <text:p>-135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52</text:p>
          </table:table-cell>
          <table:table-cell office:value-type="float" office:value="-704">
            <text:p>-7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-1364">
            <text:p>-13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34</text:p>
          </table:table-cell>
          <table:table-cell office:value-type="float" office:value="-710">
            <text:p>-7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364">
            <text:p>-136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22</text:p>
          </table:table-cell>
          <table:table-cell office:value-type="float" office:value="-710">
            <text:p>-7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373">
            <text:p>-13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12</text:p>
          </table:table-cell>
          <table:table-cell office:value-type="float" office:value="-719">
            <text:p>-7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-1373">
            <text:p>-137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01</text:p>
          </table:table-cell>
          <table:table-cell office:value-type="float" office:value="-719">
            <text:p>-7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-1387">
            <text:p>-138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11</text:p>
          </table:table-cell>
          <table:table-cell office:value-type="float" office:value="-733">
            <text:p>-7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1387">
            <text:p>-138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4.52</text:p>
          </table:table-cell>
          <table:table-cell office:value-type="float" office:value="-733">
            <text:p>-73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1399">
            <text:p>-13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5.21</text:p>
          </table:table-cell>
          <table:table-cell office:value-type="float" office:value="-745">
            <text:p>-7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1399">
            <text:p>-139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6.22</text:p>
          </table:table-cell>
          <table:table-cell office:value-type="float" office:value="-745">
            <text:p>-7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1407">
            <text:p>-14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7.27</text:p>
          </table:table-cell>
          <table:table-cell office:value-type="float" office:value="-753">
            <text:p>-7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-1407">
            <text:p>-140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8.61</text:p>
          </table:table-cell>
          <table:table-cell office:value-type="float" office:value="-753">
            <text:p>-7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-1413">
            <text:p>-14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29.88</text:p>
          </table:table-cell>
          <table:table-cell office:value-type="float" office:value="-759">
            <text:p>-7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13">
            <text:p>-14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1.26</text:p>
          </table:table-cell>
          <table:table-cell office:value-type="float" office:value="-759">
            <text:p>-7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18">
            <text:p>-14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2.59</text:p>
          </table:table-cell>
          <table:table-cell office:value-type="float" office:value="-764">
            <text:p>-7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18">
            <text:p>-14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3.86</text:p>
          </table:table-cell>
          <table:table-cell office:value-type="float" office:value="-764">
            <text:p>-7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26">
            <text:p>-14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5.08</text:p>
          </table:table-cell>
          <table:table-cell office:value-type="float" office:value="-772">
            <text:p>-7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26">
            <text:p>-14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5.89</text:p>
          </table:table-cell>
          <table:table-cell office:value-type="float" office:value="-772">
            <text:p>-7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26">
            <text:p>-1426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6.56</text:p>
          </table:table-cell>
          <table:table-cell office:value-type="float" office:value="-772">
            <text:p>-7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42">
            <text:p>-14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04</text:p>
          </table:table-cell>
          <table:table-cell office:value-type="float" office:value="-788">
            <text:p>-7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42">
            <text:p>-144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37</text:p>
          </table:table-cell>
          <table:table-cell office:value-type="float" office:value="-788">
            <text:p>-7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53">
            <text:p>-14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59</text:p>
          </table:table-cell>
          <table:table-cell office:value-type="float" office:value="-799">
            <text:p>-7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53">
            <text:p>-145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72</text:p>
          </table:table-cell>
          <table:table-cell office:value-type="float" office:value="-799">
            <text:p>-7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61">
            <text:p>-14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73</text:p>
          </table:table-cell>
          <table:table-cell office:value-type="float" office:value="-807">
            <text:p>-8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61">
            <text:p>-146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66</text:p>
          </table:table-cell>
          <table:table-cell office:value-type="float" office:value="-807">
            <text:p>-8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-1469">
            <text:p>-146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-37.61</text:p>
          </table:table-cell>
          <table:table-cell office:value-type="float" office:value="-815">
            <text:p>-8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469">
            <text:p>-1469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string">
            <text:p>-37.68</text:p>
          </table:table-cell>
          <table:table-cell office:value-type="float" office:value="-815">
            <text:p>-8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7.98</text:p>
          </table:table-cell>
          <table:table-cell office:value-type="float" office:value="-817">
            <text:p>-8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43</text:p>
          </table:table-cell>
          <table:table-cell office:value-type="float" office:value="-817">
            <text:p>-8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84</text:p>
          </table:table-cell>
          <table:table-cell office:value-type="float" office:value="-817">
            <text:p>-8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83</text:p>
          </table:table-cell>
          <table:table-cell office:value-type="float" office:value="-817">
            <text:p>-8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58</text:p>
          </table:table-cell>
          <table:table-cell office:value-type="float" office:value="-828">
            <text:p>-8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53</text:p>
          </table:table-cell>
          <table:table-cell office:value-type="float" office:value="-828">
            <text:p>-8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41</text:p>
          </table:table-cell>
          <table:table-cell office:value-type="float" office:value="-829">
            <text:p>-8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22</text:p>
          </table:table-cell>
          <table:table-cell office:value-type="float" office:value="-829">
            <text:p>-82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08</text:p>
          </table:table-cell>
          <table:table-cell office:value-type="float" office:value="-831">
            <text:p>-8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03</text:p>
          </table:table-cell>
          <table:table-cell office:value-type="float" office:value="-831">
            <text:p>-8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15</text:p>
          </table:table-cell>
          <table:table-cell office:value-type="float" office:value="-837">
            <text:p>-8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31</text:p>
          </table:table-cell>
          <table:table-cell office:value-type="float" office:value="-837">
            <text:p>-8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33</text:p>
          </table:table-cell>
          <table:table-cell office:value-type="float" office:value="-843">
            <text:p>-8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28</text:p>
          </table:table-cell>
          <table:table-cell office:value-type="float" office:value="-843">
            <text:p>-8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22</text:p>
          </table:table-cell>
          <table:table-cell office:value-type="float" office:value="-850">
            <text:p>-8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18</text:p>
          </table:table-cell>
          <table:table-cell office:value-type="float" office:value="-850">
            <text:p>-8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17</text:p>
          </table:table-cell>
          <table:table-cell office:value-type="float" office:value="-858">
            <text:p>-8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16</text:p>
          </table:table-cell>
          <table:table-cell office:value-type="float" office:value="-858">
            <text:p>-8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20</text:p>
          </table:table-cell>
          <table:table-cell office:value-type="float" office:value="-866">
            <text:p>-8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27</text:p>
          </table:table-cell>
          <table:table-cell office:value-type="float" office:value="-866">
            <text:p>-8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33</text:p>
          </table:table-cell>
          <table:table-cell office:value-type="float" office:value="-874">
            <text:p>-8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32</text:p>
          </table:table-cell>
          <table:table-cell office:value-type="float" office:value="-874">
            <text:p>-8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35</text:p>
          </table:table-cell>
          <table:table-cell office:value-type="float" office:value="-874">
            <text:p>-8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-65">
            <text:p>-6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42</text:p>
          </table:table-cell>
          <table:table-cell office:value-type="float" office:value="-882">
            <text:p>-8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65">
            <text:p>-6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47</text:p>
          </table:table-cell>
          <table:table-cell office:value-type="float" office:value="-882">
            <text:p>-8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51</text:p>
          </table:table-cell>
          <table:table-cell office:value-type="float" office:value="-890">
            <text:p>-8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58</text:p>
          </table:table-cell>
          <table:table-cell office:value-type="float" office:value="-890">
            <text:p>-8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63</text:p>
          </table:table-cell>
          <table:table-cell office:value-type="float" office:value="-897">
            <text:p>-8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72</text:p>
          </table:table-cell>
          <table:table-cell office:value-type="float" office:value="-897">
            <text:p>-8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75</text:p>
          </table:table-cell>
          <table:table-cell office:value-type="float" office:value="-905">
            <text:p>-9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79</text:p>
          </table:table-cell>
          <table:table-cell office:value-type="float" office:value="-905">
            <text:p>-9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85</text:p>
          </table:table-cell>
          <table:table-cell office:value-type="float" office:value="-913">
            <text:p>-9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91</text:p>
          </table:table-cell>
          <table:table-cell office:value-type="float" office:value="-913">
            <text:p>-9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8.94</text:p>
          </table:table-cell>
          <table:table-cell office:value-type="float" office:value="-922">
            <text:p>-9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05">
            <text:p>-10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02</text:p>
          </table:table-cell>
          <table:table-cell office:value-type="float" office:value="-922">
            <text:p>-9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15">
            <text:p>-1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04</text:p>
          </table:table-cell>
          <table:table-cell office:value-type="float" office:value="-932">
            <text:p>-9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15">
            <text:p>-11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04</text:p>
          </table:table-cell>
          <table:table-cell office:value-type="float" office:value="-932">
            <text:p>-9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08</text:p>
          </table:table-cell>
          <table:table-cell office:value-type="float" office:value="-937">
            <text:p>-9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14</text:p>
          </table:table-cell>
          <table:table-cell office:value-type="float" office:value="-937">
            <text:p>-9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17</text:p>
          </table:table-cell>
          <table:table-cell office:value-type="float" office:value="-943">
            <text:p>-9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26">
            <text:p>-12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23</text:p>
          </table:table-cell>
          <table:table-cell office:value-type="float" office:value="-943">
            <text:p>-9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24</text:p>
          </table:table-cell>
          <table:table-cell office:value-type="float" office:value="-951">
            <text:p>-9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34">
            <text:p>-13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27</text:p>
          </table:table-cell>
          <table:table-cell office:value-type="float" office:value="-951">
            <text:p>-9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32</text:p>
          </table:table-cell>
          <table:table-cell office:value-type="float" office:value="-955">
            <text:p>-9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35</text:p>
          </table:table-cell>
          <table:table-cell office:value-type="float" office:value="-955">
            <text:p>-95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38</text:p>
          </table:table-cell>
          <table:table-cell office:value-type="float" office:value="-959">
            <text:p>-9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2">
            <text:p>-14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43</text:p>
          </table:table-cell>
          <table:table-cell office:value-type="float" office:value="-959">
            <text:p>-9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49</text:p>
          </table:table-cell>
          <table:table-cell office:value-type="float" office:value="-963">
            <text:p>-9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46">
            <text:p>-14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51</text:p>
          </table:table-cell>
          <table:table-cell office:value-type="float" office:value="-963">
            <text:p>-9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53</text:p>
          </table:table-cell>
          <table:table-cell office:value-type="float" office:value="-970">
            <text:p>-9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57</text:p>
          </table:table-cell>
          <table:table-cell office:value-type="float" office:value="-970">
            <text:p>-9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53">
            <text:p>-1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63</text:p>
          </table:table-cell>
          <table:table-cell office:value-type="float" office:value="-970">
            <text:p>-9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68</text:p>
          </table:table-cell>
          <table:table-cell office:value-type="float" office:value="-976">
            <text:p>-9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73</text:p>
          </table:table-cell>
          <table:table-cell office:value-type="float" office:value="-976">
            <text:p>-9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64">
            <text:p>-1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75</text:p>
          </table:table-cell>
          <table:table-cell office:value-type="float" office:value="-981">
            <text:p>-9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64">
            <text:p>-1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80</text:p>
          </table:table-cell>
          <table:table-cell office:value-type="float" office:value="-981">
            <text:p>-9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87</text:p>
          </table:table-cell>
          <table:table-cell office:value-type="float" office:value="-989">
            <text:p>-9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72">
            <text:p>-17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91</text:p>
          </table:table-cell>
          <table:table-cell office:value-type="float" office:value="-989">
            <text:p>-9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98</text:p>
          </table:table-cell>
          <table:table-cell office:value-type="float" office:value="-997">
            <text:p>-9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03</text:p>
          </table:table-cell>
          <table:table-cell office:value-type="float" office:value="-997">
            <text:p>-9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07</text:p>
          </table:table-cell>
          <table:table-cell office:value-type="float" office:value="-1004">
            <text:p>-10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13</text:p>
          </table:table-cell>
          <table:table-cell office:value-type="float" office:value="-1004">
            <text:p>-100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18</text:p>
          </table:table-cell>
          <table:table-cell office:value-type="float" office:value="-1009">
            <text:p>-10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4</text:p>
          </table:table-cell>
          <table:table-cell office:value-type="float" office:value="-1009">
            <text:p>-100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0</text:p>
          </table:table-cell>
          <table:table-cell office:value-type="float" office:value="-1015">
            <text:p>-10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198">
            <text:p>-19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5</text:p>
          </table:table-cell>
          <table:table-cell office:value-type="float" office:value="-1015">
            <text:p>-10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8</text:p>
          </table:table-cell>
          <table:table-cell office:value-type="float" office:value="-1017">
            <text:p>-10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00">
            <text:p>-20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9</text:p>
          </table:table-cell>
          <table:table-cell office:value-type="float" office:value="-1017">
            <text:p>-10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02">
            <text:p>-2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1</text:p>
          </table:table-cell>
          <table:table-cell office:value-type="float" office:value="-1019">
            <text:p>-10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02">
            <text:p>-20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2</text:p>
          </table:table-cell>
          <table:table-cell office:value-type="float" office:value="-1019">
            <text:p>-10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08">
            <text:p>-2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7</text:p>
          </table:table-cell>
          <table:table-cell office:value-type="float" office:value="-1025">
            <text:p>-10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08">
            <text:p>-2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0</text:p>
          </table:table-cell>
          <table:table-cell office:value-type="float" office:value="-1025">
            <text:p>-102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4</text:p>
          </table:table-cell>
          <table:table-cell office:value-type="float" office:value="-1031">
            <text:p>-10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7</text:p>
          </table:table-cell>
          <table:table-cell office:value-type="float" office:value="-1031">
            <text:p>-10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1</text:p>
          </table:table-cell>
          <table:table-cell office:value-type="float" office:value="-1031">
            <text:p>-10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4</text:p>
          </table:table-cell>
          <table:table-cell office:value-type="float" office:value="-1038">
            <text:p>-10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4</text:p>
          </table:table-cell>
          <table:table-cell office:value-type="float" office:value="-1038">
            <text:p>-10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4</text:p>
          </table:table-cell>
          <table:table-cell office:value-type="float" office:value="-1044">
            <text:p>-10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27">
            <text:p>-2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5</text:p>
          </table:table-cell>
          <table:table-cell office:value-type="float" office:value="-1044">
            <text:p>-10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6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0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14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19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3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9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1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2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3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2</text:p>
          </table:table-cell>
          <table:table-cell office:value-type="float" office:value="-1050">
            <text:p>-10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4</text:p>
          </table:table-cell>
          <table:table-cell office:value-type="float" office:value="-1052">
            <text:p>-10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35">
            <text:p>-2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4</text:p>
          </table:table-cell>
          <table:table-cell office:value-type="float" office:value="-1052">
            <text:p>-10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39">
            <text:p>-2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5</text:p>
          </table:table-cell>
          <table:table-cell office:value-type="float" office:value="-1056">
            <text:p>-10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39">
            <text:p>-23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8</text:p>
          </table:table-cell>
          <table:table-cell office:value-type="float" office:value="-1056">
            <text:p>-10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43">
            <text:p>-2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1</text:p>
          </table:table-cell>
          <table:table-cell office:value-type="float" office:value="-1060">
            <text:p>-10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43">
            <text:p>-2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2</text:p>
          </table:table-cell>
          <table:table-cell office:value-type="float" office:value="-1060">
            <text:p>-10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43">
            <text:p>-2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3</text:p>
          </table:table-cell>
          <table:table-cell office:value-type="float" office:value="-1060">
            <text:p>-10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-249">
            <text:p>-2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0</text:p>
          </table:table-cell>
          <table:table-cell office:value-type="float" office:value="-1066">
            <text:p>-10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1</text:p>
          </table:table-cell>
          <table:table-cell office:value-type="float" office:value="-1066">
            <text:p>-10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14</text:p>
          </table:table-cell>
          <table:table-cell office:value-type="float" office:value="-1068">
            <text:p>-10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97</text:p>
          </table:table-cell>
          <table:table-cell office:value-type="float" office:value="-1068">
            <text:p>-10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83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9.82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01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7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7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3">
            <text:p>-25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3</text:p>
          </table:table-cell>
          <table:table-cell office:value-type="float" office:value="-1070">
            <text:p>-10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1</text:p>
          </table:table-cell>
          <table:table-cell office:value-type="float" office:value="-1074">
            <text:p>-10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57">
            <text:p>-25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1</text:p>
          </table:table-cell>
          <table:table-cell office:value-type="float" office:value="-1074">
            <text:p>-10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8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5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73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82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83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78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75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84</text:p>
          </table:table-cell>
          <table:table-cell office:value-type="float" office:value="-1078">
            <text:p>-10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85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9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0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7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5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1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5</text:p>
          </table:table-cell>
          <table:table-cell office:value-type="float" office:value="-1080">
            <text:p>-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8</text:p>
          </table:table-cell>
          <table:table-cell office:value-type="float" office:value="-1084">
            <text:p>-10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67">
            <text:p>-2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7</text:p>
          </table:table-cell>
          <table:table-cell office:value-type="float" office:value="-1084">
            <text:p>-108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0</text:p>
          </table:table-cell>
          <table:table-cell office:value-type="float" office:value="-1090">
            <text:p>-10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3</text:p>
          </table:table-cell>
          <table:table-cell office:value-type="float" office:value="-1090">
            <text:p>-10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8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7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5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28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0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5">
            <text:p>-27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2</text:p>
          </table:table-cell>
          <table:table-cell office:value-type="float" office:value="-1092">
            <text:p>-109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36</text:p>
          </table:table-cell>
          <table:table-cell office:value-type="float" office:value="-1094">
            <text:p>-10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0</text:p>
          </table:table-cell>
          <table:table-cell office:value-type="float" office:value="-1094">
            <text:p>-10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46</text:p>
          </table:table-cell>
          <table:table-cell office:value-type="float" office:value="-1096">
            <text:p>-10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57</text:p>
          </table:table-cell>
          <table:table-cell office:value-type="float" office:value="-1096">
            <text:p>-10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65</text:p>
          </table:table-cell>
          <table:table-cell office:value-type="float" office:value="-1098">
            <text:p>-10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87</text:p>
          </table:table-cell>
          <table:table-cell office:value-type="float" office:value="-1098">
            <text:p>-10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0.99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5">
            <text:p>115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5">
            <text:p>115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9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33">
            <text:p>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33">
            <text:p>3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34">
            <text:p>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49</text:p>
          </table:table-cell>
          <table:table-cell office:value-type="float" office:value="34">
            <text:p>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32">
            <text:p>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32">
            <text:p>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32">
            <text:p>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.49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.0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.75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6.4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7.75</text:p>
          </table:table-cell>
          <table:table-cell office:value-type="float" office:value="32">
            <text:p>3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8.88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9.57</text:p>
          </table:table-cell>
          <table:table-cell office:value-type="float" office:value="32">
            <text:p>32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26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6">
            <text:p>-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45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57</text:p>
          </table:table-cell>
          <table:table-cell office:value-type="float" office:value="22">
            <text:p>2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-14">
            <text:p>-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63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-14">
            <text:p>-1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62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19">
            <text:p>-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56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19">
            <text:p>-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47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21">
            <text:p>-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33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21">
            <text:p>-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0.16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21">
            <text:p>-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9.93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21">
            <text:p>-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9.61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9.26</text:p>
          </table:table-cell>
          <table:table-cell office:value-type="float" office:value="1">
            <text:p>1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8.7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38">
            <text:p>-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8.20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38">
            <text:p>-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7.62</text:p>
          </table:table-cell>
          <table:table-cell office:value-type="float" office:value="-10">
            <text:p>-1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-38">
            <text:p>-3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6.99</text:p>
          </table:table-cell>
          <table:table-cell office:value-type="float" office:value="-10">
            <text:p>-1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47">
            <text:p>-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6.23</text:p>
          </table:table-cell>
          <table:table-cell office:value-type="float" office:value="-19">
            <text:p>-1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47">
            <text:p>-4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5.54</text:p>
          </table:table-cell>
          <table:table-cell office:value-type="float" office:value="-19">
            <text:p>-1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51">
            <text:p>-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.77</text:p>
          </table:table-cell>
          <table:table-cell office:value-type="float" office:value="-23">
            <text:p>-2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51">
            <text:p>-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4.00</text:p>
          </table:table-cell>
          <table:table-cell office:value-type="float" office:value="-23">
            <text:p>-23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59">
            <text:p>-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3.20</text:p>
          </table:table-cell>
          <table:table-cell office:value-type="float" office:value="-31">
            <text:p>-3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-59">
            <text:p>-5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-31">
            <text:p>-3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-67">
            <text:p>-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.75</text:p>
          </table:table-cell>
          <table:table-cell office:value-type="float" office:value="-39">
            <text:p>-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-67">
            <text:p>-6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-39">
            <text:p>-3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-79">
            <text:p>-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-51">
            <text:p>-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-79">
            <text:p>-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-51">
            <text:p>-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-87">
            <text:p>-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-59">
            <text:p>-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-87">
            <text:p>-8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-59">
            <text:p>-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-91">
            <text:p>-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-63">
            <text:p>-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-91">
            <text:p>-9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.95</text:p>
          </table:table-cell>
          <table:table-cell office:value-type="float" office:value="-63">
            <text:p>-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-97">
            <text:p>-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.76</text:p>
          </table:table-cell>
          <table:table-cell office:value-type="float" office:value="-69">
            <text:p>-69</text:p>
          </table:table-cell>
          <table:table-cell table:number-columns-repeated="2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-97">
            <text:p>-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.70</text:p>
          </table:table-cell>
          <table:table-cell office:value-type="float" office:value="-69">
            <text:p>-69</text:p>
          </table:table-cell>
          <table:table-cell table:number-columns-repeated="2"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.74</text:p>
          </table:table-cell>
          <table:table-cell office:value-type="float" office:value="-78">
            <text:p>-78</text:p>
          </table:table-cell>
          <table:table-cell table:number-columns-repeated="2"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-106">
            <text:p>-10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.93</text:p>
          </table:table-cell>
          <table:table-cell office:value-type="float" office:value="-78">
            <text:p>-78</text:p>
          </table:table-cell>
          <table:table-cell table:number-columns-repeated="2"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-116">
            <text:p>-1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7.03</text:p>
          </table:table-cell>
          <table:table-cell office:value-type="float" office:value="-88">
            <text:p>-88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-116">
            <text:p>-11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8.24</text:p>
          </table:table-cell>
          <table:table-cell office:value-type="float" office:value="-88">
            <text:p>-88</text:p>
          </table:table-cell>
          <table:table-cell office:value-type="float" office:value="-14">
            <text:p>-14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-123">
            <text:p>-1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9.47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-123">
            <text:p>-12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0.71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-129">
            <text:p>-1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1.96</text:p>
          </table:table-cell>
          <table:table-cell office:value-type="float" office:value="-101">
            <text:p>-101</text:p>
          </table:table-cell>
          <table:table-cell table:number-columns-repeated="2"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-129">
            <text:p>-1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3.22</text:p>
          </table:table-cell>
          <table:table-cell office:value-type="float" office:value="-101">
            <text:p>-101</text:p>
          </table:table-cell>
          <table:table-cell office:value-type="float" office:value="-24">
            <text:p>-24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-135">
            <text:p>-1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4.57</text:p>
          </table:table-cell>
          <table:table-cell office:value-type="float" office:value="-107">
            <text:p>-107</text:p>
          </table:table-cell>
          <table:table-cell table:number-columns-repeated="2"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-135">
            <text:p>-135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5.74</text:p>
          </table:table-cell>
          <table:table-cell office:value-type="float" office:value="-107">
            <text:p>-107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-143">
            <text:p>-1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6.96</text:p>
          </table:table-cell>
          <table:table-cell office:value-type="float" office:value="-115">
            <text:p>-115</text:p>
          </table:table-cell>
          <table:table-cell table:number-columns-repeated="2"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-143">
            <text:p>-14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8.14</text:p>
          </table:table-cell>
          <table:table-cell office:value-type="float" office:value="-115">
            <text:p>-115</text:p>
          </table:table-cell>
          <table:table-cell office:value-type="float" office:value="-34">
            <text:p>-34</text:p>
          </table:table-cell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-151">
            <text:p>-1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19.27</text:p>
          </table:table-cell>
          <table:table-cell office:value-type="float" office:value="-123">
            <text:p>-123</text:p>
          </table:table-cell>
          <table:table-cell office:value-type="float" office:value="-36">
            <text:p>-36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-151">
            <text:p>-1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0.39</text:p>
          </table:table-cell>
          <table:table-cell office:value-type="float" office:value="-123">
            <text:p>-123</text:p>
          </table:table-cell>
          <table:table-cell table:number-columns-repeated="2"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-156">
            <text:p>-1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1.62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-42">
            <text:p>-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-156">
            <text:p>-1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2.85</text:p>
          </table:table-cell>
          <table:table-cell office:value-type="float" office:value="-128">
            <text:p>-128</text:p>
          </table:table-cell>
          <table:table-cell table:number-columns-repeated="2"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-156">
            <text:p>-156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4.06</text:p>
          </table:table-cell>
          <table:table-cell office:value-type="float" office:value="-128">
            <text:p>-128</text:p>
          </table:table-cell>
          <table:table-cell office:value-type="float" office:value="-46">
            <text:p>-46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-164">
            <text:p>-1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5.40</text:p>
          </table:table-cell>
          <table:table-cell office:value-type="float" office:value="-136">
            <text:p>-136</text:p>
          </table:table-cell>
          <table:table-cell office:value-type="float" office:value="-48">
            <text:p>-48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-164">
            <text:p>-164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6.77</text:p>
          </table:table-cell>
          <table:table-cell office:value-type="float" office:value="-136">
            <text:p>-136</text:p>
          </table:table-cell>
          <table:table-cell table:number-columns-repeated="2"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-171">
            <text:p>-1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8.14</text:p>
          </table:table-cell>
          <table:table-cell office:value-type="float" office:value="-143">
            <text:p>-143</text:p>
          </table:table-cell>
          <table:table-cell office:value-type="float" office:value="-54">
            <text:p>-54</text:p>
          </table:table-cell>
          <table:table-cell office:value-type="float" office:value="-56">
            <text:p>-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-171">
            <text:p>-17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29.49</text:p>
          </table:table-cell>
          <table:table-cell office:value-type="float" office:value="-143">
            <text:p>-143</text:p>
          </table:table-cell>
          <table:table-cell table:number-columns-repeated="2" office:value-type="float" office:value="-58">
            <text:p>-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0.80</text:p>
          </table:table-cell>
          <table:table-cell office:value-type="float" office:value="-151">
            <text:p>-151</text:p>
          </table:table-cell>
          <table:table-cell table:number-columns-repeated="2"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2.08</text:p>
          </table:table-cell>
          <table:table-cell office:value-type="float" office:value="-151">
            <text:p>-151</text:p>
          </table:table-cell>
          <table:table-cell office:value-type="float" office:value="-62">
            <text:p>-62</text:p>
          </table:table-cell>
          <table:table-cell office:value-type="float" office:value="-64">
            <text:p>-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3.32</text:p>
          </table:table-cell>
          <table:table-cell office:value-type="float" office:value="-160">
            <text:p>-160</text:p>
          </table:table-cell>
          <table:table-cell office:value-type="float" office:value="-64">
            <text:p>-64</text:p>
          </table:table-cell>
          <table:table-cell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4.58</text:p>
          </table:table-cell>
          <table:table-cell office:value-type="float" office:value="-160">
            <text:p>-160</text:p>
          </table:table-cell>
          <table:table-cell table:number-columns-repeated="2" office:value-type="float" office:value="-68">
            <text:p>-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5.86</text:p>
          </table:table-cell>
          <table:table-cell office:value-type="float" office:value="-169">
            <text:p>-169</text:p>
          </table:table-cell>
          <table:table-cell table:number-columns-repeated="2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7.20</text:p>
          </table:table-cell>
          <table:table-cell office:value-type="float" office:value="-169">
            <text:p>-169</text:p>
          </table:table-cell>
          <table:table-cell office:value-type="float" office:value="-72">
            <text:p>-72</text:p>
          </table:table-cell>
          <table:table-cell office:value-type="float" office:value="-74">
            <text:p>-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8.57</text:p>
          </table:table-cell>
          <table:table-cell office:value-type="float" office:value="-181">
            <text:p>-181</text:p>
          </table:table-cell>
          <table:table-cell table:number-columns-repeated="2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209">
            <text:p>-2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39.85</text:p>
          </table:table-cell>
          <table:table-cell office:value-type="float" office:value="-181">
            <text:p>-181</text:p>
          </table:table-cell>
          <table:table-cell table:number-columns-repeated="2"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221">
            <text:p>-2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1.27</text:p>
          </table:table-cell>
          <table:table-cell office:value-type="float" office:value="-193">
            <text:p>-193</text:p>
          </table:table-cell>
          <table:table-cell office:value-type="float" office:value="-80">
            <text:p>-80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221">
            <text:p>-22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2.56</text:p>
          </table:table-cell>
          <table:table-cell office:value-type="float" office:value="-193">
            <text:p>-193</text:p>
          </table:table-cell>
          <table:table-cell table:number-columns-repeated="2" office:value-type="float" office:value="-84">
            <text:p>-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3.79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4.87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88">
            <text:p>-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6.02</text:p>
          </table:table-cell>
          <table:table-cell office:value-type="float" office:value="-205">
            <text:p>-205</text:p>
          </table:table-cell>
          <table:table-cell office:value-type="float" office:value="-90">
            <text:p>-90</text:p>
          </table:table-cell>
          <table:table-cell office:value-type="float" office:value="-92">
            <text:p>-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7.01</text:p>
          </table:table-cell>
          <table:table-cell office:value-type="float" office:value="-205">
            <text:p>-205</text:p>
          </table:table-cell>
          <table:table-cell office:value-type="float" office:value="-92">
            <text:p>-92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7.91</text:p>
          </table:table-cell>
          <table:table-cell office:value-type="float" office:value="-212">
            <text:p>-212</text:p>
          </table:table-cell>
          <table:table-cell table:number-columns-repeated="2"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8.68</text:p>
          </table:table-cell>
          <table:table-cell office:value-type="float" office:value="-212">
            <text:p>-212</text:p>
          </table:table-cell>
          <table:table-cell table:number-columns-repeated="2"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9.34</text:p>
          </table:table-cell>
          <table:table-cell office:value-type="float" office:value="-223">
            <text:p>-223</text:p>
          </table:table-cell>
          <table:table-cell table:number-columns-repeated="2"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9.94</text:p>
          </table:table-cell>
          <table:table-cell office:value-type="float" office:value="-223">
            <text:p>-223</text:p>
          </table:table-cell>
          <table:table-cell table:number-columns-repeated="2"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51">
            <text:p>-25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0.47</text:p>
          </table:table-cell>
          <table:table-cell office:value-type="float" office:value="-223">
            <text:p>-223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1.05</text:p>
          </table:table-cell>
          <table:table-cell office:value-type="float" office:value="-240">
            <text:p>-240</text:p>
          </table:table-cell>
          <table:table-cell office:value-type="float" office:value="-100">
            <text:p>-100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68">
            <text:p>-26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1.56</text:p>
          </table:table-cell>
          <table:table-cell office:value-type="float" office:value="-240">
            <text:p>-240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11</text:p>
          </table:table-cell>
          <table:table-cell office:value-type="float" office:value="-249">
            <text:p>-249</text:p>
          </table:table-cell>
          <table:table-cell office:value-type="float" office:value="-102">
            <text:p>-102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51</text:p>
          </table:table-cell>
          <table:table-cell office:value-type="float" office:value="-249">
            <text:p>-249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86</text:p>
          </table:table-cell>
          <table:table-cell office:value-type="float" office:value="-253">
            <text:p>-253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3.01</text:p>
          </table:table-cell>
          <table:table-cell office:value-type="float" office:value="-253">
            <text:p>-253</text:p>
          </table:table-cell>
          <table:table-cell office:value-type="float" office:value="-104">
            <text:p>-104</text:p>
          </table:table-cell>
          <table:table-cell office:value-type="float" office:value="-106">
            <text:p>-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99</text:p>
          </table:table-cell>
          <table:table-cell office:value-type="float" office:value="-255">
            <text:p>-255</text:p>
          </table:table-cell>
          <table:table-cell office:value-type="float" office:value="-106">
            <text:p>-106</text:p>
          </table:table-cell>
          <table:table-cell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83">
            <text:p>-28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82</text:p>
          </table:table-cell>
          <table:table-cell office:value-type="float" office:value="-255">
            <text:p>-255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2.44</text:p>
          </table:table-cell>
          <table:table-cell office:value-type="float" office:value="-264">
            <text:p>-264</text:p>
          </table:table-cell>
          <table:table-cell table:number-columns-repeated="2" office:value-type="float" office:value="-104">
            <text:p>-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1.94</text:p>
          </table:table-cell>
          <table:table-cell office:value-type="float" office:value="-264">
            <text:p>-264</text:p>
          </table:table-cell>
          <table:table-cell office:value-type="float" office:value="-104">
            <text:p>-104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1.19</text:p>
          </table:table-cell>
          <table:table-cell office:value-type="float" office:value="-280">
            <text:p>-280</text:p>
          </table:table-cell>
          <table:table-cell table:number-columns-repeated="2"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308">
            <text:p>-308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50.36</text:p>
          </table:table-cell>
          <table:table-cell office:value-type="float" office:value="-280">
            <text:p>-280</text:p>
          </table:table-cell>
          <table:table-cell table:number-columns-repeated="2"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8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9.29</text:p>
          </table:table-cell>
          <table:table-cell office:value-type="float" office:value="-281">
            <text:p>-281</text:p>
          </table:table-cell>
          <table:table-cell table:number-columns-repeated="2"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8.03</text:p>
          </table:table-cell>
          <table:table-cell office:value-type="float" office:value="-281">
            <text:p>-281</text:p>
          </table:table-cell>
          <table:table-cell table:number-columns-repeated="2"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6.64</text:p>
          </table:table-cell>
          <table:table-cell office:value-type="float" office:value="-281">
            <text:p>-281</text:p>
          </table:table-cell>
          <table:table-cell table:number-columns-repeated="2" office:value-type="float" office:value="-92">
            <text:p>-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09">
            <text:p>-30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5.12</text:p>
          </table:table-cell>
          <table:table-cell office:value-type="float" office:value="-281">
            <text:p>-281</text:p>
          </table:table-cell>
          <table:table-cell table:number-columns-repeated="2" office:value-type="float" office:value="-90">
            <text:p>-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19">
            <text:p>-3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3.50</text:p>
          </table:table-cell>
          <table:table-cell office:value-type="float" office:value="-291">
            <text:p>-291</text:p>
          </table:table-cell>
          <table:table-cell office:value-type="float" office:value="-88">
            <text:p>-88</text:p>
          </table:table-cell>
          <table:table-cell office:value-type="float" office:value="-86">
            <text:p>-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19">
            <text:p>-319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string">
            <text:p>41.78</text:p>
          </table:table-cell>
          <table:table-cell office:value-type="float" office:value="-291">
            <text:p>-291</text:p>
          </table:table-cell>
          <table:table-cell office:value-type="float" office:value="-84">
            <text:p>-84</text:p>
          </table:table-cell>
          <table:table-cell office:value-type="float" office:value="-82">
            <text:p>-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34">
            <text:p>-3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9.85</text:p>
          </table:table-cell>
          <table:table-cell office:value-type="float" office:value="-306">
            <text:p>-306</text:p>
          </table:table-cell>
          <table:table-cell office:value-type="float" office:value="-80">
            <text:p>-80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34">
            <text:p>-3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08</text:p>
          </table:table-cell>
          <table:table-cell office:value-type="float" office:value="-306">
            <text:p>-3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33">
            <text:p>-3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11</text:p>
          </table:table-cell>
          <table:table-cell office:value-type="float" office:value="-305">
            <text:p>-3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33">
            <text:p>-3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06</text:p>
          </table:table-cell>
          <table:table-cell office:value-type="float" office:value="-305">
            <text:p>-3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.85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4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9.91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316">
            <text:p>-3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7.85</text:p>
          </table:table-cell>
          <table:table-cell office:value-type="float" office:value="-288">
            <text:p>-28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.83</text:p>
          </table:table-cell>
          <table:table-cell office:value-type="float" office:value="-272">
            <text:p>-2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.91</text:p>
          </table:table-cell>
          <table:table-cell office:value-type="float" office:value="-272">
            <text:p>-2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.10</text:p>
          </table:table-cell>
          <table:table-cell office:value-type="float" office:value="-267">
            <text:p>-2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95">
            <text:p>-2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0.31</text:p>
          </table:table-cell>
          <table:table-cell office:value-type="float" office:value="-267">
            <text:p>-2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6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8.79</text:p>
          </table:table-cell>
          <table:table-cell office:value-type="float" office:value="-263">
            <text:p>-2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91">
            <text:p>-2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18</text:p>
          </table:table-cell>
          <table:table-cell office:value-type="float" office:value="-263">
            <text:p>-2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.55</text:p>
          </table:table-cell>
          <table:table-cell office:value-type="float" office:value="-251">
            <text:p>-2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79">
            <text:p>-2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.91</text:p>
          </table:table-cell>
          <table:table-cell office:value-type="float" office:value="-251">
            <text:p>-2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.25</text:p>
          </table:table-cell>
          <table:table-cell office:value-type="float" office:value="-235">
            <text:p>-2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0.53</text:p>
          </table:table-cell>
          <table:table-cell office:value-type="float" office:value="-235">
            <text:p>-2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8.58</text:p>
          </table:table-cell>
          <table:table-cell office:value-type="float" office:value="-217">
            <text:p>-2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.75</text:p>
          </table:table-cell>
          <table:table-cell office:value-type="float" office:value="-217">
            <text:p>-2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.67</text:p>
          </table:table-cell>
          <table:table-cell office:value-type="float" office:value="-205">
            <text:p>-2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51</text:p>
          </table:table-cell>
          <table:table-cell office:value-type="float" office:value="-205">
            <text:p>-2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5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93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20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29">
            <text:p>-2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67</text:p>
          </table:table-cell>
          <table:table-cell office:value-type="float" office:value="-201">
            <text:p>-2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88</text:p>
          </table:table-cell>
          <table:table-cell office:value-type="float" office:value="-189">
            <text:p>-1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0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78">
            <text:p>178</text:p>
          </table:table-cell>
          <table:table-cell office:value-type="float" office:value="-217">
            <text:p>-2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25</text:p>
          </table:table-cell>
          <table:table-cell office:value-type="float" office:value="-189">
            <text:p>-1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57</text:p>
          </table:table-cell>
          <table:table-cell office:value-type="float" office:value="-171">
            <text:p>-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78">
            <text:p>178</text:p>
          </table:table-cell>
          <table:table-cell office:value-type="float" office:value="-199">
            <text:p>-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83</text:p>
          </table:table-cell>
          <table:table-cell office:value-type="float" office:value="-171">
            <text:p>-17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99</text:p>
          </table:table-cell>
          <table:table-cell office:value-type="float" office:value="-153">
            <text:p>-1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90</text:p>
          </table:table-cell>
          <table:table-cell office:value-type="float" office:value="-153">
            <text:p>-1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92</text:p>
          </table:table-cell>
          <table:table-cell office:value-type="float" office:value="-153">
            <text:p>-15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62</text:p>
          </table:table-cell>
          <table:table-cell office:value-type="float" office:value="-135">
            <text:p>-1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-163">
            <text:p>-1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02</text:p>
          </table:table-cell>
          <table:table-cell office:value-type="float" office:value="-135">
            <text:p>-1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40</text:p>
          </table:table-cell>
          <table:table-cell office:value-type="float" office:value="-122">
            <text:p>-1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44</text:p>
          </table:table-cell>
          <table:table-cell office:value-type="float" office:value="-122">
            <text:p>-122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8.46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9.27</text:p>
          </table:table-cell>
          <table:table-cell office:value-type="float" office:value="-109">
            <text:p>-109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6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11</text:p>
          </table:table-cell>
          <table:table-cell office:value-type="float" office:value="-96">
            <text:p>-96</text:p>
          </table:table-cell>
          <table:table-cell office:value-type="float" office:value="-122">
            <text:p>-122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24">
            <text:p>-1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82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1.58</text:p>
          </table:table-cell>
          <table:table-cell office:value-type="float" office:value="-82">
            <text:p>-82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20</text:p>
          </table:table-cell>
          <table:table-cell office:value-type="float" office:value="-82">
            <text:p>-82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82</text:p>
          </table:table-cell>
          <table:table-cell office:value-type="float" office:value="-68">
            <text:p>-68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22</text:p>
          </table:table-cell>
          <table:table-cell office:value-type="float" office:value="-68">
            <text:p>-68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48</text:p>
          </table:table-cell>
          <table:table-cell office:value-type="float" office:value="-52">
            <text:p>-52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80">
            <text:p>-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55</text:p>
          </table:table-cell>
          <table:table-cell office:value-type="float" office:value="-52">
            <text:p>-52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67">
            <text:p>-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45</text:p>
          </table:table-cell>
          <table:table-cell office:value-type="float" office:value="-39">
            <text:p>-39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67">
            <text:p>-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24</text:p>
          </table:table-cell>
          <table:table-cell office:value-type="float" office:value="-39">
            <text:p>-39</text:p>
          </table:table-cell>
          <table:table-cell table:number-columns-repeated="2"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62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51">
            <text:p>-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82</text:p>
          </table:table-cell>
          <table:table-cell office:value-type="float" office:value="-23">
            <text:p>-23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51">
            <text:p>-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30</text:p>
          </table:table-cell>
          <table:table-cell office:value-type="float" office:value="-23">
            <text:p>-23</text:p>
          </table:table-cell>
          <table:table-cell table:number-columns-repeated="2"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1.58</text:p>
          </table:table-cell>
          <table:table-cell office:value-type="float" office:value="-5">
            <text:p>-5</text:p>
          </table:table-cell>
          <table:table-cell table:number-columns-repeated="2"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89</text:p>
          </table:table-cell>
          <table:table-cell office:value-type="float" office:value="-5">
            <text:p>-5</text:p>
          </table:table-cell>
          <table:table-cell office:value-type="float" office:value="-118">
            <text:p>-118</text:p>
          </table:table-cell>
          <table:table-cell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10</text:p>
          </table:table-cell>
          <table:table-cell office:value-type="float" office:value="-5">
            <text:p>-5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9.26</text:p>
          </table:table-cell>
          <table:table-cell office:value-type="float" office:value="8">
            <text:p>8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8.29</text:p>
          </table:table-cell>
          <table:table-cell office:value-type="float" office:value="8">
            <text:p>8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38</text:p>
          </table:table-cell>
          <table:table-cell office:value-type="float" office:value="17">
            <text:p>17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26</text:p>
          </table:table-cell>
          <table:table-cell office:value-type="float" office:value="17">
            <text:p>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15</text:p>
          </table:table-cell>
          <table:table-cell office:value-type="float" office:value="31">
            <text:p>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81</text:p>
          </table:table-cell>
          <table:table-cell office:value-type="float" office:value="31">
            <text:p>3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32</text:p>
          </table:table-cell>
          <table:table-cell office:value-type="float" office:value="50">
            <text:p>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73</text:p>
          </table:table-cell>
          <table:table-cell office:value-type="float" office:value="50">
            <text:p>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05</text:p>
          </table:table-cell>
          <table:table-cell office:value-type="float" office:value="67">
            <text:p>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31</text:p>
          </table:table-cell>
          <table:table-cell office:value-type="float" office:value="67">
            <text:p>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51</text:p>
          </table:table-cell>
          <table:table-cell office:value-type="float" office:value="83">
            <text:p>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1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64</text:p>
          </table:table-cell>
          <table:table-cell office:value-type="float" office:value="83">
            <text:p>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7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5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58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35</text:p>
          </table:table-cell>
          <table:table-cell office:value-type="float" office:value="111">
            <text:p>1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97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130">
            <text:p>13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office:value-type="float" office:value="139">
            <text:p>1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.19</text:p>
          </table:table-cell>
          <table:table-cell office:value-type="float" office:value="167">
            <text:p>1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28</text:p>
          </table:table-cell>
          <table:table-cell office:value-type="float" office:value="183">
            <text:p>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0.39</text:p>
          </table:table-cell>
          <table:table-cell office:value-type="float" office:value="183">
            <text:p>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.52</text:p>
          </table:table-cell>
          <table:table-cell office:value-type="float" office:value="199">
            <text:p>1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6.6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9.77</text:p>
          </table:table-cell>
          <table:table-cell office:value-type="float" office:value="219">
            <text:p>2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.83</text:p>
          </table:table-cell>
          <table:table-cell office:value-type="float" office:value="219">
            <text:p>2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13">
            <text:p>2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77</text:p>
          </table:table-cell>
          <table:table-cell office:value-type="float" office:value="241">
            <text:p>2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13">
            <text:p>2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75</text:p>
          </table:table-cell>
          <table:table-cell office:value-type="float" office:value="241">
            <text:p>2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1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35">
            <text:p>2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3.64</text:p>
          </table:table-cell>
          <table:table-cell office:value-type="float" office:value="263">
            <text:p>2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6.67</text:p>
          </table:table-cell>
          <table:table-cell office:value-type="float" office:value="275">
            <text:p>27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8.75</text:p>
          </table:table-cell>
          <table:table-cell office:value-type="float" office:value="275">
            <text:p>27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7">
            <text:p>2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0.62</text:p>
          </table:table-cell>
          <table:table-cell office:value-type="float" office:value="285">
            <text:p>2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7">
            <text:p>2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2.25</text:p>
          </table:table-cell>
          <table:table-cell office:value-type="float" office:value="285">
            <text:p>2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3.58</text:p>
          </table:table-cell>
          <table:table-cell office:value-type="float" office:value="302">
            <text:p>3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4.6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5.26</text:p>
          </table:table-cell>
          <table:table-cell office:value-type="float" office:value="323">
            <text:p>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95">
            <text:p>2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5.70</text:p>
          </table:table-cell>
          <table:table-cell office:value-type="float" office:value="323">
            <text:p>3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7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15">
            <text:p>3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5.80</text:p>
          </table:table-cell>
          <table:table-cell office:value-type="float" office:value="343">
            <text:p>3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15">
            <text:p>3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5.60</text:p>
          </table:table-cell>
          <table:table-cell office:value-type="float" office:value="343">
            <text:p>3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41">
            <text:p>34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5.1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57">
            <text:p>5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41">
            <text:p>34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4.36</text:p>
          </table:table-cell>
          <table:table-cell office:value-type="float" office:value="369">
            <text:p>3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66">
            <text:p>3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3.38</text:p>
          </table:table-cell>
          <table:table-cell office:value-type="float" office:value="394">
            <text:p>3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66">
            <text:p>3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2.21</text:p>
          </table:table-cell>
          <table:table-cell office:value-type="float" office:value="394">
            <text:p>3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0.97</text:p>
          </table:table-cell>
          <table:table-cell office:value-type="float" office:value="413">
            <text:p>4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9.38</text:p>
          </table:table-cell>
          <table:table-cell office:value-type="float" office:value="413">
            <text:p>41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400">
            <text:p>4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7.8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00">
            <text:p>4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5.77</text:p>
          </table:table-cell>
          <table:table-cell office:value-type="float" office:value="428">
            <text:p>4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16">
            <text:p>4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3.66</text:p>
          </table:table-cell>
          <table:table-cell office:value-type="float" office:value="444">
            <text:p>4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16">
            <text:p>4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34</text:p>
          </table:table-cell>
          <table:table-cell office:value-type="float" office:value="444">
            <text:p>4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16">
            <text:p>41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9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33">
            <text:p>4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13</text:p>
          </table:table-cell>
          <table:table-cell office:value-type="float" office:value="461">
            <text:p>4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33">
            <text:p>4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.47</text:p>
          </table:table-cell>
          <table:table-cell office:value-type="float" office:value="461">
            <text:p>4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55">
            <text:p>4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.30</text:p>
          </table:table-cell>
          <table:table-cell office:value-type="float" office:value="483">
            <text:p>4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55">
            <text:p>4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7.40</text:p>
          </table:table-cell>
          <table:table-cell office:value-type="float" office:value="483">
            <text:p>4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78">
            <text:p>4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3.99</text:p>
          </table:table-cell>
          <table:table-cell office:value-type="float" office:value="506">
            <text:p>5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78">
            <text:p>4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0.97</text:p>
          </table:table-cell>
          <table:table-cell office:value-type="float" office:value="506">
            <text:p>5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52</text:p>
          </table:table-cell>
          <table:table-cell office:value-type="float" office:value="527">
            <text:p>5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.53</text:p>
          </table:table-cell>
          <table:table-cell office:value-type="float" office:value="527">
            <text:p>5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512">
            <text:p>5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1.21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512">
            <text:p>5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8.46</text:p>
          </table:table-cell>
          <table:table-cell office:value-type="float" office:value="540">
            <text:p>5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529">
            <text:p>5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.56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4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529">
            <text:p>5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.22</text:p>
          </table:table-cell>
          <table:table-cell office:value-type="float" office:value="557">
            <text:p>5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548">
            <text:p>5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50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548">
            <text:p>5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576">
            <text:p>5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566">
            <text:p>5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71</text:p>
          </table:table-cell>
          <table:table-cell office:value-type="float" office:value="594">
            <text:p>5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566">
            <text:p>5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90</text:p>
          </table:table-cell>
          <table:table-cell office:value-type="float" office:value="594">
            <text:p>5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587">
            <text:p>58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11</text:p>
          </table:table-cell>
          <table:table-cell office:value-type="float" office:value="615">
            <text:p>6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 office:value-type="float" office:value="178">
            <text:p>178</text:p>
          </table:table-cell>
          <table:table-cell office:value-type="float" office:value="587">
            <text:p>58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9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609">
            <text:p>6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73</text:p>
          </table:table-cell>
          <table:table-cell office:value-type="float" office:value="637">
            <text:p>6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609">
            <text:p>6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40</text:p>
          </table:table-cell>
          <table:table-cell office:value-type="float" office:value="637">
            <text:p>6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630">
            <text:p>6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07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178">
            <text:p>178</text:p>
          </table:table-cell>
          <table:table-cell office:value-type="float" office:value="630">
            <text:p>6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48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1">
            <text:p>121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630">
            <text:p>6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96</text:p>
          </table:table-cell>
          <table:table-cell office:value-type="float" office:value="658">
            <text:p>6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1">
            <text:p>121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648">
            <text:p>6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43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648">
            <text:p>6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9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663">
            <text:p>6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41</text:p>
          </table:table-cell>
          <table:table-cell office:value-type="float" office:value="691">
            <text:p>6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63">
            <text:p>6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04</text:p>
          </table:table-cell>
          <table:table-cell office:value-type="float" office:value="691">
            <text:p>6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45</text:p>
          </table:table-cell>
          <table:table-cell office:value-type="float" office:value="707">
            <text:p>7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91</text:p>
          </table:table-cell>
          <table:table-cell office:value-type="float" office:value="707">
            <text:p>7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698">
            <text:p>6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8.33</text:p>
          </table:table-cell>
          <table:table-cell office:value-type="float" office:value="726">
            <text:p>726</text:p>
          </table:table-cell>
          <table:table-cell office:value-type="float" office:value="-126">
            <text:p>-126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698">
            <text:p>6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9.68</text:p>
          </table:table-cell>
          <table:table-cell office:value-type="float" office:value="726">
            <text:p>726</text:p>
          </table:table-cell>
          <table:table-cell table:number-columns-repeated="2" office:value-type="float" office:value="-122">
            <text:p>-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14">
            <text:p>7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98</text:p>
          </table:table-cell>
          <table:table-cell office:value-type="float" office:value="742">
            <text:p>742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714">
            <text:p>71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19</text:p>
          </table:table-cell>
          <table:table-cell office:value-type="float" office:value="742">
            <text:p>742</text:p>
          </table:table-cell>
          <table:table-cell office:value-type="float" office:value="-118">
            <text:p>-118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34">
            <text:p>7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3.37</text:p>
          </table:table-cell>
          <table:table-cell office:value-type="float" office:value="762">
            <text:p>762</text:p>
          </table:table-cell>
          <table:table-cell office:value-type="float" office:value="-116">
            <text:p>-116</text:p>
          </table:table-cell>
          <table:table-cell office:value-type="float" office:value="-114">
            <text:p>-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34">
            <text:p>73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4.26</text:p>
          </table:table-cell>
          <table:table-cell office:value-type="float" office:value="762">
            <text:p>762</text:p>
          </table:table-cell>
          <table:table-cell office:value-type="float" office:value="-114">
            <text:p>-114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755">
            <text:p>7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5.00</text:p>
          </table:table-cell>
          <table:table-cell office:value-type="float" office:value="783">
            <text:p>783</text:p>
          </table:table-cell>
          <table:table-cell office:value-type="float" office:value="-112">
            <text:p>-112</text:p>
          </table:table-cell>
          <table:table-cell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55">
            <text:p>7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5.54</text:p>
          </table:table-cell>
          <table:table-cell office:value-type="float" office:value="783">
            <text:p>783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774">
            <text:p>7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5.83</text:p>
          </table:table-cell>
          <table:table-cell office:value-type="float" office:value="802">
            <text:p>802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774">
            <text:p>7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5.85</text:p>
          </table:table-cell>
          <table:table-cell office:value-type="float" office:value="802">
            <text:p>802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793">
            <text:p>7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5.56</text:p>
          </table:table-cell>
          <table:table-cell office:value-type="float" office:value="821">
            <text:p>821</text:p>
          </table:table-cell>
          <table:table-cell table:number-columns-repeated="2" office:value-type="float" office:value="-110">
            <text:p>-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793">
            <text:p>7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4.90</text:p>
          </table:table-cell>
          <table:table-cell office:value-type="float" office:value="821">
            <text:p>821</text:p>
          </table:table-cell>
          <table:table-cell office:value-type="float" office:value="-110">
            <text:p>-110</text:p>
          </table:table-cell>
          <table:table-cell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10">
            <text:p>8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4.07</text:p>
          </table:table-cell>
          <table:table-cell office:value-type="float" office:value="838">
            <text:p>838</text:p>
          </table:table-cell>
          <table:table-cell table:number-columns-repeated="2" office:value-type="float" office:value="-112">
            <text:p>-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10">
            <text:p>8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2.95</text:p>
          </table:table-cell>
          <table:table-cell office:value-type="float" office:value="838">
            <text:p>838</text:p>
          </table:table-cell>
          <table:table-cell office:value-type="float" office:value="-114">
            <text:p>-114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28">
            <text:p>8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1.60</text:p>
          </table:table-cell>
          <table:table-cell office:value-type="float" office:value="856">
            <text:p>856</text:p>
          </table:table-cell>
          <table:table-cell office:value-type="float" office:value="-116">
            <text:p>-116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28">
            <text:p>8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0.06</text:p>
          </table:table-cell>
          <table:table-cell office:value-type="float" office:value="856">
            <text:p>856</text:p>
          </table:table-cell>
          <table:table-cell table:number-columns-repeated="2" office:value-type="float" office:value="-120">
            <text:p>-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8.25</text:p>
          </table:table-cell>
          <table:table-cell office:value-type="float" office:value="876">
            <text:p>876</text:p>
          </table:table-cell>
          <table:table-cell table:number-columns-repeated="2"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56</text:p>
          </table:table-cell>
          <table:table-cell office:value-type="float" office:value="876">
            <text:p>876</text:p>
          </table:table-cell>
          <table:table-cell office:value-type="float" office:value="-126">
            <text:p>-126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78">
            <text:p>17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63</text:p>
          </table:table-cell>
          <table:table-cell office:value-type="float" office:value="876">
            <text:p>8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'</text:p>
          </table:table-cell>
        </table:table-row>
        <table:table-row table:style-name="ro1">
          <table:table-cell office:value-type="string">
            <text:p>b'111</text:p>
          </table:table-cell>
          <table:table-cell office:value-type="float" office:value="178">
            <text:p>178</text:p>
          </table:table-cell>
          <table:table-cell office:value-type="float" office:value="47">
            <text:p>47</text:p>
          </table:table-cell>
          <table:table-cell office:value-type="float" office:value="178">
            <text:p>178</text:p>
          </table:table-cell>
          <table:table-cell office:value-type="float" office:value="871">
            <text:p>8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59</text:p>
          </table:table-cell>
          <table:table-cell office:value-type="float" office:value="899">
            <text:p>8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871">
            <text:p>87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60</text:p>
          </table:table-cell>
          <table:table-cell office:value-type="float" office:value="899">
            <text:p>89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892">
            <text:p>8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25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892">
            <text:p>8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99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910">
            <text:p>9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68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7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910">
            <text:p>9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49</text:p>
          </table:table-cell>
          <table:table-cell office:value-type="float" office:value="938">
            <text:p>9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18">
            <text:p>118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926">
            <text:p>9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91</text:p>
          </table:table-cell>
          <table:table-cell office:value-type="float" office:value="954">
            <text:p>9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926">
            <text:p>9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44</text:p>
          </table:table-cell>
          <table:table-cell office:value-type="float" office:value="954">
            <text:p>9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939">
            <text:p>9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90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939">
            <text:p>9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31</text:p>
          </table:table-cell>
          <table:table-cell office:value-type="float" office:value="967">
            <text:p>9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957">
            <text:p>9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957">
            <text:p>9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.96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977">
            <text:p>9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.63</text:p>
          </table:table-cell>
          <table:table-cell office:value-type="float" office:value="1005">
            <text:p>10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977">
            <text:p>9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9.10</text:p>
          </table:table-cell>
          <table:table-cell office:value-type="float" office:value="1005">
            <text:p>10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1.89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.29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6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13">
            <text:p>10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.96</text:p>
          </table:table-cell>
          <table:table-cell office:value-type="float" office:value="1041">
            <text:p>10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53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13">
            <text:p>101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24</text:p>
          </table:table-cell>
          <table:table-cell office:value-type="float" office:value="1041">
            <text:p>104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33">
            <text:p>10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.76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33">
            <text:p>10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.06</text:p>
          </table:table-cell>
          <table:table-cell office:value-type="float" office:value="1061">
            <text:p>106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52">
            <text:p>10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6.26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52">
            <text:p>10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8.36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52">
            <text:p>105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.22</text:p>
          </table:table-cell>
          <table:table-cell office:value-type="float" office:value="1080">
            <text:p>108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74">
            <text:p>10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.22</text:p>
          </table:table-cell>
          <table:table-cell office:value-type="float" office:value="1102">
            <text:p>11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093">
            <text:p>10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50</text:p>
          </table:table-cell>
          <table:table-cell office:value-type="float" office:value="1121">
            <text:p>11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93">
            <text:p>109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93</text:p>
          </table:table-cell>
          <table:table-cell office:value-type="float" office:value="1121">
            <text:p>112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12">
            <text:p>11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7.40</text:p>
          </table:table-cell>
          <table:table-cell office:value-type="float" office:value="1140">
            <text:p>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12">
            <text:p>11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55</text:p>
          </table:table-cell>
          <table:table-cell office:value-type="float" office:value="1140">
            <text:p>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12">
            <text:p>11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9.65</text:p>
          </table:table-cell>
          <table:table-cell office:value-type="float" office:value="1140">
            <text:p>11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35">
            <text:p>11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0.60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2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35">
            <text:p>11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43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55">
            <text:p>1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96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55">
            <text:p>115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2.33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174">
            <text:p>11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2.47</text:p>
          </table:table-cell>
          <table:table-cell office:value-type="float" office:value="1202">
            <text:p>12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174">
            <text:p>11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2.44</text:p>
          </table:table-cell>
          <table:table-cell office:value-type="float" office:value="1202">
            <text:p>12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192">
            <text:p>11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2.21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192">
            <text:p>11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77</text:p>
          </table:table-cell>
          <table:table-cell office:value-type="float" office:value="1220">
            <text:p>12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212">
            <text:p>12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1.12</text:p>
          </table:table-cell>
          <table:table-cell office:value-type="float" office:value="1240">
            <text:p>12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212">
            <text:p>12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0.28</text:p>
          </table:table-cell>
          <table:table-cell office:value-type="float" office:value="1240">
            <text:p>12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228">
            <text:p>12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9.27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2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228">
            <text:p>122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8.12</text:p>
          </table:table-cell>
          <table:table-cell office:value-type="float" office:value="1256">
            <text:p>12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47">
            <text:p>1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86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47">
            <text:p>124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38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69">
            <text:p>12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.96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69">
            <text:p>12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2.31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89">
            <text:p>128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0.51</text:p>
          </table:table-cell>
          <table:table-cell office:value-type="float" office:value="1317">
            <text:p>13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289">
            <text:p>128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8.53</text:p>
          </table:table-cell>
          <table:table-cell office:value-type="float" office:value="1317">
            <text:p>131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09">
            <text:p>1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6.40</text:p>
          </table:table-cell>
          <table:table-cell office:value-type="float" office:value="1337">
            <text:p>13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09">
            <text:p>13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.13</text:p>
          </table:table-cell>
          <table:table-cell office:value-type="float" office:value="1337">
            <text:p>13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23">
            <text:p>13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1.42</text:p>
          </table:table-cell>
          <table:table-cell office:value-type="float" office:value="1351">
            <text:p>13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23">
            <text:p>13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8.45</text:p>
          </table:table-cell>
          <table:table-cell office:value-type="float" office:value="1351">
            <text:p>13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39">
            <text:p>13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.9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39">
            <text:p>13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.29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59">
            <text:p>13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0.50</text:p>
          </table:table-cell>
          <table:table-cell office:value-type="float" office:value="1387">
            <text:p>13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359">
            <text:p>13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8.04</text:p>
          </table:table-cell>
          <table:table-cell office:value-type="float" office:value="1387">
            <text:p>13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82">
            <text:p>13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.39</text:p>
          </table:table-cell>
          <table:table-cell office:value-type="float" office:value="1410">
            <text:p>14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82">
            <text:p>13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73</text:p>
          </table:table-cell>
          <table:table-cell office:value-type="float" office:value="1410">
            <text:p>14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82">
            <text:p>13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1410">
            <text:p>14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404">
            <text:p>14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52</text:p>
          </table:table-cell>
          <table:table-cell office:value-type="float" office:value="1432">
            <text:p>14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404">
            <text:p>140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05</text:p>
          </table:table-cell>
          <table:table-cell office:value-type="float" office:value="1432">
            <text:p>143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424">
            <text:p>14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62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424">
            <text:p>14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9.71</text:p>
          </table:table-cell>
          <table:table-cell office:value-type="float" office:value="1452">
            <text:p>145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440">
            <text:p>14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75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440">
            <text:p>144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59</text:p>
          </table:table-cell>
          <table:table-cell office:value-type="float" office:value="1468">
            <text:p>146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458">
            <text:p>14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25</text:p>
          </table:table-cell>
          <table:table-cell office:value-type="float" office:value="1486">
            <text:p>14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1458">
            <text:p>14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75</text:p>
          </table:table-cell>
          <table:table-cell office:value-type="float" office:value="1486">
            <text:p>14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479">
            <text:p>14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11</text:p>
          </table:table-cell>
          <table:table-cell office:value-type="float" office:value="1507">
            <text:p>1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479">
            <text:p>14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30</text:p>
          </table:table-cell>
          <table:table-cell office:value-type="float" office:value="1507">
            <text:p>15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494">
            <text:p>149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32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494">
            <text:p>149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12</text:p>
          </table:table-cell>
          <table:table-cell office:value-type="float" office:value="1522">
            <text:p>15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2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178">
            <text:p>178</text:p>
          </table:table-cell>
          <table:table-cell office:value-type="float" office:value="1511">
            <text:p>15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82</text:p>
          </table:table-cell>
          <table:table-cell office:value-type="float" office:value="1539">
            <text:p>15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63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78">
            <text:p>178</text:p>
          </table:table-cell>
          <table:table-cell office:value-type="float" office:value="1511">
            <text:p>151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26</text:p>
          </table:table-cell>
          <table:table-cell office:value-type="float" office:value="1539">
            <text:p>153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30">
            <text:p>15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55</text:p>
          </table:table-cell>
          <table:table-cell office:value-type="float" office:value="1558">
            <text:p>15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30">
            <text:p>15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65</text:p>
          </table:table-cell>
          <table:table-cell office:value-type="float" office:value="1558">
            <text:p>15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3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51</text:p>
          </table:table-cell>
          <table:table-cell office:value-type="float" office:value="1578">
            <text:p>15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10</text:p>
          </table:table-cell>
          <table:table-cell office:value-type="float" office:value="1578">
            <text:p>15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66">
            <text:p>15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1.32</text:p>
          </table:table-cell>
          <table:table-cell office:value-type="float" office:value="1594">
            <text:p>15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78">
            <text:p>17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66">
            <text:p>15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35</text:p>
          </table:table-cell>
          <table:table-cell office:value-type="float" office:value="1594">
            <text:p>15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9</text:p>
          </table:table-cell>
          <table:table-cell office:value-type="float" office:value="120">
            <text:p>120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566">
            <text:p>156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9.08</text:p>
          </table:table-cell>
          <table:table-cell office:value-type="float" office:value="1594">
            <text:p>159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19">
            <text:p>119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586">
            <text:p>15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32</text:p>
          </table:table-cell>
          <table:table-cell office:value-type="float" office:value="1614">
            <text:p>16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19">
            <text:p>119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float" office:value="1586">
            <text:p>158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55</text:p>
          </table:table-cell>
          <table:table-cell office:value-type="float" office:value="1614">
            <text:p>161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607">
            <text:p>16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32</text:p>
          </table:table-cell>
          <table:table-cell office:value-type="float" office:value="1635">
            <text:p>16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607">
            <text:p>160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1.18</text:p>
          </table:table-cell>
          <table:table-cell office:value-type="float" office:value="1635">
            <text:p>163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626">
            <text:p>16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55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1626">
            <text:p>162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6.13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644">
            <text:p>16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28</text:p>
          </table:table-cell>
          <table:table-cell office:value-type="float" office:value="1672">
            <text:p>16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float" office:value="1644">
            <text:p>164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1672">
            <text:p>16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float" office:value="1663">
            <text:p>16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12</text:p>
          </table:table-cell>
          <table:table-cell office:value-type="float" office:value="1691">
            <text:p>16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3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1663">
            <text:p>16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.70</text:p>
          </table:table-cell>
          <table:table-cell office:value-type="float" office:value="1691">
            <text:p>16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682">
            <text:p>16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.75</text:p>
          </table:table-cell>
          <table:table-cell office:value-type="float" office:value="1710">
            <text:p>17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682">
            <text:p>168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0.54</text:p>
          </table:table-cell>
          <table:table-cell office:value-type="float" office:value="1710">
            <text:p>17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700">
            <text:p>17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.58</text:p>
          </table:table-cell>
          <table:table-cell office:value-type="float" office:value="1728">
            <text:p>17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700">
            <text:p>170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.61</text:p>
          </table:table-cell>
          <table:table-cell office:value-type="float" office:value="1728">
            <text:p>172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18">
            <text:p>17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75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18">
            <text:p>17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.35</text:p>
          </table:table-cell>
          <table:table-cell office:value-type="float" office:value="1746">
            <text:p>17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39">
            <text:p>17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4.97</text:p>
          </table:table-cell>
          <table:table-cell office:value-type="float" office:value="1767">
            <text:p>17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39">
            <text:p>17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7.38</text:p>
          </table:table-cell>
          <table:table-cell office:value-type="float" office:value="1767">
            <text:p>17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59">
            <text:p>17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9.70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59">
            <text:p>17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.48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59">
            <text:p>175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.10</text:p>
          </table:table-cell>
          <table:table-cell office:value-type="float" office:value="1787">
            <text:p>17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79">
            <text:p>17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38</text:p>
          </table:table-cell>
          <table:table-cell office:value-type="float" office:value="1807">
            <text:p>18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79">
            <text:p>177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34</text:p>
          </table:table-cell>
          <table:table-cell office:value-type="float" office:value="1807">
            <text:p>18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98">
            <text:p>17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97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98">
            <text:p>17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28</text:p>
          </table:table-cell>
          <table:table-cell office:value-type="float" office:value="1826">
            <text:p>18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15">
            <text:p>18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6.24</text:p>
          </table:table-cell>
          <table:table-cell office:value-type="float" office:value="1843">
            <text:p>18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9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15">
            <text:p>181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90</text:p>
          </table:table-cell>
          <table:table-cell office:value-type="float" office:value="1843">
            <text:p>184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30">
            <text:p>18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5.28</text:p>
          </table:table-cell>
          <table:table-cell office:value-type="float" office:value="1858">
            <text:p>18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30">
            <text:p>18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4.34</text:p>
          </table:table-cell>
          <table:table-cell office:value-type="float" office:value="1858">
            <text:p>185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50">
            <text:p>18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3.06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50">
            <text:p>18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1.49</text:p>
          </table:table-cell>
          <table:table-cell office:value-type="float" office:value="1878">
            <text:p>187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72">
            <text:p>18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9.52</text:p>
          </table:table-cell>
          <table:table-cell office:value-type="float" office:value="1900">
            <text:p>19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72">
            <text:p>18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7.59</text:p>
          </table:table-cell>
          <table:table-cell office:value-type="float" office:value="1900">
            <text:p>190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16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890">
            <text:p>18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5.36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90">
            <text:p>189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2.96</text:p>
          </table:table-cell>
          <table:table-cell office:value-type="float" office:value="1918">
            <text:p>191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910">
            <text:p>19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0.43</text:p>
          </table:table-cell>
          <table:table-cell office:value-type="float" office:value="1938">
            <text:p>19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910">
            <text:p>19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79</text:p>
          </table:table-cell>
          <table:table-cell office:value-type="float" office:value="1938">
            <text:p>19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931">
            <text:p>19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.09</text:p>
          </table:table-cell>
          <table:table-cell office:value-type="float" office:value="1959">
            <text:p>19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31">
            <text:p>193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.19</text:p>
          </table:table-cell>
          <table:table-cell office:value-type="float" office:value="1959">
            <text:p>195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46">
            <text:p>194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9.62</text:p>
          </table:table-cell>
          <table:table-cell office:value-type="float" office:value="1974">
            <text:p>19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946">
            <text:p>194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.83</text:p>
          </table:table-cell>
          <table:table-cell office:value-type="float" office:value="1974">
            <text:p>197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963">
            <text:p>19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.01</text:p>
          </table:table-cell>
          <table:table-cell office:value-type="float" office:value="1991">
            <text:p>19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963">
            <text:p>196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1991">
            <text:p>199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977">
            <text:p>19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83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1977">
            <text:p>19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87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1999">
            <text:p>19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8.43</text:p>
          </table:table-cell>
          <table:table-cell office:value-type="float" office:value="2027">
            <text:p>20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1999">
            <text:p>19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2.20</text:p>
          </table:table-cell>
          <table:table-cell office:value-type="float" office:value="2027">
            <text:p>20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5.20</text:p>
          </table:table-cell>
          <table:table-cell office:value-type="float" office:value="2047">
            <text:p>20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7.97</text:p>
          </table:table-cell>
          <table:table-cell office:value-type="float" office:value="2047">
            <text:p>204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037">
            <text:p>20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44</text:p>
          </table:table-cell>
          <table:table-cell office:value-type="float" office:value="2065">
            <text:p>20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27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037">
            <text:p>203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56</text:p>
          </table:table-cell>
          <table:table-cell office:value-type="float" office:value="2065">
            <text:p>206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8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32</text:p>
          </table:table-cell>
          <table:table-cell office:value-type="float" office:value="2082">
            <text:p>20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71</text:p>
          </table:table-cell>
          <table:table-cell office:value-type="float" office:value="2082">
            <text:p>20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19">
            <text:p>119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74</text:p>
          </table:table-cell>
          <table:table-cell office:value-type="float" office:value="2082">
            <text:p>208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2072">
            <text:p>20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37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072">
            <text:p>207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74</text:p>
          </table:table-cell>
          <table:table-cell office:value-type="float" office:value="2100">
            <text:p>210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092">
            <text:p>20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77</text:p>
          </table:table-cell>
          <table:table-cell office:value-type="float" office:value="2120">
            <text:p>212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092">
            <text:p>20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52</text:p>
          </table:table-cell>
          <table:table-cell office:value-type="float" office:value="2120">
            <text:p>2120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78">
            <text:p>178</text:p>
          </table:table-cell>
          <table:table-cell office:value-type="float" office:value="2108">
            <text:p>21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7.14</text:p>
          </table:table-cell>
          <table:table-cell office:value-type="float" office:value="2136">
            <text:p>2136</text:p>
          </table:table-cell>
          <table:table-cell table:number-columns-repeated="2" office:value-type="float" office:value="-126">
            <text:p>-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5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178">
            <text:p>178</text:p>
          </table:table-cell>
          <table:table-cell office:value-type="float" office:value="2108">
            <text:p>21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6.51</text:p>
          </table:table-cell>
          <table:table-cell office:value-type="float" office:value="2136">
            <text:p>21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15</text:p>
          </table:table-cell>
          <table:table-cell office:value-type="float" office:value="121">
            <text:p>121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2129">
            <text:p>21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5.80</text:p>
          </table:table-cell>
          <table:table-cell office:value-type="float" office:value="2157">
            <text:p>2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129">
            <text:p>212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4.82</text:p>
          </table:table-cell>
          <table:table-cell office:value-type="float" office:value="2157">
            <text:p>21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148">
            <text:p>21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3.81</text:p>
          </table:table-cell>
          <table:table-cell office:value-type="float" office:value="2176">
            <text:p>21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4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2148">
            <text:p>214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2.41</text:p>
          </table:table-cell>
          <table:table-cell office:value-type="float" office:value="2176">
            <text:p>217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6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168">
            <text:p>21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0.88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2168">
            <text:p>216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8.67</text:p>
          </table:table-cell>
          <table:table-cell office:value-type="float" office:value="2196">
            <text:p>219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55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2183">
            <text:p>21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6.40</text:p>
          </table:table-cell>
          <table:table-cell office:value-type="float" office:value="2211">
            <text:p>22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121">
            <text:p>121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183">
            <text:p>21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3.55</text:p>
          </table:table-cell>
          <table:table-cell office:value-type="float" office:value="2211">
            <text:p>221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199">
            <text:p>2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0.92</text:p>
          </table:table-cell>
          <table:table-cell office:value-type="float" office:value="2227">
            <text:p>2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199">
            <text:p>21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7.85</text:p>
          </table:table-cell>
          <table:table-cell office:value-type="float" office:value="2227">
            <text:p>222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61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220">
            <text:p>2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5.17</text:p>
          </table:table-cell>
          <table:table-cell office:value-type="float" office:value="2248">
            <text:p>22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220">
            <text:p>2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14</text:p>
          </table:table-cell>
          <table:table-cell office:value-type="float" office:value="2248">
            <text:p>22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178">
            <text:p>178</text:p>
          </table:table-cell>
          <table:table-cell office:value-type="float" office:value="31">
            <text:p>31</text:p>
          </table:table-cell>
          <table:table-cell office:value-type="float" office:value="178">
            <text:p>178</text:p>
          </table:table-cell>
          <table:table-cell office:value-type="float" office:value="2220">
            <text:p>222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2248">
            <text:p>224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4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242">
            <text:p>22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3.42</text:p>
          </table:table-cell>
          <table:table-cell office:value-type="float" office:value="2270">
            <text:p>22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242">
            <text:p>224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.83</text:p>
          </table:table-cell>
          <table:table-cell office:value-type="float" office:value="2270">
            <text:p>22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62">
            <text:p>226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8.38</text:p>
          </table:table-cell>
          <table:table-cell office:value-type="float" office:value="2290">
            <text:p>22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62">
            <text:p>226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0.37</text:p>
          </table:table-cell>
          <table:table-cell office:value-type="float" office:value="2290">
            <text:p>229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80">
            <text:p>22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.25</text:p>
          </table:table-cell>
          <table:table-cell office:value-type="float" office:value="2308">
            <text:p>23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80">
            <text:p>228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.89</text:p>
          </table:table-cell>
          <table:table-cell office:value-type="float" office:value="2308">
            <text:p>230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96">
            <text:p>22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.31</text:p>
          </table:table-cell>
          <table:table-cell office:value-type="float" office:value="2324">
            <text:p>23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296">
            <text:p>229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.56</text:p>
          </table:table-cell>
          <table:table-cell office:value-type="float" office:value="2324">
            <text:p>232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318">
            <text:p>23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64</text:p>
          </table:table-cell>
          <table:table-cell office:value-type="float" office:value="2346">
            <text:p>23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318">
            <text:p>231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8.51</text:p>
          </table:table-cell>
          <table:table-cell office:value-type="float" office:value="2346">
            <text:p>234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38">
            <text:p>23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12</text:p>
          </table:table-cell>
          <table:table-cell office:value-type="float" office:value="2366">
            <text:p>23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38">
            <text:p>233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47</text:p>
          </table:table-cell>
          <table:table-cell office:value-type="float" office:value="2366">
            <text:p>236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58">
            <text:p>23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52</text:p>
          </table:table-cell>
          <table:table-cell office:value-type="float" office:value="2386">
            <text:p>23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58">
            <text:p>235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9.28</text:p>
          </table:table-cell>
          <table:table-cell office:value-type="float" office:value="2386">
            <text:p>238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1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77">
            <text:p>23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8.73</text:p>
          </table:table-cell>
          <table:table-cell office:value-type="float" office:value="2405">
            <text:p>24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77">
            <text:p>237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7.97</text:p>
          </table:table-cell>
          <table:table-cell office:value-type="float" office:value="2405">
            <text:p>240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94">
            <text:p>239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6.96</text:p>
          </table:table-cell>
          <table:table-cell office:value-type="float" office:value="2422">
            <text:p>24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94">
            <text:p>239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5.99</text:p>
          </table:table-cell>
          <table:table-cell office:value-type="float" office:value="2422">
            <text:p>24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394">
            <text:p>239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4.90</text:p>
          </table:table-cell>
          <table:table-cell office:value-type="float" office:value="2422">
            <text:p>242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412">
            <text:p>24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3.80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412">
            <text:p>241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2.67</text:p>
          </table:table-cell>
          <table:table-cell office:value-type="float" office:value="2440">
            <text:p>244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435">
            <text:p>24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1.52</text:p>
          </table:table-cell>
          <table:table-cell office:value-type="float" office:value="2463">
            <text:p>24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35">
            <text:p>2435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0.26</text:p>
          </table:table-cell>
          <table:table-cell office:value-type="float" office:value="2463">
            <text:p>246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51">
            <text:p>24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9.09</text:p>
          </table:table-cell>
          <table:table-cell office:value-type="float" office:value="2479">
            <text:p>24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51">
            <text:p>24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7.81</text:p>
          </table:table-cell>
          <table:table-cell office:value-type="float" office:value="2479">
            <text:p>24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67">
            <text:p>24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6.53</text:p>
          </table:table-cell>
          <table:table-cell office:value-type="float" office:value="2495">
            <text:p>24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67">
            <text:p>246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5.27</text:p>
          </table:table-cell>
          <table:table-cell office:value-type="float" office:value="2495">
            <text:p>249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88">
            <text:p>24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4.08</text:p>
          </table:table-cell>
          <table:table-cell office:value-type="float" office:value="2516">
            <text:p>2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488">
            <text:p>248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96</text:p>
          </table:table-cell>
          <table:table-cell office:value-type="float" office:value="2516">
            <text:p>251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09">
            <text:p>25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.81</text:p>
          </table:table-cell>
          <table:table-cell office:value-type="float" office:value="2537">
            <text:p>25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09">
            <text:p>250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2537">
            <text:p>253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22">
            <text:p>25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2550">
            <text:p>25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22">
            <text:p>252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2550">
            <text:p>255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39">
            <text:p>25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79</text:p>
          </table:table-cell>
          <table:table-cell office:value-type="float" office:value="2567">
            <text:p>25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7">
            <text:p>117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39">
            <text:p>253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49</text:p>
          </table:table-cell>
          <table:table-cell office:value-type="float" office:value="2567">
            <text:p>256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61">
            <text:p>25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9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61">
            <text:p>256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56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78">
            <text:p>25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93</text:p>
          </table:table-cell>
          <table:table-cell office:value-type="float" office:value="2606">
            <text:p>26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578">
            <text:p>257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22</text:p>
          </table:table-cell>
          <table:table-cell office:value-type="float" office:value="2606">
            <text:p>260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2598">
            <text:p>25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44</text:p>
          </table:table-cell>
          <table:table-cell office:value-type="float" office:value="2626">
            <text:p>26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98">
            <text:p>25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58</text:p>
          </table:table-cell>
          <table:table-cell office:value-type="float" office:value="2626">
            <text:p>26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598">
            <text:p>259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57</text:p>
          </table:table-cell>
          <table:table-cell office:value-type="float" office:value="2626">
            <text:p>262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178">
            <text:p>178</text:p>
          </table:table-cell>
          <table:table-cell office:value-type="float" office:value="2617">
            <text:p>26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39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  <table:table-cell office:value-type="float" office:value="2617">
            <text:p>26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4.08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2636">
            <text:p>263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72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2636">
            <text:p>2636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41</text:p>
          </table:table-cell>
          <table:table-cell office:value-type="float" office:value="2664">
            <text:p>2664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4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office:value-type="float" office:value="2657">
            <text:p>26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20</text:p>
          </table:table-cell>
          <table:table-cell office:value-type="float" office:value="2685">
            <text:p>26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657">
            <text:p>265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5</text:p>
          </table:table-cell>
          <table:table-cell office:value-type="float" office:value="2685">
            <text:p>2685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674">
            <text:p>26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1</text:p>
          </table:table-cell>
          <table:table-cell office:value-type="float" office:value="2702">
            <text:p>27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674">
            <text:p>267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1</text:p>
          </table:table-cell>
          <table:table-cell office:value-type="float" office:value="2702">
            <text:p>270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691">
            <text:p>26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3.02</text:p>
          </table:table-cell>
          <table:table-cell office:value-type="float" office:value="2719">
            <text:p>27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691">
            <text:p>269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2719">
            <text:p>271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10">
            <text:p>27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90</text:p>
          </table:table-cell>
          <table:table-cell office:value-type="float" office:value="2738">
            <text:p>27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5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10">
            <text:p>27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68</text:p>
          </table:table-cell>
          <table:table-cell office:value-type="float" office:value="2738">
            <text:p>273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32">
            <text:p>27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2.40</text:p>
          </table:table-cell>
          <table:table-cell office:value-type="float" office:value="2760">
            <text:p>27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32">
            <text:p>273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96</text:p>
          </table:table-cell>
          <table:table-cell office:value-type="float" office:value="2760">
            <text:p>276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9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51">
            <text:p>27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1.49</text:p>
          </table:table-cell>
          <table:table-cell office:value-type="float" office:value="2779">
            <text:p>27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2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office:value-type="float" office:value="2751">
            <text:p>275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0.87</text:p>
          </table:table-cell>
          <table:table-cell office:value-type="float" office:value="2779">
            <text:p>277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769">
            <text:p>27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2797">
            <text:p>27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6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769">
            <text:p>276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2797">
            <text:p>279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792">
            <text:p>27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2820">
            <text:p>28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2792">
            <text:p>2792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2820">
            <text:p>282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2808">
            <text:p>28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29</text:p>
          </table:table-cell>
          <table:table-cell office:value-type="float" office:value="2836">
            <text:p>28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3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2808">
            <text:p>280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41</text:p>
          </table:table-cell>
          <table:table-cell office:value-type="float" office:value="2836">
            <text:p>283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2823">
            <text:p>28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43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7">
            <text:p>117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office:value-type="float" office:value="2823">
            <text:p>282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45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2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2841">
            <text:p>2841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string">
            <text:p>2.60</text:p>
          </table:table-cell>
          <table:table-cell office:value-type="float" office:value="2869">
            <text:p>28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90</text:p>
          </table:table-cell>
          <table:table-cell office:value-type="float" office:value="2869">
            <text:p>286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39</text:p>
          </table:table-cell>
          <table:table-cell office:value-type="float" office:value="2881">
            <text:p>28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03</text:p>
          </table:table-cell>
          <table:table-cell office:value-type="float" office:value="2881">
            <text:p>28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53</text:p>
          </table:table-cell>
          <table:table-cell office:value-type="float" office:value="2873">
            <text:p>28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81</text:p>
          </table:table-cell>
          <table:table-cell office:value-type="float" office:value="2873">
            <text:p>287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1">
            <text:p>71</text:p>
          </table:table-cell>
          <table:table-cell office:value-type="float" office:value="-12">
            <text:p>-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94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1">
            <text:p>71</text:p>
          </table:table-cell>
          <table:table-cell office:value-type="float" office:value="-12">
            <text:p>-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5.06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20">
            <text:p>-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5.07</text:p>
          </table:table-cell>
          <table:table-cell office:value-type="float" office:value="2849">
            <text:p>28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20">
            <text:p>-20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87</text:p>
          </table:table-cell>
          <table:table-cell office:value-type="float" office:value="2849">
            <text:p>2849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49</text:p>
          </table:table-cell>
          <table:table-cell office:value-type="float" office:value="2862">
            <text:p>28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119">
            <text:p>119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4.12</text:p>
          </table:table-cell>
          <table:table-cell office:value-type="float" office:value="2862">
            <text:p>28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73</text:p>
          </table:table-cell>
          <table:table-cell office:value-type="float" office:value="2862">
            <text:p>286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table:number-columns-repeated="2"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34</text:p>
          </table:table-cell>
          <table:table-cell office:value-type="float" office:value="2883">
            <text:p>28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table:number-columns-repeated="2"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95</text:p>
          </table:table-cell>
          <table:table-cell office:value-type="float" office:value="2883">
            <text:p>288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61</text:p>
          </table:table-cell>
          <table:table-cell office:value-type="float" office:value="2881">
            <text:p>28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33</text:p>
          </table:table-cell>
          <table:table-cell office:value-type="float" office:value="2881">
            <text:p>288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20</text:p>
          </table:table-cell>
          <table:table-cell office:value-type="float" office:value="2870">
            <text:p>28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16</text:p>
          </table:table-cell>
          <table:table-cell office:value-type="float" office:value="2870">
            <text:p>287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18">
            <text:p>-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15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5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18">
            <text:p>-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14</text:p>
          </table:table-cell>
          <table:table-cell office:value-type="float" office:value="2851">
            <text:p>2851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118">
            <text:p>118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13">
            <text:p>-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06</text:p>
          </table:table-cell>
          <table:table-cell office:value-type="float" office:value="2856">
            <text:p>28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14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-13">
            <text:p>-1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92</text:p>
          </table:table-cell>
          <table:table-cell office:value-type="float" office:value="2856">
            <text:p>2856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70</text:p>
          </table:table-cell>
          <table:table-cell office:value-type="float" office:value="2872">
            <text:p>28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2872">
            <text:p>2872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2887">
            <text:p>28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2887">
            <text:p>288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61</text:p>
          </table:table-cell>
          <table:table-cell office:value-type="float" office:value="2898">
            <text:p>28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2898">
            <text:p>2898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7">
            <text:p>117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32</text:p>
          </table:table-cell>
          <table:table-cell office:value-type="float" office:value="2907">
            <text:p>29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59</text:p>
          </table:table-cell>
          <table:table-cell office:value-type="float" office:value="2907">
            <text:p>2907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1.91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45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2.89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  <table:table-row table:style-name="ro1">
          <table:table-cell office:value-type="string">
            <text:p>b'31</text:p>
          </table:table-cell>
          <table:table-cell office:value-type="float" office:value="116">
            <text:p>116</text:p>
          </table:table-cell>
          <table:table-cell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3.10</text:p>
          </table:table-cell>
          <table:table-cell office:value-type="float" office:value="2903">
            <text:p>2903</text:p>
          </table:table-cell>
          <table:table-cell table:number-columns-repeated="2" office:value-type="float" office:value="-127">
            <text:p>-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'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21/07/2022</text:date>, <text:time>19:0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1T18:30:06.95</meta:creation-date>
    <dc:date>2022-07-21T19:08:18.97</dc:date>
    <meta:editing-duration>PT4S</meta:editing-duration>
    <meta:editing-cycles>1</meta:editing-cycles>
    <meta:document-statistic meta:table-count="3" meta:cell-count="30156" meta:object-count="0"/>
    <meta:generator>OpenOffice/4.1.12$Win32 OpenOffice.org_project/4112m1$Build-9809</meta:generator>
  </office:meta>
</office:document-meta>
</file>